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22cm"/>
    </style:style>
    <style:style style:name="ro1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107">
      <style:text-properties fo:font-size="14pt" style:font-size-asian="14pt" style:font-size-complex="14pt"/>
    </style:style>
    <style:style style:name="ce1" style:family="table-cell" style:parent-style-name="Default">
      <style:text-properties fo:font-size="14pt" style:font-size-asian="14pt" style:font-size-complex="14pt"/>
    </style:style>
    <style:style style:name="ce13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8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 style:data-style-name="N108">
      <style:text-properties fo:font-size="14pt" style:font-size-asian="14pt" style:font-size-complex="14pt"/>
    </style:style>
    <style:style style:name="ce15" style:family="table-cell" style:parent-style-name="Default" style:data-style-name="N3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 style:data-style-name="N3">
      <style:text-properties fo:font-size="14pt" fo:font-weight="bold" style:font-size-asian="14pt" style:font-weight-asian="bold" style:font-size-complex="14pt" style:font-weight-complex="bold"/>
    </style:style>
    <style:style style:name="ce19" style:family="table-cell" style:parent-style-name="Default" style:data-style-name="N3">
      <style:text-properties fo:font-size="14pt" style:font-size-asian="14pt" style:font-size-complex="14pt"/>
    </style:style>
    <style:style style:name="ce20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4pt" style:language-asian="zh" style:country-asian="CN" style:font-style-asian="normal" style:font-weight-asian="bold" style:font-name-complex="Arial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Europa" table:style-name="ta1">
        <office:forms form:automatic-focus="false" form:apply-design-mode="false"/>
        <table:shapes>
          <draw:frame draw:z-index="1" draw:style-name="gr1" draw:text-style-name="P1" svg:width="32.702cm" svg:height="18.394cm" svg:x="29.957cm" svg:y="21.154cm">
            <draw:object draw:notify-on-update-of-ranges="Europa.K2:Europa.K3 Europa.K4:Europa.K1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32.913cm" svg:height="18.513cm" svg:x="29.874cm" svg:y="39.885cm">
            <draw:object draw:notify-on-update-of-ranges="Europa.L2:Europa.L3 Europa.L4:Europa.L12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33.104cm" svg:height="18.62cm" svg:x="29.969cm" svg:y="58.731cm">
            <draw:object draw:notify-on-update-of-ranges="Europa.M2:Europa.M3 Europa.M4:Europa.M122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3" table:default-cell-style-name="ce1"/>
        <table:table-column table:style-name="co2" table:default-cell-style-name="ce1"/>
        <table:table-column table:style-name="co1" table:default-cell-style-name="ce1"/>
        <table:table-column table:style-name="co1" table:default-cell-style-name="ce19"/>
        <table:table-column table:style-name="co1" table:number-columns-repeated="58" table:default-cell-style-name="ce1"/>
        <table:table-row table:style-name="ro1">
          <table:table-cell table:style-name="ce2"/>
          <table:table-cell table:style-name="ce2" office:value-type="string" calcext:value-type="string">
            <text:p>RUS</text:p>
          </table:table-cell>
          <table:table-cell table:style-name="ce15" office:value-type="float" office:value="145934462" calcext:value-type="float">
            <text:p>145 934 462</text:p>
          </table:table-cell>
          <table:table-cell table:style-name="ce2" office:value-type="string" calcext:value-type="string">
            <text:p>USA</text:p>
          </table:table-cell>
          <table:table-cell table:style-name="ce15" office:value-type="float" office:value="331002651" calcext:value-type="float">
            <text:p>331 002 651</text:p>
          </table:table-cell>
          <table:table-cell table:style-name="ce18" office:value-type="string" calcext:value-type="string">
            <text:p>Narastająco</text:p>
          </table:table-cell>
          <table:table-cell table:number-columns-repeated="3"/>
          <table:table-cell table:style-name="ce20" office:value-type="string" calcext:value-type="string">
            <text:p>Średnia z 2. tygodni</text:p>
          </table:table-cell>
          <table:table-cell/>
          <table:table-cell table:style-name="Default" table:number-columns-repeated="53"/>
        </table:table-row>
        <table:table-row table:style-name="ro1">
          <table:table-cell table:style-name="ce2" office:value-type="string" calcext:value-type="string">
            <text:p>D/10 000</text:p>
          </table:table-cell>
          <table:table-cell table:style-name="ce13" table:formula="of:=[.B4]/[.C1]*10000" office:value-type="float" office:value="20.5531302126567" calcext:value-type="float">
            <text:p>20,55</text:p>
          </table:table-cell>
          <table:table-cell table:style-name="ce13" table:formula="of:=10000*[.C4]/[.C1]" office:value-type="float" office:value="0.194402333836678" calcext:value-type="float">
            <text:p>0,19</text:p>
          </table:table-cell>
          <table:table-cell table:style-name="ce13" table:formula="of:=[.D4]/[.E1]*10000" office:value-type="float" office:value="44.6375881140602" calcext:value-type="float">
            <text:p>44,64</text:p>
          </table:table-cell>
          <table:table-cell table:style-name="ce13" table:formula="of:=10000*[.E4]/[.E1]" office:value-type="float" office:value="2.69707809681561" calcext:value-type="float">
            <text:p>2,70</text:p>
          </table:table-cell>
          <table:table-cell table:style-name="ce8" office:value-type="string" calcext:value-type="string">
            <text:p>RUS</text:p>
          </table:table-cell>
          <table:table-cell table:style-name="ce2" office:value-type="string" calcext:value-type="string">
            <text:p>RUS</text:p>
          </table:table-cell>
          <table:table-cell table:number-columns-repeated="2" table:style-name="ce2" office:value-type="string" calcext:value-type="string">
            <text:p>USA</text:p>
          </table:table-cell>
          <table:table-cell table:number-columns-repeated="2" table:style-name="ce2" office:value-type="string" calcext:value-type="string">
            <text:p>RUS</text:p>
          </table:table-cell>
          <table:table-cell table:number-columns-repeated="2" table:style-name="ce2" office:value-type="string" calcext:value-type="string">
            <text:p>USA</text:p>
          </table:table-cell>
          <table:table-cell table:style-name="Default" table:number-columns-repeated="51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11" office:value-type="string" calcext:value-type="string">
            <text:p>Deaths</text:p>
          </table:table-cell>
          <table:table-cell table:style-name="ce8" office:value-type="string" calcext:value-type="string">
            <text:p>Cases</text:p>
          </table:table-cell>
          <table:table-cell table:style-name="ce20" office:value-type="string" calcext:value-type="string">
            <text:p>Deaths</text:p>
          </table:table-cell>
          <table:table-cell table:style-name="ce21" office:value-type="string" calcext:value-type="string">
            <text:p>Cases</text:p>
          </table:table-cell>
          <table:table-cell table:style-name="ce21" office:value-type="string" calcext:value-type="string">
            <text:p>Deaths</text:p>
          </table:table-cell>
          <table:table-cell table:style-name="ce2" office:value-type="string" calcext:value-type="string">
            <text:p>Cases</text:p>
          </table:table-cell>
          <table:table-cell table:style-name="ce20" office:value-type="string" calcext:value-type="string">
            <text:p>Deaths</text:p>
          </table:table-cell>
          <table:table-cell table:style-name="ce21" office:value-type="string" calcext:value-type="string">
            <text:p>Cases</text:p>
          </table:table-cell>
          <table:table-cell table:style-name="ce21" office:value-type="string" calcext:value-type="string">
            <text:p>Deaths</text:p>
          </table:table-cell>
          <table:table-cell table:style-name="Default" table:number-columns-repeated="51"/>
        </table:table-row>
        <table:table-row table:style-name="ro1">
          <table:table-cell table:style-name="ce2" office:value-type="string" calcext:value-type="string">
            <text:p>Total</text:p>
          </table:table-cell>
          <table:table-cell table:style-name="ce8" table:formula="of:=SUM([.B5:.B219])" office:value-type="float" office:value="299941" calcext:value-type="float">
            <text:p>299 941</text:p>
          </table:table-cell>
          <table:table-cell table:style-name="ce8" table:formula="of:=SUM([.C5:.C219])" office:value-type="float" office:value="2837" calcext:value-type="float">
            <text:p>2 837</text:p>
          </table:table-cell>
          <table:table-cell table:style-name="ce8" table:formula="of:=SUM([.D5:.D219])" office:value-type="float" office:value="1477516" calcext:value-type="float">
            <text:p>1 477 516</text:p>
          </table:table-cell>
          <table:table-cell table:style-name="ce8" table:formula="of:=SUM([.E5:.E219])" office:value-type="float" office:value="89274" calcext:value-type="float">
            <text:p>89 274</text:p>
          </table:table-cell>
          <table:table-cell table:style-name="ce8"/>
          <table:table-cell table:number-columns-repeated="5"/>
          <table:table-cell table:style-name="Default" table:number-columns-repeated="53"/>
        </table:table-row>
        <table:table-row table:style-name="ro1">
          <table:table-cell table:style-name="ce3" office:value-type="date" office:date-value="2020-01-23" calcext:value-type="date">
            <text:p>янв 23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formula="of:=[.B5]" office:value-type="float" office:value="0" calcext:value-type="float">
            <text:p>0</text:p>
          </table:table-cell>
          <table:table-cell table:formula="of:=[.G4]+[.C5]" office:value-type="float" office:value="0" calcext:value-type="float">
            <text:p>0</text:p>
          </table:table-cell>
          <table:table-cell table:style-name="ce5" table:formula="of:=[.D5]" office:value-type="float" office:value="1" calcext:value-type="float">
            <text:p>1 </text:p>
          </table:table-cell>
          <table:table-cell table:style-name="ce5" table:formula="of:=[.E5]" office:value-type="float" office:value="0" calcext:value-type="float">
            <text:p>0 </text:p>
          </table:table-cell>
          <table:table-cell table:number-columns-repeated="2"/>
          <table:table-cell table:style-name="Default" table:number-columns-repeated="2"/>
          <table:table-cell table:style-name="Default">
            <draw:frame draw:z-index="0" draw:style-name="gr1" draw:text-style-name="P1" svg:width="32.489cm" svg:height="18.274cm" svg:x="0.228cm" svg:y="0.141cm">
              <draw:object draw:notify-on-update-of-ranges="Europa.J1:Europa.J3 Europa.J4:Europa.J122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style-name="Default" table:number-columns-repeated="50"/>
        </table:table-row>
        <table:table-row table:style-name="ro1">
          <table:table-cell table:style-name="ce3" office:value-type="date" office:date-value="2020-01-24" calcext:value-type="date">
            <text:p>янв 24 </text:p>
          </table:table-cell>
          <table:table-cell table:style-name="ce5" table:number-columns-repeated="2"/>
          <table:table-cell table:style-name="ce5" office:value-type="float" office:value="0" calcext:value-type="float">
            <text:p>0 </text:p>
          </table:table-cell>
          <table:table-cell table:style-name="ce5"/>
          <table:table-cell table:formula="of:=[.B6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H5]+[.D6]" office:value-type="float" office:value="1" calcext:value-type="float">
            <text:p>1</text:p>
          </table:table-cell>
          <table:table-cell table:formula="of:=[.I5]+[.E6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1-25" calcext:value-type="date">
            <text:p>янв 25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formula="of:=[.B7]" office:value-type="float" office:value="0" calcext:value-type="float">
            <text:p>0</text:p>
          </table:table-cell>
          <table:table-cell table:formula="of:=[.G6]+[.C7]" office:value-type="float" office:value="0" calcext:value-type="float">
            <text:p>0</text:p>
          </table:table-cell>
          <table:table-cell table:formula="of:=[.H6]+[.D7]" office:value-type="float" office:value="2" calcext:value-type="float">
            <text:p>2</text:p>
          </table:table-cell>
          <table:table-cell table:formula="of:=[.I6]+[.E7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1-26" calcext:value-type="date">
            <text:p>янв 26 </text:p>
          </table:table-cell>
          <table:table-cell table:style-name="ce5" table:number-columns-repeated="4"/>
          <table:table-cell table:formula="of:=[.B8]" office:value-type="float" office:value="0" calcext:value-type="float">
            <text:p>0</text:p>
          </table:table-cell>
          <table:table-cell table:formula="of:=[.G7]+[.C8]" office:value-type="float" office:value="0" calcext:value-type="float">
            <text:p>0</text:p>
          </table:table-cell>
          <table:table-cell table:formula="of:=[.H7]+[.D8]" office:value-type="float" office:value="2" calcext:value-type="float">
            <text:p>2</text:p>
          </table:table-cell>
          <table:table-cell table:formula="of:=[.I7]+[.E8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1-27" calcext:value-type="date">
            <text:p>янв 27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formula="of:=[.B9]" office:value-type="float" office:value="0" calcext:value-type="float">
            <text:p>0</text:p>
          </table:table-cell>
          <table:table-cell table:formula="of:=[.G8]+[.C9]" office:value-type="float" office:value="0" calcext:value-type="float">
            <text:p>0</text:p>
          </table:table-cell>
          <table:table-cell table:formula="of:=[.H8]+[.D9]" office:value-type="float" office:value="5" calcext:value-type="float">
            <text:p>5</text:p>
          </table:table-cell>
          <table:table-cell table:formula="of:=[.I8]+[.E9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1-28" calcext:value-type="date">
            <text:p>янв 28 </text:p>
          </table:table-cell>
          <table:table-cell table:style-name="ce5" table:number-columns-repeated="4"/>
          <table:table-cell table:formula="of:=[.B10]" office:value-type="float" office:value="0" calcext:value-type="float">
            <text:p>0</text:p>
          </table:table-cell>
          <table:table-cell table:formula="of:=[.G9]+[.C10]" office:value-type="float" office:value="0" calcext:value-type="float">
            <text:p>0</text:p>
          </table:table-cell>
          <table:table-cell table:formula="of:=[.H9]+[.D10]" office:value-type="float" office:value="5" calcext:value-type="float">
            <text:p>5</text:p>
          </table:table-cell>
          <table:table-cell table:formula="of:=[.I9]+[.E10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1-29" calcext:value-type="date">
            <text:p>янв 29 </text:p>
          </table:table-cell>
          <table:table-cell table:style-name="ce5" table:number-columns-repeated="4"/>
          <table:table-cell table:formula="of:=[.B11]" office:value-type="float" office:value="0" calcext:value-type="float">
            <text:p>0</text:p>
          </table:table-cell>
          <table:table-cell table:formula="of:=[.G10]+[.C11]" office:value-type="float" office:value="0" calcext:value-type="float">
            <text:p>0</text:p>
          </table:table-cell>
          <table:table-cell table:formula="of:=[.H10]+[.D11]" office:value-type="float" office:value="5" calcext:value-type="float">
            <text:p>5</text:p>
          </table:table-cell>
          <table:table-cell table:formula="of:=[.I10]+[.E11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1-30" calcext:value-type="date">
            <text:p>янв 30 </text:p>
          </table:table-cell>
          <table:table-cell table:style-name="ce5" table:number-columns-repeated="4"/>
          <table:table-cell table:formula="of:=[.B12]" office:value-type="float" office:value="0" calcext:value-type="float">
            <text:p>0</text:p>
          </table:table-cell>
          <table:table-cell table:formula="of:=[.G11]+[.C12]" office:value-type="float" office:value="0" calcext:value-type="float">
            <text:p>0</text:p>
          </table:table-cell>
          <table:table-cell table:formula="of:=[.H11]+[.D12]" office:value-type="float" office:value="5" calcext:value-type="float">
            <text:p>5</text:p>
          </table:table-cell>
          <table:table-cell table:formula="of:=[.I11]+[.E12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1-31" calcext:value-type="date">
            <text:p>янв 3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formula="of:=[.B13]" office:value-type="float" office:value="0" calcext:value-type="float">
            <text:p>0</text:p>
          </table:table-cell>
          <table:table-cell table:formula="of:=[.G12]+[.C13]" office:value-type="float" office:value="0" calcext:value-type="float">
            <text:p>0</text:p>
          </table:table-cell>
          <table:table-cell table:formula="of:=[.H12]+[.D13]" office:value-type="float" office:value="6" calcext:value-type="float">
            <text:p>6</text:p>
          </table:table-cell>
          <table:table-cell table:formula="of:=[.I12]+[.E13]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2-01" calcext:value-type="date">
            <text:p>фев 1 </text:p>
          </table:table-cell>
          <table:table-cell table:style-name="ce5" office:value-type="float" office:value="2" calcext:value-type="float">
            <text:p>2 </text:p>
          </table:table-cell>
          <table:table-cell table:style-name="ce5"/>
          <table:table-cell table:style-name="ce5" office:value-type="float" office:value="1" calcext:value-type="float">
            <text:p>1 </text:p>
          </table:table-cell>
          <table:table-cell table:style-name="ce5" table:formula="of:=[.B14]" office:value-type="float" office:value="2" calcext:value-type="float">
            <text:p>2 </text:p>
          </table:table-cell>
          <table:table-cell table:formula="of:=[.B14]" office:value-type="float" office:value="2" calcext:value-type="float">
            <text:p>2</text:p>
          </table:table-cell>
          <table:table-cell table:formula="of:=[.G13]+[.C14]" office:value-type="float" office:value="0" calcext:value-type="float">
            <text:p>0</text:p>
          </table:table-cell>
          <table:table-cell table:formula="of:=[.H13]+[.D14]" office:value-type="float" office:value="7" calcext:value-type="float">
            <text:p>7</text:p>
          </table:table-cell>
          <table:table-cell table:formula="of:=[.I13]+[.E14]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2-02" calcext:value-type="date">
            <text:p>фев 2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formula="of:=[.F14]+[.B15]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H14]+[.D15]" office:value-type="float" office:value="8" calcext:value-type="float">
            <text:p>8</text:p>
          </table:table-cell>
          <table:table-cell table:formula="of:=[.I14]+[.E15]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2-03" calcext:value-type="date">
            <text:p>фев 3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formula="of:=[.F15]+[.B16]" office:value-type="float" office:value="2" calcext:value-type="float">
            <text:p>2</text:p>
          </table:table-cell>
          <table:table-cell table:formula="of:=[.G15]+[.C16]" office:value-type="float" office:value="0" calcext:value-type="float">
            <text:p>0</text:p>
          </table:table-cell>
          <table:table-cell table:formula="of:=[.H15]+[.D16]" office:value-type="float" office:value="11" calcext:value-type="float">
            <text:p>11</text:p>
          </table:table-cell>
          <table:table-cell table:formula="of:=[.I15]+[.E16]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2-04" calcext:value-type="date">
            <text:p>фев 4 </text:p>
          </table:table-cell>
          <table:table-cell table:style-name="ce5" table:number-columns-repeated="4"/>
          <table:table-cell table:formula="of:=[.F16]+[.B17]" office:value-type="float" office:value="2" calcext:value-type="float">
            <text:p>2</text:p>
          </table:table-cell>
          <table:table-cell table:formula="of:=[.G16]+[.C17]" office:value-type="float" office:value="0" calcext:value-type="float">
            <text:p>0</text:p>
          </table:table-cell>
          <table:table-cell table:formula="of:=[.H16]+[.D17]" office:value-type="float" office:value="11" calcext:value-type="float">
            <text:p>11</text:p>
          </table:table-cell>
          <table:table-cell table:formula="of:=[.I16]+[.E17]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3"/>
        </table:table-row>
        <table:table-row table:style-name="ro1">
          <table:table-cell table:style-name="ce3" office:value-type="date" office:date-value="2020-02-05" calcext:value-type="date">
            <text:p>фев 5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formula="of:=[.F17]+[.B18]" office:value-type="float" office:value="2" calcext:value-type="float">
            <text:p>2</text:p>
          </table:table-cell>
          <table:table-cell table:formula="of:=[.G17]+[.C18]" office:value-type="float" office:value="0" calcext:value-type="float">
            <text:p>0</text:p>
          </table:table-cell>
          <table:table-cell table:formula="of:=[.H17]+[.D18]" office:value-type="float" office:value="12" calcext:value-type="float">
            <text:p>12</text:p>
          </table:table-cell>
          <table:table-cell table:formula="of:=[.I17]+[.E18]" office:value-type="float" office:value="2" calcext:value-type="float">
            <text:p>2</text:p>
          </table:table-cell>
          <table:table-cell table:formula="of:=ROUND(SUM([.F5:.F18])/14;0)" office:value-type="float" office:value="1" calcext:value-type="float">
            <text:p>1</text:p>
          </table:table-cell>
          <table:table-cell table:formula="of:=ROUND(SUM([.G5:.G18])/14;0)" office:value-type="float" office:value="0" calcext:value-type="float">
            <text:p>0</text:p>
          </table:table-cell>
          <table:table-cell table:formula="of:=ROUND(SUM([.H5:.H18])/14;0)" office:value-type="float" office:value="6" calcext:value-type="float">
            <text:p>6</text:p>
          </table:table-cell>
          <table:table-cell table:formula="of:=ROUND(SUM([.I5:.I18])/14;0)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06" calcext:value-type="date">
            <text:p>фев 6 </text:p>
          </table:table-cell>
          <table:table-cell table:style-name="ce5" table:number-columns-repeated="4"/>
          <table:table-cell table:formula="of:=[.F18]+[.B19]" office:value-type="float" office:value="2" calcext:value-type="float">
            <text:p>2</text:p>
          </table:table-cell>
          <table:table-cell table:formula="of:=[.G18]+[.C19]" office:value-type="float" office:value="0" calcext:value-type="float">
            <text:p>0</text:p>
          </table:table-cell>
          <table:table-cell table:formula="of:=[.H18]+[.D19]" office:value-type="float" office:value="12" calcext:value-type="float">
            <text:p>12</text:p>
          </table:table-cell>
          <table:table-cell table:formula="of:=[.I18]+[.E19]" office:value-type="float" office:value="2" calcext:value-type="float">
            <text:p>2</text:p>
          </table:table-cell>
          <table:table-cell table:formula="of:=ROUND(SUM([.F6:.F19])/14;0)" office:value-type="float" office:value="1" calcext:value-type="float">
            <text:p>1</text:p>
          </table:table-cell>
          <table:table-cell table:formula="of:=ROUND(SUM([.G6:.G19])/14;0)" office:value-type="float" office:value="0" calcext:value-type="float">
            <text:p>0</text:p>
          </table:table-cell>
          <table:table-cell table:formula="of:=ROUND(SUM([.H6:.H19])/14;0)" office:value-type="float" office:value="7" calcext:value-type="float">
            <text:p>7</text:p>
          </table:table-cell>
          <table:table-cell table:formula="of:=ROUND(SUM([.I6:.I19])/14;0)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07" calcext:value-type="date">
            <text:p>фев 7 </text:p>
          </table:table-cell>
          <table:table-cell table:style-name="ce5" table:number-columns-repeated="4"/>
          <table:table-cell table:formula="of:=[.F19]+[.B20]" office:value-type="float" office:value="2" calcext:value-type="float">
            <text:p>2</text:p>
          </table:table-cell>
          <table:table-cell table:formula="of:=[.G19]+[.C20]" office:value-type="float" office:value="0" calcext:value-type="float">
            <text:p>0</text:p>
          </table:table-cell>
          <table:table-cell table:formula="of:=[.H19]+[.D20]" office:value-type="float" office:value="12" calcext:value-type="float">
            <text:p>12</text:p>
          </table:table-cell>
          <table:table-cell table:formula="of:=[.I19]+[.E20]" office:value-type="float" office:value="2" calcext:value-type="float">
            <text:p>2</text:p>
          </table:table-cell>
          <table:table-cell table:formula="of:=ROUND(SUM([.F7:.F20])/14;0)" office:value-type="float" office:value="1" calcext:value-type="float">
            <text:p>1</text:p>
          </table:table-cell>
          <table:table-cell table:formula="of:=ROUND(SUM([.G7:.G20])/14;0)" office:value-type="float" office:value="0" calcext:value-type="float">
            <text:p>0</text:p>
          </table:table-cell>
          <table:table-cell table:formula="of:=ROUND(SUM([.H7:.H20])/14;0)" office:value-type="float" office:value="7" calcext:value-type="float">
            <text:p>7</text:p>
          </table:table-cell>
          <table:table-cell table:formula="of:=ROUND(SUM([.I7:.I20])/14;0)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08" calcext:value-type="date">
            <text:p>фев 8 </text:p>
          </table:table-cell>
          <table:table-cell table:style-name="ce5" table:number-columns-repeated="4"/>
          <table:table-cell table:formula="of:=[.F20]+[.B21]" office:value-type="float" office:value="2" calcext:value-type="float">
            <text:p>2</text:p>
          </table:table-cell>
          <table:table-cell table:formula="of:=[.G20]+[.C21]" office:value-type="float" office:value="0" calcext:value-type="float">
            <text:p>0</text:p>
          </table:table-cell>
          <table:table-cell table:formula="of:=[.H20]+[.D21]" office:value-type="float" office:value="12" calcext:value-type="float">
            <text:p>12</text:p>
          </table:table-cell>
          <table:table-cell table:formula="of:=[.I20]+[.E21]" office:value-type="float" office:value="2" calcext:value-type="float">
            <text:p>2</text:p>
          </table:table-cell>
          <table:table-cell table:formula="of:=ROUND(SUM([.F8:.F21])/14;0)" office:value-type="float" office:value="1" calcext:value-type="float">
            <text:p>1</text:p>
          </table:table-cell>
          <table:table-cell table:formula="of:=ROUND(SUM([.G8:.G21])/14;0)" office:value-type="float" office:value="0" calcext:value-type="float">
            <text:p>0</text:p>
          </table:table-cell>
          <table:table-cell table:formula="of:=ROUND(SUM([.H8:.H21])/14;0)" office:value-type="float" office:value="8" calcext:value-type="float">
            <text:p>8</text:p>
          </table:table-cell>
          <table:table-cell table:formula="of:=ROUND(SUM([.I8:.I21])/14;0)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09" calcext:value-type="date">
            <text:p>фев 9 </text:p>
          </table:table-cell>
          <table:table-cell table:style-name="ce5" table:number-columns-repeated="4"/>
          <table:table-cell table:formula="of:=[.F21]+[.B22]" office:value-type="float" office:value="2" calcext:value-type="float">
            <text:p>2</text:p>
          </table:table-cell>
          <table:table-cell table:formula="of:=[.G21]+[.C22]" office:value-type="float" office:value="0" calcext:value-type="float">
            <text:p>0</text:p>
          </table:table-cell>
          <table:table-cell table:formula="of:=[.H21]+[.D22]" office:value-type="float" office:value="12" calcext:value-type="float">
            <text:p>12</text:p>
          </table:table-cell>
          <table:table-cell table:formula="of:=[.I21]+[.E22]" office:value-type="float" office:value="2" calcext:value-type="float">
            <text:p>2</text:p>
          </table:table-cell>
          <table:table-cell table:formula="of:=ROUND(SUM([.F9:.F22])/14;0)" office:value-type="float" office:value="1" calcext:value-type="float">
            <text:p>1</text:p>
          </table:table-cell>
          <table:table-cell table:formula="of:=ROUND(SUM([.G9:.G22])/14;0)" office:value-type="float" office:value="0" calcext:value-type="float">
            <text:p>0</text:p>
          </table:table-cell>
          <table:table-cell table:formula="of:=ROUND(SUM([.H9:.H22])/14;0)" office:value-type="float" office:value="9" calcext:value-type="float">
            <text:p>9</text:p>
          </table:table-cell>
          <table:table-cell table:formula="of:=ROUND(SUM([.I9:.I22])/14;0)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10" calcext:value-type="date">
            <text:p>фев 10 </text:p>
          </table:table-cell>
          <table:table-cell table:style-name="ce5" table:number-columns-repeated="4"/>
          <table:table-cell table:formula="of:=[.F22]+[.B23]" office:value-type="float" office:value="2" calcext:value-type="float">
            <text:p>2</text:p>
          </table:table-cell>
          <table:table-cell table:formula="of:=[.G22]+[.C23]" office:value-type="float" office:value="0" calcext:value-type="float">
            <text:p>0</text:p>
          </table:table-cell>
          <table:table-cell table:formula="of:=[.H22]+[.D23]" office:value-type="float" office:value="12" calcext:value-type="float">
            <text:p>12</text:p>
          </table:table-cell>
          <table:table-cell table:formula="of:=[.I22]+[.E23]" office:value-type="float" office:value="2" calcext:value-type="float">
            <text:p>2</text:p>
          </table:table-cell>
          <table:table-cell table:formula="of:=ROUND(SUM([.F10:.F23])/14;0)" office:value-type="float" office:value="1" calcext:value-type="float">
            <text:p>1</text:p>
          </table:table-cell>
          <table:table-cell table:formula="of:=ROUND(SUM([.G10:.G23])/14;0)" office:value-type="float" office:value="0" calcext:value-type="float">
            <text:p>0</text:p>
          </table:table-cell>
          <table:table-cell table:formula="of:=ROUND(SUM([.H10:.H23])/14;0)" office:value-type="float" office:value="9" calcext:value-type="float">
            <text:p>9</text:p>
          </table:table-cell>
          <table:table-cell table:formula="of:=ROUND(SUM([.I10:.I23])/14;0)" office:value-type="float" office:value="1" calcext:value-type="float">
            <text:p>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11" calcext:value-type="date">
            <text:p>фев 11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formula="of:=[.F23]+[.B24]" office:value-type="float" office:value="2" calcext:value-type="float">
            <text:p>2</text:p>
          </table:table-cell>
          <table:table-cell/>
          <table:table-cell table:formula="of:=[.H23]+[.D24]" office:value-type="float" office:value="13" calcext:value-type="float">
            <text:p>13</text:p>
          </table:table-cell>
          <table:table-cell table:formula="of:=[.I23]+[.E24]" office:value-type="float" office:value="2" calcext:value-type="float">
            <text:p>2</text:p>
          </table:table-cell>
          <table:table-cell table:formula="of:=ROUND(SUM([.F11:.F24])/14;0)" office:value-type="float" office:value="2" calcext:value-type="float">
            <text:p>2</text:p>
          </table:table-cell>
          <table:table-cell table:formula="of:=ROUND(SUM([.G11:.G24])/14;0)" office:value-type="float" office:value="0" calcext:value-type="float">
            <text:p>0</text:p>
          </table:table-cell>
          <table:table-cell table:formula="of:=ROUND(SUM([.H11:.H24])/14;0)" office:value-type="float" office:value="10" calcext:value-type="float">
            <text:p>10</text:p>
          </table:table-cell>
          <table:table-cell table:formula="of:=ROUND(SUM([.I11:.I24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12" calcext:value-type="date">
            <text:p>фев 12 </text:p>
          </table:table-cell>
          <table:table-cell table:style-name="ce5" table:number-columns-repeated="4"/>
          <table:table-cell table:formula="of:=[.F24]+[.B25]" office:value-type="float" office:value="2" calcext:value-type="float">
            <text:p>2</text:p>
          </table:table-cell>
          <table:table-cell table:formula="of:=[.G24]+[.C25]" office:value-type="float" office:value="0" calcext:value-type="float">
            <text:p>0</text:p>
          </table:table-cell>
          <table:table-cell table:formula="of:=[.H24]+[.D25]" office:value-type="float" office:value="13" calcext:value-type="float">
            <text:p>13</text:p>
          </table:table-cell>
          <table:table-cell table:formula="of:=[.I24]+[.E25]" office:value-type="float" office:value="2" calcext:value-type="float">
            <text:p>2</text:p>
          </table:table-cell>
          <table:table-cell table:formula="of:=ROUND(SUM([.F12:.F25])/14;0)" office:value-type="float" office:value="2" calcext:value-type="float">
            <text:p>2</text:p>
          </table:table-cell>
          <table:table-cell table:formula="of:=ROUND(SUM([.G12:.G25])/14;0)" office:value-type="float" office:value="0" calcext:value-type="float">
            <text:p>0</text:p>
          </table:table-cell>
          <table:table-cell table:formula="of:=ROUND(SUM([.H12:.H25])/14;0)" office:value-type="float" office:value="10" calcext:value-type="float">
            <text:p>10</text:p>
          </table:table-cell>
          <table:table-cell table:formula="of:=ROUND(SUM([.I12:.I25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13" calcext:value-type="date">
            <text:p>фев 13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formula="of:=[.F25]+[.B26]" office:value-type="float" office:value="2" calcext:value-type="float">
            <text:p>2</text:p>
          </table:table-cell>
          <table:table-cell table:formula="of:=[.G25]+[.C26]" office:value-type="float" office:value="0" calcext:value-type="float">
            <text:p>0</text:p>
          </table:table-cell>
          <table:table-cell table:formula="of:=[.H25]+[.D26]" office:value-type="float" office:value="14" calcext:value-type="float">
            <text:p>14</text:p>
          </table:table-cell>
          <table:table-cell table:formula="of:=[.I25]+[.E26]" office:value-type="float" office:value="2" calcext:value-type="float">
            <text:p>2</text:p>
          </table:table-cell>
          <table:table-cell table:formula="of:=ROUND(SUM([.F13:.F26])/14;0)" office:value-type="float" office:value="2" calcext:value-type="float">
            <text:p>2</text:p>
          </table:table-cell>
          <table:table-cell table:formula="of:=ROUND(SUM([.G13:.G26])/14;0)" office:value-type="float" office:value="0" calcext:value-type="float">
            <text:p>0</text:p>
          </table:table-cell>
          <table:table-cell table:formula="of:=ROUND(SUM([.H13:.H26])/14;0)" office:value-type="float" office:value="11" calcext:value-type="float">
            <text:p>11</text:p>
          </table:table-cell>
          <table:table-cell table:formula="of:=ROUND(SUM([.I13:.I26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14" calcext:value-type="date">
            <text:p>фев 14 </text:p>
          </table:table-cell>
          <table:table-cell table:style-name="ce5" table:number-columns-repeated="2"/>
          <table:table-cell table:style-name="ce5" office:value-type="float" office:value="1" calcext:value-type="float">
            <text:p>1 </text:p>
          </table:table-cell>
          <table:table-cell table:style-name="ce5"/>
          <table:table-cell table:formula="of:=[.F26]+[.B27]" office:value-type="float" office:value="2" calcext:value-type="float">
            <text:p>2</text:p>
          </table:table-cell>
          <table:table-cell table:formula="of:=[.G26]+[.C27]" office:value-type="float" office:value="0" calcext:value-type="float">
            <text:p>0</text:p>
          </table:table-cell>
          <table:table-cell table:formula="of:=[.H26]+[.D27]" office:value-type="float" office:value="15" calcext:value-type="float">
            <text:p>15</text:p>
          </table:table-cell>
          <table:table-cell table:formula="of:=[.I26]+[.E27]" office:value-type="float" office:value="2" calcext:value-type="float">
            <text:p>2</text:p>
          </table:table-cell>
          <table:table-cell table:formula="of:=ROUND(SUM([.F14:.F27])/14;0)" office:value-type="float" office:value="2" calcext:value-type="float">
            <text:p>2</text:p>
          </table:table-cell>
          <table:table-cell table:formula="of:=ROUND(SUM([.G14:.G27])/14;0)" office:value-type="float" office:value="0" calcext:value-type="float">
            <text:p>0</text:p>
          </table:table-cell>
          <table:table-cell table:formula="of:=ROUND(SUM([.H14:.H27])/14;0)" office:value-type="float" office:value="12" calcext:value-type="float">
            <text:p>12</text:p>
          </table:table-cell>
          <table:table-cell table:formula="of:=ROUND(SUM([.I14:.I27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15" calcext:value-type="date">
            <text:p>фев 15 </text:p>
          </table:table-cell>
          <table:table-cell table:style-name="ce5" table:number-columns-repeated="4"/>
          <table:table-cell table:formula="of:=[.F27]+[.B28]" office:value-type="float" office:value="2" calcext:value-type="float">
            <text:p>2</text:p>
          </table:table-cell>
          <table:table-cell table:formula="of:=[.G27]+[.C28]" office:value-type="float" office:value="0" calcext:value-type="float">
            <text:p>0</text:p>
          </table:table-cell>
          <table:table-cell table:formula="of:=[.H27]+[.D28]" office:value-type="float" office:value="15" calcext:value-type="float">
            <text:p>15</text:p>
          </table:table-cell>
          <table:table-cell table:formula="of:=[.I27]+[.E28]" office:value-type="float" office:value="2" calcext:value-type="float">
            <text:p>2</text:p>
          </table:table-cell>
          <table:table-cell table:formula="of:=ROUND(SUM([.F15:.F28])/14;0)" office:value-type="float" office:value="2" calcext:value-type="float">
            <text:p>2</text:p>
          </table:table-cell>
          <table:table-cell table:formula="of:=ROUND(SUM([.G15:.G28])/14;0)" office:value-type="float" office:value="0" calcext:value-type="float">
            <text:p>0</text:p>
          </table:table-cell>
          <table:table-cell table:formula="of:=ROUND(SUM([.H15:.H28])/14;0)" office:value-type="float" office:value="12" calcext:value-type="float">
            <text:p>12</text:p>
          </table:table-cell>
          <table:table-cell table:formula="of:=ROUND(SUM([.I15:.I28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16" calcext:value-type="date">
            <text:p>фев 16 </text:p>
          </table:table-cell>
          <table:table-cell table:style-name="ce5" table:number-columns-repeated="4"/>
          <table:table-cell table:formula="of:=[.F28]+[.B29]" office:value-type="float" office:value="2" calcext:value-type="float">
            <text:p>2</text:p>
          </table:table-cell>
          <table:table-cell table:formula="of:=[.G28]+[.C29]" office:value-type="float" office:value="0" calcext:value-type="float">
            <text:p>0</text:p>
          </table:table-cell>
          <table:table-cell table:formula="of:=[.H28]+[.D29]" office:value-type="float" office:value="15" calcext:value-type="float">
            <text:p>15</text:p>
          </table:table-cell>
          <table:table-cell table:formula="of:=[.I28]+[.E29]" office:value-type="float" office:value="2" calcext:value-type="float">
            <text:p>2</text:p>
          </table:table-cell>
          <table:table-cell table:formula="of:=ROUND(SUM([.F16:.F29])/14;0)" office:value-type="float" office:value="2" calcext:value-type="float">
            <text:p>2</text:p>
          </table:table-cell>
          <table:table-cell table:formula="of:=ROUND(SUM([.G16:.G29])/14;0)" office:value-type="float" office:value="0" calcext:value-type="float">
            <text:p>0</text:p>
          </table:table-cell>
          <table:table-cell table:formula="of:=ROUND(SUM([.H16:.H29])/14;0)" office:value-type="float" office:value="13" calcext:value-type="float">
            <text:p>13</text:p>
          </table:table-cell>
          <table:table-cell table:formula="of:=ROUND(SUM([.I16:.I29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17" calcext:value-type="date">
            <text:p>фев 17 </text:p>
          </table:table-cell>
          <table:table-cell table:style-name="ce5" table:number-columns-repeated="4"/>
          <table:table-cell table:formula="of:=[.F29]+[.B30]" office:value-type="float" office:value="2" calcext:value-type="float">
            <text:p>2</text:p>
          </table:table-cell>
          <table:table-cell table:formula="of:=[.G29]+[.C30]" office:value-type="float" office:value="0" calcext:value-type="float">
            <text:p>0</text:p>
          </table:table-cell>
          <table:table-cell table:formula="of:=[.H29]+[.D30]" office:value-type="float" office:value="15" calcext:value-type="float">
            <text:p>15</text:p>
          </table:table-cell>
          <table:table-cell table:formula="of:=[.I29]+[.E30]" office:value-type="float" office:value="2" calcext:value-type="float">
            <text:p>2</text:p>
          </table:table-cell>
          <table:table-cell table:formula="of:=ROUND(SUM([.F17:.F30])/14;0)" office:value-type="float" office:value="2" calcext:value-type="float">
            <text:p>2</text:p>
          </table:table-cell>
          <table:table-cell table:formula="of:=ROUND(SUM([.G17:.G30])/14;0)" office:value-type="float" office:value="0" calcext:value-type="float">
            <text:p>0</text:p>
          </table:table-cell>
          <table:table-cell table:formula="of:=ROUND(SUM([.H17:.H30])/14;0)" office:value-type="float" office:value="13" calcext:value-type="float">
            <text:p>13</text:p>
          </table:table-cell>
          <table:table-cell table:formula="of:=ROUND(SUM([.I17:.I30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18" calcext:value-type="date">
            <text:p>фев 18 </text:p>
          </table:table-cell>
          <table:table-cell table:style-name="ce5" table:number-columns-repeated="4"/>
          <table:table-cell table:formula="of:=[.F30]+[.B31]" office:value-type="float" office:value="2" calcext:value-type="float">
            <text:p>2</text:p>
          </table:table-cell>
          <table:table-cell table:formula="of:=[.G30]+[.C31]" office:value-type="float" office:value="0" calcext:value-type="float">
            <text:p>0</text:p>
          </table:table-cell>
          <table:table-cell table:formula="of:=[.H30]+[.D31]" office:value-type="float" office:value="15" calcext:value-type="float">
            <text:p>15</text:p>
          </table:table-cell>
          <table:table-cell table:formula="of:=[.I30]+[.E31]" office:value-type="float" office:value="2" calcext:value-type="float">
            <text:p>2</text:p>
          </table:table-cell>
          <table:table-cell table:formula="of:=ROUND(SUM([.F18:.F31])/14;0)" office:value-type="float" office:value="2" calcext:value-type="float">
            <text:p>2</text:p>
          </table:table-cell>
          <table:table-cell table:formula="of:=ROUND(SUM([.G18:.G31])/14;0)" office:value-type="float" office:value="0" calcext:value-type="float">
            <text:p>0</text:p>
          </table:table-cell>
          <table:table-cell table:formula="of:=ROUND(SUM([.H18:.H31])/14;0)" office:value-type="float" office:value="13" calcext:value-type="float">
            <text:p>13</text:p>
          </table:table-cell>
          <table:table-cell table:formula="of:=ROUND(SUM([.I18:.I31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19" calcext:value-type="date">
            <text:p>фев 19 </text:p>
          </table:table-cell>
          <table:table-cell table:style-name="ce5" table:number-columns-repeated="4"/>
          <table:table-cell table:formula="of:=[.F31]+[.B32]" office:value-type="float" office:value="2" calcext:value-type="float">
            <text:p>2</text:p>
          </table:table-cell>
          <table:table-cell table:formula="of:=[.G31]+[.C32]" office:value-type="float" office:value="0" calcext:value-type="float">
            <text:p>0</text:p>
          </table:table-cell>
          <table:table-cell table:formula="of:=[.H31]+[.D32]" office:value-type="float" office:value="15" calcext:value-type="float">
            <text:p>15</text:p>
          </table:table-cell>
          <table:table-cell table:formula="of:=[.I31]+[.E32]" office:value-type="float" office:value="2" calcext:value-type="float">
            <text:p>2</text:p>
          </table:table-cell>
          <table:table-cell table:formula="of:=ROUND(SUM([.F19:.F32])/14;0)" office:value-type="float" office:value="2" calcext:value-type="float">
            <text:p>2</text:p>
          </table:table-cell>
          <table:table-cell table:formula="of:=ROUND(SUM([.G19:.G32])/14;0)" office:value-type="float" office:value="0" calcext:value-type="float">
            <text:p>0</text:p>
          </table:table-cell>
          <table:table-cell table:formula="of:=ROUND(SUM([.H19:.H32])/14;0)" office:value-type="float" office:value="14" calcext:value-type="float">
            <text:p>14</text:p>
          </table:table-cell>
          <table:table-cell table:formula="of:=ROUND(SUM([.I19:.I32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20" calcext:value-type="date">
            <text:p>фев 20 </text:p>
          </table:table-cell>
          <table:table-cell table:style-name="ce5" table:number-columns-repeated="4"/>
          <table:table-cell table:formula="of:=[.F32]+[.B33]" office:value-type="float" office:value="2" calcext:value-type="float">
            <text:p>2</text:p>
          </table:table-cell>
          <table:table-cell/>
          <table:table-cell table:formula="of:=[.H32]+[.D33]" office:value-type="float" office:value="15" calcext:value-type="float">
            <text:p>15</text:p>
          </table:table-cell>
          <table:table-cell table:formula="of:=[.I32]+[.E33]" office:value-type="float" office:value="2" calcext:value-type="float">
            <text:p>2</text:p>
          </table:table-cell>
          <table:table-cell table:formula="of:=ROUND(SUM([.F20:.F33])/14;0)" office:value-type="float" office:value="2" calcext:value-type="float">
            <text:p>2</text:p>
          </table:table-cell>
          <table:table-cell table:formula="of:=ROUND(SUM([.G20:.G33])/14;0)" office:value-type="float" office:value="0" calcext:value-type="float">
            <text:p>0</text:p>
          </table:table-cell>
          <table:table-cell table:formula="of:=ROUND(SUM([.H20:.H33])/14;0)" office:value-type="float" office:value="14" calcext:value-type="float">
            <text:p>14</text:p>
          </table:table-cell>
          <table:table-cell table:formula="of:=ROUND(SUM([.I20:.I33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21" calcext:value-type="date">
            <text:p>фев 21 </text:p>
          </table:table-cell>
          <table:table-cell table:style-name="ce5" table:number-columns-repeated="4"/>
          <table:table-cell table:formula="of:=[.F33]+[.B34]" office:value-type="float" office:value="2" calcext:value-type="float">
            <text:p>2</text:p>
          </table:table-cell>
          <table:table-cell table:formula="of:=[.G33]+[.C34]" office:value-type="float" office:value="0" calcext:value-type="float">
            <text:p>0</text:p>
          </table:table-cell>
          <table:table-cell table:formula="of:=[.H33]+[.D34]" office:value-type="float" office:value="15" calcext:value-type="float">
            <text:p>15</text:p>
          </table:table-cell>
          <table:table-cell table:formula="of:=[.I33]+[.E34]" office:value-type="float" office:value="2" calcext:value-type="float">
            <text:p>2</text:p>
          </table:table-cell>
          <table:table-cell table:formula="of:=ROUND(SUM([.F21:.F34])/14;0)" office:value-type="float" office:value="2" calcext:value-type="float">
            <text:p>2</text:p>
          </table:table-cell>
          <table:table-cell table:formula="of:=ROUND(SUM([.G21:.G34])/14;0)" office:value-type="float" office:value="0" calcext:value-type="float">
            <text:p>0</text:p>
          </table:table-cell>
          <table:table-cell table:formula="of:=ROUND(SUM([.H21:.H34])/14;0)" office:value-type="float" office:value="14" calcext:value-type="float">
            <text:p>14</text:p>
          </table:table-cell>
          <table:table-cell table:formula="of:=ROUND(SUM([.I21:.I34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22" calcext:value-type="date">
            <text:p>фев 22 </text:p>
          </table:table-cell>
          <table:table-cell table:style-name="ce5" table:number-columns-repeated="2"/>
          <table:table-cell table:style-name="ce5" office:value-type="float" office:value="20" calcext:value-type="float">
            <text:p>20 </text:p>
          </table:table-cell>
          <table:table-cell table:style-name="ce5"/>
          <table:table-cell table:formula="of:=[.F34]+[.B35]" office:value-type="float" office:value="2" calcext:value-type="float">
            <text:p>2</text:p>
          </table:table-cell>
          <table:table-cell table:formula="of:=[.G34]+[.C35]" office:value-type="float" office:value="0" calcext:value-type="float">
            <text:p>0</text:p>
          </table:table-cell>
          <table:table-cell table:formula="of:=[.H34]+[.D35]" office:value-type="float" office:value="35" calcext:value-type="float">
            <text:p>35</text:p>
          </table:table-cell>
          <table:table-cell table:formula="of:=[.I34]+[.E35]" office:value-type="float" office:value="2" calcext:value-type="float">
            <text:p>2</text:p>
          </table:table-cell>
          <table:table-cell table:formula="of:=ROUND(SUM([.F22:.F35])/14;0)" office:value-type="float" office:value="2" calcext:value-type="float">
            <text:p>2</text:p>
          </table:table-cell>
          <table:table-cell table:formula="of:=ROUND(SUM([.G22:.G35])/14;0)" office:value-type="float" office:value="0" calcext:value-type="float">
            <text:p>0</text:p>
          </table:table-cell>
          <table:table-cell table:formula="of:=ROUND(SUM([.H22:.H35])/14;0)" office:value-type="float" office:value="16" calcext:value-type="float">
            <text:p>16</text:p>
          </table:table-cell>
          <table:table-cell table:formula="of:=ROUND(SUM([.I22:.I35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23" calcext:value-type="date">
            <text:p>фев 23 </text:p>
          </table:table-cell>
          <table:table-cell table:style-name="ce5" table:number-columns-repeated="4"/>
          <table:table-cell table:formula="of:=[.F35]+[.B36]" office:value-type="float" office:value="2" calcext:value-type="float">
            <text:p>2</text:p>
          </table:table-cell>
          <table:table-cell table:formula="of:=[.G35]+[.C36]" office:value-type="float" office:value="0" calcext:value-type="float">
            <text:p>0</text:p>
          </table:table-cell>
          <table:table-cell table:formula="of:=[.H35]+[.D36]" office:value-type="float" office:value="35" calcext:value-type="float">
            <text:p>35</text:p>
          </table:table-cell>
          <table:table-cell table:formula="of:=[.I35]+[.E36]" office:value-type="float" office:value="2" calcext:value-type="float">
            <text:p>2</text:p>
          </table:table-cell>
          <table:table-cell table:formula="of:=ROUND(SUM([.F23:.F36])/14;0)" office:value-type="float" office:value="2" calcext:value-type="float">
            <text:p>2</text:p>
          </table:table-cell>
          <table:table-cell table:formula="of:=ROUND(SUM([.G23:.G36])/14;0)" office:value-type="float" office:value="0" calcext:value-type="float">
            <text:p>0</text:p>
          </table:table-cell>
          <table:table-cell table:formula="of:=ROUND(SUM([.H23:.H36])/14;0)" office:value-type="float" office:value="17" calcext:value-type="float">
            <text:p>17</text:p>
          </table:table-cell>
          <table:table-cell table:formula="of:=ROUND(SUM([.I23:.I36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24" calcext:value-type="date">
            <text:p>фев 24 </text:p>
          </table:table-cell>
          <table:table-cell table:style-name="ce5" table:number-columns-repeated="4"/>
          <table:table-cell table:formula="of:=[.F36]+[.B37]" office:value-type="float" office:value="2" calcext:value-type="float">
            <text:p>2</text:p>
          </table:table-cell>
          <table:table-cell table:formula="of:=[.G36]+[.C37]" office:value-type="float" office:value="0" calcext:value-type="float">
            <text:p>0</text:p>
          </table:table-cell>
          <table:table-cell table:formula="of:=[.H36]+[.D37]" office:value-type="float" office:value="35" calcext:value-type="float">
            <text:p>35</text:p>
          </table:table-cell>
          <table:table-cell table:formula="of:=[.I36]+[.E37]" office:value-type="float" office:value="2" calcext:value-type="float">
            <text:p>2</text:p>
          </table:table-cell>
          <table:table-cell table:formula="of:=ROUND(SUM([.F24:.F37])/14;0)" office:value-type="float" office:value="2" calcext:value-type="float">
            <text:p>2</text:p>
          </table:table-cell>
          <table:table-cell table:formula="of:=ROUND(SUM([.G24:.G37])/14;0)" office:value-type="float" office:value="0" calcext:value-type="float">
            <text:p>0</text:p>
          </table:table-cell>
          <table:table-cell table:formula="of:=ROUND(SUM([.H24:.H37])/14;0)" office:value-type="float" office:value="19" calcext:value-type="float">
            <text:p>19</text:p>
          </table:table-cell>
          <table:table-cell table:formula="of:=ROUND(SUM([.I24:.I37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25" calcext:value-type="date">
            <text:p>фев 25 </text:p>
          </table:table-cell>
          <table:table-cell table:style-name="ce5" table:number-columns-repeated="2"/>
          <table:table-cell table:style-name="ce5" office:value-type="float" office:value="18" calcext:value-type="float">
            <text:p>18 </text:p>
          </table:table-cell>
          <table:table-cell table:style-name="ce5"/>
          <table:table-cell table:formula="of:=[.F37]+[.B38]" office:value-type="float" office:value="2" calcext:value-type="float">
            <text:p>2</text:p>
          </table:table-cell>
          <table:table-cell table:formula="of:=[.G37]+[.C38]" office:value-type="float" office:value="0" calcext:value-type="float">
            <text:p>0</text:p>
          </table:table-cell>
          <table:table-cell table:formula="of:=[.H37]+[.D38]" office:value-type="float" office:value="53" calcext:value-type="float">
            <text:p>53</text:p>
          </table:table-cell>
          <table:table-cell table:formula="of:=[.I37]+[.E38]" office:value-type="float" office:value="2" calcext:value-type="float">
            <text:p>2</text:p>
          </table:table-cell>
          <table:table-cell table:formula="of:=ROUND(SUM([.F25:.F38])/14;0)" office:value-type="float" office:value="2" calcext:value-type="float">
            <text:p>2</text:p>
          </table:table-cell>
          <table:table-cell table:formula="of:=ROUND(SUM([.G25:.G38])/14;0)" office:value-type="float" office:value="0" calcext:value-type="float">
            <text:p>0</text:p>
          </table:table-cell>
          <table:table-cell table:formula="of:=ROUND(SUM([.H25:.H38])/14;0)" office:value-type="float" office:value="22" calcext:value-type="float">
            <text:p>22</text:p>
          </table:table-cell>
          <table:table-cell table:formula="of:=ROUND(SUM([.I25:.I38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26" calcext:value-type="date">
            <text:p>фев 26 </text:p>
          </table:table-cell>
          <table:table-cell table:style-name="ce5" table:number-columns-repeated="4"/>
          <table:table-cell table:formula="of:=[.F38]+[.B39]" office:value-type="float" office:value="2" calcext:value-type="float">
            <text:p>2</text:p>
          </table:table-cell>
          <table:table-cell table:formula="of:=[.G38]+[.C39]" office:value-type="float" office:value="0" calcext:value-type="float">
            <text:p>0</text:p>
          </table:table-cell>
          <table:table-cell table:formula="of:=[.H38]+[.D39]" office:value-type="float" office:value="53" calcext:value-type="float">
            <text:p>53</text:p>
          </table:table-cell>
          <table:table-cell table:formula="of:=[.I38]+[.E39]" office:value-type="float" office:value="2" calcext:value-type="float">
            <text:p>2</text:p>
          </table:table-cell>
          <table:table-cell table:formula="of:=ROUND(SUM([.F26:.F39])/14;0)" office:value-type="float" office:value="2" calcext:value-type="float">
            <text:p>2</text:p>
          </table:table-cell>
          <table:table-cell table:formula="of:=ROUND(SUM([.G26:.G39])/14;0)" office:value-type="float" office:value="0" calcext:value-type="float">
            <text:p>0</text:p>
          </table:table-cell>
          <table:table-cell table:formula="of:=ROUND(SUM([.H26:.H39])/14;0)" office:value-type="float" office:value="25" calcext:value-type="float">
            <text:p>25</text:p>
          </table:table-cell>
          <table:table-cell table:formula="of:=ROUND(SUM([.I26:.I39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27" calcext:value-type="date">
            <text:p>фев 27 </text:p>
          </table:table-cell>
          <table:table-cell table:style-name="ce5" table:number-columns-repeated="2"/>
          <table:table-cell table:style-name="ce5" office:value-type="float" office:value="6" calcext:value-type="float">
            <text:p>6 </text:p>
          </table:table-cell>
          <table:table-cell table:style-name="ce5"/>
          <table:table-cell table:formula="of:=[.F39]+[.B40]" office:value-type="float" office:value="2" calcext:value-type="float">
            <text:p>2</text:p>
          </table:table-cell>
          <table:table-cell table:formula="of:=[.G39]+[.C40]" office:value-type="float" office:value="0" calcext:value-type="float">
            <text:p>0</text:p>
          </table:table-cell>
          <table:table-cell table:formula="of:=[.H39]+[.D40]" office:value-type="float" office:value="59" calcext:value-type="float">
            <text:p>59</text:p>
          </table:table-cell>
          <table:table-cell table:formula="of:=[.I39]+[.E40]" office:value-type="float" office:value="2" calcext:value-type="float">
            <text:p>2</text:p>
          </table:table-cell>
          <table:table-cell table:formula="of:=ROUND(SUM([.F27:.F40])/14;0)" office:value-type="float" office:value="2" calcext:value-type="float">
            <text:p>2</text:p>
          </table:table-cell>
          <table:table-cell table:formula="of:=ROUND(SUM([.G27:.G40])/14;0)" office:value-type="float" office:value="0" calcext:value-type="float">
            <text:p>0</text:p>
          </table:table-cell>
          <table:table-cell table:formula="of:=ROUND(SUM([.H27:.H40])/14;0)" office:value-type="float" office:value="28" calcext:value-type="float">
            <text:p>28</text:p>
          </table:table-cell>
          <table:table-cell table:formula="of:=ROUND(SUM([.I27:.I40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28" calcext:value-type="date">
            <text:p>фев 28 </text:p>
          </table:table-cell>
          <table:table-cell table:style-name="ce5" table:number-columns-repeated="4"/>
          <table:table-cell table:formula="of:=[.F40]+[.B41]" office:value-type="float" office:value="2" calcext:value-type="float">
            <text:p>2</text:p>
          </table:table-cell>
          <table:table-cell table:formula="of:=[.G40]+[.C41]" office:value-type="float" office:value="0" calcext:value-type="float">
            <text:p>0</text:p>
          </table:table-cell>
          <table:table-cell table:formula="of:=[.H40]+[.D41]" office:value-type="float" office:value="59" calcext:value-type="float">
            <text:p>59</text:p>
          </table:table-cell>
          <table:table-cell table:formula="of:=[.I40]+[.E41]" office:value-type="float" office:value="2" calcext:value-type="float">
            <text:p>2</text:p>
          </table:table-cell>
          <table:table-cell table:formula="of:=ROUND(SUM([.F28:.F41])/14;0)" office:value-type="float" office:value="2" calcext:value-type="float">
            <text:p>2</text:p>
          </table:table-cell>
          <table:table-cell table:formula="of:=ROUND(SUM([.G28:.G41])/14;0)" office:value-type="float" office:value="0" calcext:value-type="float">
            <text:p>0</text:p>
          </table:table-cell>
          <table:table-cell table:formula="of:=ROUND(SUM([.H28:.H41])/14;0)" office:value-type="float" office:value="31" calcext:value-type="float">
            <text:p>31</text:p>
          </table:table-cell>
          <table:table-cell table:formula="of:=ROUND(SUM([.I28:.I41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2-29" calcext:value-type="date">
            <text:p>фев 29 </text:p>
          </table:table-cell>
          <table:table-cell table:style-name="ce5" table:number-columns-repeated="2"/>
          <table:table-cell table:style-name="ce5" office:value-type="float" office:value="3" calcext:value-type="float">
            <text:p>3 </text:p>
          </table:table-cell>
          <table:table-cell table:style-name="ce5"/>
          <table:table-cell table:formula="of:=[.F41]+[.B42]" office:value-type="float" office:value="2" calcext:value-type="float">
            <text:p>2</text:p>
          </table:table-cell>
          <table:table-cell/>
          <table:table-cell table:formula="of:=[.H41]+[.D42]" office:value-type="float" office:value="62" calcext:value-type="float">
            <text:p>62</text:p>
          </table:table-cell>
          <table:table-cell table:formula="of:=[.I41]+[.E42]" office:value-type="float" office:value="2" calcext:value-type="float">
            <text:p>2</text:p>
          </table:table-cell>
          <table:table-cell table:formula="of:=ROUND(SUM([.F29:.F42])/14;0)" office:value-type="float" office:value="2" calcext:value-type="float">
            <text:p>2</text:p>
          </table:table-cell>
          <table:table-cell table:formula="of:=ROUND(SUM([.G29:.G42])/14;0)" office:value-type="float" office:value="0" calcext:value-type="float">
            <text:p>0</text:p>
          </table:table-cell>
          <table:table-cell table:formula="of:=ROUND(SUM([.H29:.H42])/14;0)" office:value-type="float" office:value="34" calcext:value-type="float">
            <text:p>34</text:p>
          </table:table-cell>
          <table:table-cell table:formula="of:=ROUND(SUM([.I29:.I42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01" calcext:value-type="date">
            <text:p>мар 1 </text:p>
          </table:table-cell>
          <table:table-cell table:style-name="ce5" table:number-columns-repeated="4"/>
          <table:table-cell table:formula="of:=[.F42]+[.B43]" office:value-type="float" office:value="2" calcext:value-type="float">
            <text:p>2</text:p>
          </table:table-cell>
          <table:table-cell table:formula="of:=[.G42]+[.C43]" office:value-type="float" office:value="0" calcext:value-type="float">
            <text:p>0</text:p>
          </table:table-cell>
          <table:table-cell table:formula="of:=[.H42]+[.D43]" office:value-type="float" office:value="62" calcext:value-type="float">
            <text:p>62</text:p>
          </table:table-cell>
          <table:table-cell table:formula="of:=[.I42]+[.E43]" office:value-type="float" office:value="2" calcext:value-type="float">
            <text:p>2</text:p>
          </table:table-cell>
          <table:table-cell table:formula="of:=ROUND(SUM([.F30:.F43])/14;0)" office:value-type="float" office:value="2" calcext:value-type="float">
            <text:p>2</text:p>
          </table:table-cell>
          <table:table-cell table:formula="of:=ROUND(SUM([.G30:.G43])/14;0)" office:value-type="float" office:value="0" calcext:value-type="float">
            <text:p>0</text:p>
          </table:table-cell>
          <table:table-cell table:formula="of:=ROUND(SUM([.H30:.H43])/14;0)" office:value-type="float" office:value="38" calcext:value-type="float">
            <text:p>38</text:p>
          </table:table-cell>
          <table:table-cell table:formula="of:=ROUND(SUM([.I30:.I43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02" calcext:value-type="date">
            <text:p>мар 2 </text:p>
          </table:table-cell>
          <table:table-cell table:style-name="ce5" table:number-columns-repeated="4"/>
          <table:table-cell table:formula="of:=[.F43]+[.B44]" office:value-type="float" office:value="2" calcext:value-type="float">
            <text:p>2</text:p>
          </table:table-cell>
          <table:table-cell table:formula="of:=[.G43]+[.C44]" office:value-type="float" office:value="0" calcext:value-type="float">
            <text:p>0</text:p>
          </table:table-cell>
          <table:table-cell table:formula="of:=[.H43]+[.D44]" office:value-type="float" office:value="62" calcext:value-type="float">
            <text:p>62</text:p>
          </table:table-cell>
          <table:table-cell table:formula="of:=[.I43]+[.E44]" office:value-type="float" office:value="2" calcext:value-type="float">
            <text:p>2</text:p>
          </table:table-cell>
          <table:table-cell table:formula="of:=ROUND(SUM([.F31:.F44])/14;0)" office:value-type="float" office:value="2" calcext:value-type="float">
            <text:p>2</text:p>
          </table:table-cell>
          <table:table-cell table:formula="of:=ROUND(SUM([.G31:.G44])/14;0)" office:value-type="float" office:value="0" calcext:value-type="float">
            <text:p>0</text:p>
          </table:table-cell>
          <table:table-cell table:formula="of:=ROUND(SUM([.H31:.H44])/14;0)" office:value-type="float" office:value="41" calcext:value-type="float">
            <text:p>41</text:p>
          </table:table-cell>
          <table:table-cell table:formula="of:=ROUND(SUM([.I31:.I44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03" calcext:value-type="date">
            <text:p>мар 3 </text:p>
          </table:table-cell>
          <table:table-cell table:style-name="ce5" table:number-columns-repeated="2"/>
          <table:table-cell table:number-columns-repeated="2" table:style-name="ce5" office:value-type="float" office:value="2" calcext:value-type="float">
            <text:p>2 </text:p>
          </table:table-cell>
          <table:table-cell table:formula="of:=[.F44]+[.B45]" office:value-type="float" office:value="2" calcext:value-type="float">
            <text:p>2</text:p>
          </table:table-cell>
          <table:table-cell table:formula="of:=[.G44]+[.C45]" office:value-type="float" office:value="0" calcext:value-type="float">
            <text:p>0</text:p>
          </table:table-cell>
          <table:table-cell table:formula="of:=[.H44]+[.D45]" office:value-type="float" office:value="64" calcext:value-type="float">
            <text:p>64</text:p>
          </table:table-cell>
          <table:table-cell table:formula="of:=[.I44]+[.E45]" office:value-type="float" office:value="4" calcext:value-type="float">
            <text:p>4</text:p>
          </table:table-cell>
          <table:table-cell table:formula="of:=ROUND(SUM([.F32:.F45])/14;0)" office:value-type="float" office:value="2" calcext:value-type="float">
            <text:p>2</text:p>
          </table:table-cell>
          <table:table-cell table:formula="of:=ROUND(SUM([.G32:.G45])/14;0)" office:value-type="float" office:value="0" calcext:value-type="float">
            <text:p>0</text:p>
          </table:table-cell>
          <table:table-cell table:formula="of:=ROUND(SUM([.H32:.H45])/14;0)" office:value-type="float" office:value="45" calcext:value-type="float">
            <text:p>45</text:p>
          </table:table-cell>
          <table:table-cell table:formula="of:=ROUND(SUM([.I32:.I45])/14;0)" office:value-type="float" office:value="2" calcext:value-type="float">
            <text:p>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04" calcext:value-type="date">
            <text:p>мар 4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44" calcext:value-type="float">
            <text:p>44 </text:p>
          </table:table-cell>
          <table:table-cell table:style-name="ce5" office:value-type="float" office:value="4" calcext:value-type="float">
            <text:p>4 </text:p>
          </table:table-cell>
          <table:table-cell table:formula="of:=[.F45]+[.B46]" office:value-type="float" office:value="3" calcext:value-type="float">
            <text:p>3</text:p>
          </table:table-cell>
          <table:table-cell table:formula="of:=[.G45]+[.C46]" office:value-type="float" office:value="0" calcext:value-type="float">
            <text:p>0</text:p>
          </table:table-cell>
          <table:table-cell table:formula="of:=[.H45]+[.D46]" office:value-type="float" office:value="108" calcext:value-type="float">
            <text:p>108</text:p>
          </table:table-cell>
          <table:table-cell table:formula="of:=[.I45]+[.E46]" office:value-type="float" office:value="8" calcext:value-type="float">
            <text:p>8</text:p>
          </table:table-cell>
          <table:table-cell table:formula="of:=ROUND(SUM([.F33:.F46])/14;0)" office:value-type="float" office:value="2" calcext:value-type="float">
            <text:p>2</text:p>
          </table:table-cell>
          <table:table-cell table:formula="of:=ROUND(SUM([.G33:.G46])/14;0)" office:value-type="float" office:value="0" calcext:value-type="float">
            <text:p>0</text:p>
          </table:table-cell>
          <table:table-cell table:formula="of:=ROUND(SUM([.H33:.H46])/14;0)" office:value-type="float" office:value="51" calcext:value-type="float">
            <text:p>51</text:p>
          </table:table-cell>
          <table:table-cell table:formula="of:=ROUND(SUM([.I33:.I46])/14;0)" office:value-type="float" office:value="3" calcext:value-type="float">
            <text:p>3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05" calcext:value-type="date">
            <text:p>мар 5 </text:p>
          </table:table-cell>
          <table:table-cell table:style-name="ce5" table:number-columns-repeated="2"/>
          <table:table-cell table:style-name="ce5" office:value-type="float" office:value="21" calcext:value-type="float">
            <text:p>21 </text:p>
          </table:table-cell>
          <table:table-cell table:style-name="ce5" office:value-type="float" office:value="3" calcext:value-type="float">
            <text:p>3 </text:p>
          </table:table-cell>
          <table:table-cell table:formula="of:=[.F46]+[.B47]" office:value-type="float" office:value="3" calcext:value-type="float">
            <text:p>3</text:p>
          </table:table-cell>
          <table:table-cell table:formula="of:=[.G46]+[.C47]" office:value-type="float" office:value="0" calcext:value-type="float">
            <text:p>0</text:p>
          </table:table-cell>
          <table:table-cell table:formula="of:=[.H46]+[.D47]" office:value-type="float" office:value="129" calcext:value-type="float">
            <text:p>129</text:p>
          </table:table-cell>
          <table:table-cell table:formula="of:=[.I46]+[.E47]" office:value-type="float" office:value="11" calcext:value-type="float">
            <text:p>11</text:p>
          </table:table-cell>
          <table:table-cell table:formula="of:=ROUND(SUM([.F34:.F47])/14;0)" office:value-type="float" office:value="2" calcext:value-type="float">
            <text:p>2</text:p>
          </table:table-cell>
          <table:table-cell table:formula="of:=ROUND(SUM([.G34:.G47])/14;0)" office:value-type="float" office:value="0" calcext:value-type="float">
            <text:p>0</text:p>
          </table:table-cell>
          <table:table-cell table:formula="of:=ROUND(SUM([.H34:.H47])/14;0)" office:value-type="float" office:value="59" calcext:value-type="float">
            <text:p>59</text:p>
          </table:table-cell>
          <table:table-cell table:formula="of:=ROUND(SUM([.I34:.I47])/14;0)" office:value-type="float" office:value="3" calcext:value-type="float">
            <text:p>3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06" calcext:value-type="date">
            <text:p>мар 6 </text:p>
          </table:table-cell>
          <table:table-cell table:style-name="ce5" office:value-type="float" office:value="1" calcext:value-type="float">
            <text:p>1 </text:p>
          </table:table-cell>
          <table:table-cell table:style-name="ce5"/>
          <table:table-cell table:style-name="ce5" office:value-type="float" office:value="19" calcext:value-type="float">
            <text:p>19 </text:p>
          </table:table-cell>
          <table:table-cell table:style-name="ce5" office:value-type="float" office:value="1" calcext:value-type="float">
            <text:p>1 </text:p>
          </table:table-cell>
          <table:table-cell table:formula="of:=[.F47]+[.B48]" office:value-type="float" office:value="4" calcext:value-type="float">
            <text:p>4</text:p>
          </table:table-cell>
          <table:table-cell table:formula="of:=[.G47]+[.C48]" office:value-type="float" office:value="0" calcext:value-type="float">
            <text:p>0</text:p>
          </table:table-cell>
          <table:table-cell table:formula="of:=[.H47]+[.D48]" office:value-type="float" office:value="148" calcext:value-type="float">
            <text:p>148</text:p>
          </table:table-cell>
          <table:table-cell table:formula="of:=[.I47]+[.E48]" office:value-type="float" office:value="12" calcext:value-type="float">
            <text:p>12</text:p>
          </table:table-cell>
          <table:table-cell table:formula="of:=ROUND(SUM([.F35:.F48])/14;0)" office:value-type="float" office:value="2" calcext:value-type="float">
            <text:p>2</text:p>
          </table:table-cell>
          <table:table-cell table:formula="of:=ROUND(SUM([.G35:.G48])/14;0)" office:value-type="float" office:value="0" calcext:value-type="float">
            <text:p>0</text:p>
          </table:table-cell>
          <table:table-cell table:formula="of:=ROUND(SUM([.H35:.H48])/14;0)" office:value-type="float" office:value="69" calcext:value-type="float">
            <text:p>69</text:p>
          </table:table-cell>
          <table:table-cell table:formula="of:=ROUND(SUM([.I35:.I48])/14;0)" office:value-type="float" office:value="4" calcext:value-type="float">
            <text:p>4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07" calcext:value-type="date">
            <text:p>мар 7 </text:p>
          </table:table-cell>
          <table:table-cell table:style-name="ce5" office:value-type="float" office:value="3" calcext:value-type="float">
            <text:p>3 </text:p>
          </table:table-cell>
          <table:table-cell table:style-name="ce5"/>
          <table:table-cell table:style-name="ce5" office:value-type="float" office:value="65" calcext:value-type="float">
            <text:p>65 </text:p>
          </table:table-cell>
          <table:table-cell table:style-name="ce5" office:value-type="float" office:value="1" calcext:value-type="float">
            <text:p>1 </text:p>
          </table:table-cell>
          <table:table-cell table:formula="of:=[.F48]+[.B49]" office:value-type="float" office:value="7" calcext:value-type="float">
            <text:p>7</text:p>
          </table:table-cell>
          <table:table-cell table:formula="of:=[.G48]+[.C49]" office:value-type="float" office:value="0" calcext:value-type="float">
            <text:p>0</text:p>
          </table:table-cell>
          <table:table-cell table:formula="of:=[.H48]+[.D49]" office:value-type="float" office:value="213" calcext:value-type="float">
            <text:p>213</text:p>
          </table:table-cell>
          <table:table-cell table:formula="of:=[.I48]+[.E49]" office:value-type="float" office:value="13" calcext:value-type="float">
            <text:p>13</text:p>
          </table:table-cell>
          <table:table-cell table:formula="of:=ROUND(SUM([.F36:.F49])/14;0)" office:value-type="float" office:value="3" calcext:value-type="float">
            <text:p>3</text:p>
          </table:table-cell>
          <table:table-cell table:formula="of:=ROUND(SUM([.G36:.G49])/14;0)" office:value-type="float" office:value="0" calcext:value-type="float">
            <text:p>0</text:p>
          </table:table-cell>
          <table:table-cell table:formula="of:=ROUND(SUM([.H36:.H49])/14;0)" office:value-type="float" office:value="82" calcext:value-type="float">
            <text:p>82</text:p>
          </table:table-cell>
          <table:table-cell table:formula="of:=ROUND(SUM([.I36:.I49])/14;0)" office:value-type="float" office:value="5" calcext:value-type="float">
            <text:p>5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08" calcext:value-type="date">
            <text:p>мар 8 </text:p>
          </table:table-cell>
          <table:table-cell table:style-name="ce5" table:number-columns-repeated="4"/>
          <table:table-cell table:formula="of:=[.F49]+[.B50]" office:value-type="float" office:value="7" calcext:value-type="float">
            <text:p>7</text:p>
          </table:table-cell>
          <table:table-cell table:formula="of:=[.G49]+[.C50]" office:value-type="float" office:value="0" calcext:value-type="float">
            <text:p>0</text:p>
          </table:table-cell>
          <table:table-cell table:formula="of:=[.H49]+[.D50]" office:value-type="float" office:value="213" calcext:value-type="float">
            <text:p>213</text:p>
          </table:table-cell>
          <table:table-cell table:formula="of:=[.I49]+[.E50]" office:value-type="float" office:value="13" calcext:value-type="float">
            <text:p>13</text:p>
          </table:table-cell>
          <table:table-cell table:formula="of:=ROUND(SUM([.F37:.F50])/14;0)" office:value-type="float" office:value="3" calcext:value-type="float">
            <text:p>3</text:p>
          </table:table-cell>
          <table:table-cell table:formula="of:=ROUND(SUM([.G37:.G50])/14;0)" office:value-type="float" office:value="0" calcext:value-type="float">
            <text:p>0</text:p>
          </table:table-cell>
          <table:table-cell table:formula="of:=ROUND(SUM([.H37:.H50])/14;0)" office:value-type="float" office:value="94" calcext:value-type="float">
            <text:p>94</text:p>
          </table:table-cell>
          <table:table-cell table:formula="of:=ROUND(SUM([.I37:.I50])/14;0)" office:value-type="float" office:value="6" calcext:value-type="float">
            <text:p>6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09" calcext:value-type="date">
            <text:p>мар 9 </text:p>
          </table:table-cell>
          <table:table-cell table:style-name="ce5" table:number-columns-repeated="4"/>
          <table:table-cell table:formula="of:=[.F50]+[.B51]" office:value-type="float" office:value="7" calcext:value-type="float">
            <text:p>7</text:p>
          </table:table-cell>
          <table:table-cell/>
          <table:table-cell table:formula="of:=[.H50]+[.D51]" office:value-type="float" office:value="213" calcext:value-type="float">
            <text:p>213</text:p>
          </table:table-cell>
          <table:table-cell table:formula="of:=[.I50]+[.E51]" office:value-type="float" office:value="13" calcext:value-type="float">
            <text:p>13</text:p>
          </table:table-cell>
          <table:table-cell table:formula="of:=ROUND(SUM([.F38:.F51])/14;0)" office:value-type="float" office:value="3" calcext:value-type="float">
            <text:p>3</text:p>
          </table:table-cell>
          <table:table-cell table:formula="of:=ROUND(SUM([.G38:.G51])/14;0)" office:value-type="float" office:value="0" calcext:value-type="float">
            <text:p>0</text:p>
          </table:table-cell>
          <table:table-cell table:formula="of:=ROUND(SUM([.H38:.H51])/14;0)" office:value-type="float" office:value="107" calcext:value-type="float">
            <text:p>107</text:p>
          </table:table-cell>
          <table:table-cell table:formula="of:=ROUND(SUM([.I38:.I51])/14;0)" office:value-type="float" office:value="6" calcext:value-type="float">
            <text:p>6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10" calcext:value-type="date">
            <text:p>мар 10 </text:p>
          </table:table-cell>
          <table:table-cell table:style-name="ce5" table:number-columns-repeated="2"/>
          <table:table-cell table:style-name="ce5" office:value-type="float" office:value="259" calcext:value-type="float">
            <text:p>259 </text:p>
          </table:table-cell>
          <table:table-cell table:style-name="ce5" office:value-type="float" office:value="8" calcext:value-type="float">
            <text:p>8 </text:p>
          </table:table-cell>
          <table:table-cell table:formula="of:=[.F51]+[.B52]" office:value-type="float" office:value="7" calcext:value-type="float">
            <text:p>7</text:p>
          </table:table-cell>
          <table:table-cell table:formula="of:=[.G51]+[.C52]" office:value-type="float" office:value="0" calcext:value-type="float">
            <text:p>0</text:p>
          </table:table-cell>
          <table:table-cell table:formula="of:=[.H51]+[.D52]" office:value-type="float" office:value="472" calcext:value-type="float">
            <text:p>472</text:p>
          </table:table-cell>
          <table:table-cell table:formula="of:=[.I51]+[.E52]" office:value-type="float" office:value="21" calcext:value-type="float">
            <text:p>21</text:p>
          </table:table-cell>
          <table:table-cell table:formula="of:=ROUND(SUM([.F39:.F52])/14;0)" office:value-type="float" office:value="4" calcext:value-type="float">
            <text:p>4</text:p>
          </table:table-cell>
          <table:table-cell table:formula="of:=ROUND(SUM([.G39:.G52])/14;0)" office:value-type="float" office:value="0" calcext:value-type="float">
            <text:p>0</text:p>
          </table:table-cell>
          <table:table-cell table:formula="of:=ROUND(SUM([.H39:.H52])/14;0)" office:value-type="float" office:value="137" calcext:value-type="float">
            <text:p>137</text:p>
          </table:table-cell>
          <table:table-cell table:formula="of:=ROUND(SUM([.I39:.I52])/14;0)" office:value-type="float" office:value="8" calcext:value-type="float">
            <text:p>8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11" calcext:value-type="date">
            <text:p>мар 11 </text:p>
          </table:table-cell>
          <table:table-cell table:style-name="ce5" table:number-columns-repeated="2"/>
          <table:table-cell table:style-name="ce5" office:value-type="float" office:value="224" calcext:value-type="float">
            <text:p>224 </text:p>
          </table:table-cell>
          <table:table-cell table:style-name="ce5" office:value-type="float" office:value="6" calcext:value-type="float">
            <text:p>6 </text:p>
          </table:table-cell>
          <table:table-cell table:formula="of:=[.F52]+[.B53]" office:value-type="float" office:value="7" calcext:value-type="float">
            <text:p>7</text:p>
          </table:table-cell>
          <table:table-cell table:formula="of:=[.G52]+[.C53]" office:value-type="float" office:value="0" calcext:value-type="float">
            <text:p>0</text:p>
          </table:table-cell>
          <table:table-cell table:formula="of:=[.H52]+[.D53]" office:value-type="float" office:value="696" calcext:value-type="float">
            <text:p>696</text:p>
          </table:table-cell>
          <table:table-cell table:formula="of:=[.I52]+[.E53]" office:value-type="float" office:value="27" calcext:value-type="float">
            <text:p>27</text:p>
          </table:table-cell>
          <table:table-cell table:formula="of:=ROUND(SUM([.F40:.F53])/14;0)" office:value-type="float" office:value="4" calcext:value-type="float">
            <text:p>4</text:p>
          </table:table-cell>
          <table:table-cell table:formula="of:=ROUND(SUM([.G40:.G53])/14;0)" office:value-type="float" office:value="0" calcext:value-type="float">
            <text:p>0</text:p>
          </table:table-cell>
          <table:table-cell table:formula="of:=ROUND(SUM([.H40:.H53])/14;0)" office:value-type="float" office:value="183" calcext:value-type="float">
            <text:p>183</text:p>
          </table:table-cell>
          <table:table-cell table:formula="of:=ROUND(SUM([.I40:.I53])/14;0)" office:value-type="float" office:value="9" calcext:value-type="float">
            <text:p>9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12" calcext:value-type="date">
            <text:p>мар 12 </text:p>
          </table:table-cell>
          <table:table-cell table:style-name="ce5" office:value-type="float" office:value="13" calcext:value-type="float">
            <text:p>13 </text:p>
          </table:table-cell>
          <table:table-cell table:style-name="ce5"/>
          <table:table-cell table:style-name="ce5" office:value-type="float" office:value="291" calcext:value-type="float">
            <text:p>291 </text:p>
          </table:table-cell>
          <table:table-cell table:style-name="ce5" office:value-type="float" office:value="4" calcext:value-type="float">
            <text:p>4 </text:p>
          </table:table-cell>
          <table:table-cell table:formula="of:=[.F53]+[.B54]" office:value-type="float" office:value="20" calcext:value-type="float">
            <text:p>20</text:p>
          </table:table-cell>
          <table:table-cell table:formula="of:=[.G53]+[.C54]" office:value-type="float" office:value="0" calcext:value-type="float">
            <text:p>0</text:p>
          </table:table-cell>
          <table:table-cell table:formula="of:=[.H53]+[.D54]" office:value-type="float" office:value="987" calcext:value-type="float">
            <text:p>987</text:p>
          </table:table-cell>
          <table:table-cell table:formula="of:=[.I53]+[.E54]" office:value-type="float" office:value="31" calcext:value-type="float">
            <text:p>31</text:p>
          </table:table-cell>
          <table:table-cell table:formula="of:=ROUND(SUM([.F41:.F54])/14;0)" office:value-type="float" office:value="5" calcext:value-type="float">
            <text:p>5</text:p>
          </table:table-cell>
          <table:table-cell table:formula="of:=ROUND(SUM([.G41:.G54])/14;0)" office:value-type="float" office:value="0" calcext:value-type="float">
            <text:p>0</text:p>
          </table:table-cell>
          <table:table-cell table:formula="of:=ROUND(SUM([.H41:.H54])/14;0)" office:value-type="float" office:value="249" calcext:value-type="float">
            <text:p>249</text:p>
          </table:table-cell>
          <table:table-cell table:formula="of:=ROUND(SUM([.I41:.I54])/14;0)" office:value-type="float" office:value="12" calcext:value-type="float">
            <text:p>1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13" calcext:value-type="date">
            <text:p>мар 13 </text:p>
          </table:table-cell>
          <table:table-cell table:style-name="ce5" office:value-type="float" office:value="14" calcext:value-type="float">
            <text:p>14 </text:p>
          </table:table-cell>
          <table:table-cell table:style-name="ce5"/>
          <table:table-cell table:style-name="ce5" office:value-type="float" office:value="277" calcext:value-type="float">
            <text:p>277 </text:p>
          </table:table-cell>
          <table:table-cell table:style-name="ce5" office:value-type="float" office:value="7" calcext:value-type="float">
            <text:p>7 </text:p>
          </table:table-cell>
          <table:table-cell table:formula="of:=[.F54]+[.B55]" office:value-type="float" office:value="34" calcext:value-type="float">
            <text:p>34</text:p>
          </table:table-cell>
          <table:table-cell table:formula="of:=[.G54]+[.C55]" office:value-type="float" office:value="0" calcext:value-type="float">
            <text:p>0</text:p>
          </table:table-cell>
          <table:table-cell table:formula="of:=[.H54]+[.D55]" office:value-type="float" office:value="1264" calcext:value-type="float">
            <text:p>1264</text:p>
          </table:table-cell>
          <table:table-cell table:formula="of:=[.I54]+[.E55]" office:value-type="float" office:value="38" calcext:value-type="float">
            <text:p>38</text:p>
          </table:table-cell>
          <table:table-cell table:formula="of:=ROUND(SUM([.F42:.F55])/14;0)" office:value-type="float" office:value="8" calcext:value-type="float">
            <text:p>8</text:p>
          </table:table-cell>
          <table:table-cell table:formula="of:=ROUND(SUM([.G42:.G55])/14;0)" office:value-type="float" office:value="0" calcext:value-type="float">
            <text:p>0</text:p>
          </table:table-cell>
          <table:table-cell table:formula="of:=ROUND(SUM([.H42:.H55])/14;0)" office:value-type="float" office:value="335" calcext:value-type="float">
            <text:p>335</text:p>
          </table:table-cell>
          <table:table-cell table:formula="of:=ROUND(SUM([.I42:.I55])/14;0)" office:value-type="float" office:value="14" calcext:value-type="float">
            <text:p>14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14" calcext:value-type="date">
            <text:p>мар 14 </text:p>
          </table:table-cell>
          <table:table-cell table:style-name="ce5" table:number-columns-repeated="2"/>
          <table:table-cell table:style-name="ce5" office:value-type="float" office:value="414" calcext:value-type="float">
            <text:p>414 </text:p>
          </table:table-cell>
          <table:table-cell table:style-name="ce5" office:value-type="float" office:value="5" calcext:value-type="float">
            <text:p>5 </text:p>
          </table:table-cell>
          <table:table-cell table:formula="of:=[.F55]+[.B56]" office:value-type="float" office:value="34" calcext:value-type="float">
            <text:p>34</text:p>
          </table:table-cell>
          <table:table-cell table:formula="of:=[.G55]+[.C56]" office:value-type="float" office:value="0" calcext:value-type="float">
            <text:p>0</text:p>
          </table:table-cell>
          <table:table-cell table:formula="of:=[.H55]+[.D56]" office:value-type="float" office:value="1678" calcext:value-type="float">
            <text:p>1678</text:p>
          </table:table-cell>
          <table:table-cell table:formula="of:=[.I55]+[.E56]" office:value-type="float" office:value="43" calcext:value-type="float">
            <text:p>43</text:p>
          </table:table-cell>
          <table:table-cell table:formula="of:=ROUND(SUM([.F43:.F56])/14;0)" office:value-type="float" office:value="10" calcext:value-type="float">
            <text:p>10</text:p>
          </table:table-cell>
          <table:table-cell table:formula="of:=ROUND(SUM([.G43:.G56])/14;0)" office:value-type="float" office:value="0" calcext:value-type="float">
            <text:p>0</text:p>
          </table:table-cell>
          <table:table-cell table:formula="of:=ROUND(SUM([.H43:.H56])/14;0)" office:value-type="float" office:value="451" calcext:value-type="float">
            <text:p>451</text:p>
          </table:table-cell>
          <table:table-cell table:formula="of:=ROUND(SUM([.I43:.I56])/14;0)" office:value-type="float" office:value="17" calcext:value-type="float">
            <text:p>17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15" calcext:value-type="date">
            <text:p>мар 15 </text:p>
          </table:table-cell>
          <table:table-cell table:style-name="ce5" table:number-columns-repeated="4"/>
          <table:table-cell table:formula="of:=[.F56]+[.B57]" office:value-type="float" office:value="34" calcext:value-type="float">
            <text:p>34</text:p>
          </table:table-cell>
          <table:table-cell table:formula="of:=[.G56]+[.C57]" office:value-type="float" office:value="0" calcext:value-type="float">
            <text:p>0</text:p>
          </table:table-cell>
          <table:table-cell table:formula="of:=[.H56]+[.D57]" office:value-type="float" office:value="1678" calcext:value-type="float">
            <text:p>1678</text:p>
          </table:table-cell>
          <table:table-cell table:formula="of:=[.I56]+[.E57]" office:value-type="float" office:value="43" calcext:value-type="float">
            <text:p>43</text:p>
          </table:table-cell>
          <table:table-cell table:formula="of:=ROUND(SUM([.F44:.F57])/14;0)" office:value-type="float" office:value="12" calcext:value-type="float">
            <text:p>12</text:p>
          </table:table-cell>
          <table:table-cell table:formula="of:=ROUND(SUM([.G44:.G57])/14;0)" office:value-type="float" office:value="0" calcext:value-type="float">
            <text:p>0</text:p>
          </table:table-cell>
          <table:table-cell table:formula="of:=ROUND(SUM([.H44:.H57])/14;0)" office:value-type="float" office:value="566" calcext:value-type="float">
            <text:p>566</text:p>
          </table:table-cell>
          <table:table-cell table:formula="of:=ROUND(SUM([.I44:.I57])/14;0)" office:value-type="float" office:value="20" calcext:value-type="float">
            <text:p>20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16" calcext:value-type="date">
            <text:p>мар 16 </text:p>
          </table:table-cell>
          <table:table-cell table:style-name="ce5" office:value-type="float" office:value="29" calcext:value-type="float">
            <text:p>29 </text:p>
          </table:table-cell>
          <table:table-cell table:style-name="ce5" table:number-columns-repeated="3"/>
          <table:table-cell table:formula="of:=[.F57]+[.B58]" office:value-type="float" office:value="63" calcext:value-type="float">
            <text:p>63</text:p>
          </table:table-cell>
          <table:table-cell table:formula="of:=[.G57]+[.C58]" office:value-type="float" office:value="0" calcext:value-type="float">
            <text:p>0</text:p>
          </table:table-cell>
          <table:table-cell table:formula="of:=[.H57]+[.D58]" office:value-type="float" office:value="1678" calcext:value-type="float">
            <text:p>1678</text:p>
          </table:table-cell>
          <table:table-cell table:formula="of:=[.I57]+[.E58]" office:value-type="float" office:value="43" calcext:value-type="float">
            <text:p>43</text:p>
          </table:table-cell>
          <table:table-cell table:formula="of:=ROUND(SUM([.F45:.F58])/14;0)" office:value-type="float" office:value="17" calcext:value-type="float">
            <text:p>17</text:p>
          </table:table-cell>
          <table:table-cell table:formula="of:=ROUND(SUM([.G45:.G58])/14;0)" office:value-type="float" office:value="0" calcext:value-type="float">
            <text:p>0</text:p>
          </table:table-cell>
          <table:table-cell table:formula="of:=ROUND(SUM([.H45:.H58])/14;0)" office:value-type="float" office:value="682" calcext:value-type="float">
            <text:p>682</text:p>
          </table:table-cell>
          <table:table-cell table:formula="of:=ROUND(SUM([.I45:.I58])/14;0)" office:value-type="float" office:value="23" calcext:value-type="float">
            <text:p>23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17" calcext:value-type="date">
            <text:p>мар 17 </text:p>
          </table:table-cell>
          <table:table-cell table:style-name="ce5" office:value-type="float" office:value="30" calcext:value-type="float">
            <text:p>30 </text:p>
          </table:table-cell>
          <table:table-cell table:style-name="ce5"/>
          <table:table-cell table:style-name="ce5" office:value-type="float" office:value="1825" calcext:value-type="float">
            <text:p>1 825 </text:p>
          </table:table-cell>
          <table:table-cell table:style-name="ce5" office:value-type="float" office:value="17" calcext:value-type="float">
            <text:p>17 </text:p>
          </table:table-cell>
          <table:table-cell table:formula="of:=[.F58]+[.B59]" office:value-type="float" office:value="93" calcext:value-type="float">
            <text:p>93</text:p>
          </table:table-cell>
          <table:table-cell table:formula="of:=[.G58]+[.C59]" office:value-type="float" office:value="0" calcext:value-type="float">
            <text:p>0</text:p>
          </table:table-cell>
          <table:table-cell table:formula="of:=[.H58]+[.D59]" office:value-type="float" office:value="3503" calcext:value-type="float">
            <text:p>3503</text:p>
          </table:table-cell>
          <table:table-cell table:formula="of:=[.I58]+[.E59]" office:value-type="float" office:value="60" calcext:value-type="float">
            <text:p>60</text:p>
          </table:table-cell>
          <table:table-cell table:formula="of:=ROUND(SUM([.F46:.F59])/14;0)" office:value-type="float" office:value="23" calcext:value-type="float">
            <text:p>23</text:p>
          </table:table-cell>
          <table:table-cell table:formula="of:=ROUND(SUM([.G46:.G59])/14;0)" office:value-type="float" office:value="0" calcext:value-type="float">
            <text:p>0</text:p>
          </table:table-cell>
          <table:table-cell table:formula="of:=ROUND(SUM([.H46:.H59])/14;0)" office:value-type="float" office:value="927" calcext:value-type="float">
            <text:p>927</text:p>
          </table:table-cell>
          <table:table-cell table:formula="of:=ROUND(SUM([.I46:.I59])/14;0)" office:value-type="float" office:value="27" calcext:value-type="float">
            <text:p>27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18" calcext:value-type="date">
            <text:p>мар 18 </text:p>
          </table:table-cell>
          <table:table-cell table:style-name="ce5" table:number-columns-repeated="2"/>
          <table:table-cell table:style-name="ce5" office:value-type="float" office:value="33" calcext:value-type="float">
            <text:p>33 </text:p>
          </table:table-cell>
          <table:table-cell table:style-name="ce5"/>
          <table:table-cell table:formula="of:=[.F59]+[.B60]" office:value-type="float" office:value="93" calcext:value-type="float">
            <text:p>93</text:p>
          </table:table-cell>
          <table:table-cell/>
          <table:table-cell table:formula="of:=[.H59]+[.D60]" office:value-type="float" office:value="3536" calcext:value-type="float">
            <text:p>3536</text:p>
          </table:table-cell>
          <table:table-cell table:formula="of:=[.I59]+[.E60]" office:value-type="float" office:value="60" calcext:value-type="float">
            <text:p>60</text:p>
          </table:table-cell>
          <table:table-cell table:formula="of:=ROUND(SUM([.F47:.F60])/14;0)" office:value-type="float" office:value="30" calcext:value-type="float">
            <text:p>30</text:p>
          </table:table-cell>
          <table:table-cell table:formula="of:=ROUND(SUM([.G47:.G60])/14;0)" office:value-type="float" office:value="0" calcext:value-type="float">
            <text:p>0</text:p>
          </table:table-cell>
          <table:table-cell table:formula="of:=ROUND(SUM([.H47:.H60])/14;0)" office:value-type="float" office:value="1172" calcext:value-type="float">
            <text:p>1172</text:p>
          </table:table-cell>
          <table:table-cell table:formula="of:=ROUND(SUM([.I47:.I60])/14;0)" office:value-type="float" office:value="31" calcext:value-type="float">
            <text:p>3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19" calcext:value-type="date">
            <text:p>мар 19 </text:p>
          </table:table-cell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3551" calcext:value-type="float">
            <text:p>3 551 </text:p>
          </table:table-cell>
          <table:table-cell table:style-name="ce5" office:value-type="float" office:value="42" calcext:value-type="float">
            <text:p>42 </text:p>
          </table:table-cell>
          <table:table-cell table:formula="of:=[.F60]+[.B61]" office:value-type="float" office:value="147" calcext:value-type="float">
            <text:p>147</text:p>
          </table:table-cell>
          <table:table-cell table:formula="of:=[.G60]+[.C61]" office:value-type="float" office:value="0" calcext:value-type="float">
            <text:p>0</text:p>
          </table:table-cell>
          <table:table-cell table:formula="of:=[.H60]+[.D61]" office:value-type="float" office:value="7087" calcext:value-type="float">
            <text:p>7087</text:p>
          </table:table-cell>
          <table:table-cell table:formula="of:=[.I60]+[.E61]" office:value-type="float" office:value="102" calcext:value-type="float">
            <text:p>102</text:p>
          </table:table-cell>
          <table:table-cell table:formula="of:=ROUND(SUM([.F48:.F61])/14;0)" office:value-type="float" office:value="40" calcext:value-type="float">
            <text:p>40</text:p>
          </table:table-cell>
          <table:table-cell table:formula="of:=ROUND(SUM([.G48:.G61])/14;0)" office:value-type="float" office:value="0" calcext:value-type="float">
            <text:p>0</text:p>
          </table:table-cell>
          <table:table-cell table:formula="of:=ROUND(SUM([.H48:.H61])/14;0)" office:value-type="float" office:value="1669" calcext:value-type="float">
            <text:p>1669</text:p>
          </table:table-cell>
          <table:table-cell table:formula="of:=ROUND(SUM([.I48:.I61])/14;0)" office:value-type="float" office:value="37" calcext:value-type="float">
            <text:p>37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20" calcext:value-type="date">
            <text:p>мар 20 </text:p>
          </table:table-cell>
          <table:table-cell table:style-name="ce5" office:value-type="float" office:value="52" calcext:value-type="float">
            <text:p>52 </text:p>
          </table:table-cell>
          <table:table-cell table:style-name="ce5"/>
          <table:table-cell table:style-name="ce5" office:value-type="float" office:value="3355" calcext:value-type="float">
            <text:p>3 355 </text:p>
          </table:table-cell>
          <table:table-cell table:style-name="ce5" office:value-type="float" office:value="50" calcext:value-type="float">
            <text:p>50 </text:p>
          </table:table-cell>
          <table:table-cell table:formula="of:=[.F61]+[.B62]" office:value-type="float" office:value="199" calcext:value-type="float">
            <text:p>199</text:p>
          </table:table-cell>
          <table:table-cell table:formula="of:=[.G61]+[.C62]" office:value-type="float" office:value="0" calcext:value-type="float">
            <text:p>0</text:p>
          </table:table-cell>
          <table:table-cell table:formula="of:=[.H61]+[.D62]" office:value-type="float" office:value="10442" calcext:value-type="float">
            <text:p>10442</text:p>
          </table:table-cell>
          <table:table-cell table:formula="of:=[.I61]+[.E62]" office:value-type="float" office:value="152" calcext:value-type="float">
            <text:p>152</text:p>
          </table:table-cell>
          <table:table-cell table:formula="of:=ROUND(SUM([.F49:.F62])/14;0)" office:value-type="float" office:value="54" calcext:value-type="float">
            <text:p>54</text:p>
          </table:table-cell>
          <table:table-cell table:formula="of:=ROUND(SUM([.G49:.G62])/14;0)" office:value-type="float" office:value="0" calcext:value-type="float">
            <text:p>0</text:p>
          </table:table-cell>
          <table:table-cell table:formula="of:=ROUND(SUM([.H49:.H62])/14;0)" office:value-type="float" office:value="2404" calcext:value-type="float">
            <text:p>2404</text:p>
          </table:table-cell>
          <table:table-cell table:formula="of:=ROUND(SUM([.I49:.I62])/14;0)" office:value-type="float" office:value="47" calcext:value-type="float">
            <text:p>47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21" calcext:value-type="date">
            <text:p>мар 21 </text:p>
          </table:table-cell>
          <table:table-cell table:style-name="ce5" office:value-type="float" office:value="54" calcext:value-type="float">
            <text:p>54 </text:p>
          </table:table-cell>
          <table:table-cell table:style-name="ce5"/>
          <table:table-cell table:style-name="ce5" office:value-type="float" office:value="4777" calcext:value-type="float">
            <text:p>4 777 </text:p>
          </table:table-cell>
          <table:table-cell table:style-name="ce5" office:value-type="float" office:value="51" calcext:value-type="float">
            <text:p>51 </text:p>
          </table:table-cell>
          <table:table-cell table:formula="of:=[.F62]+[.B63]" office:value-type="float" office:value="253" calcext:value-type="float">
            <text:p>253</text:p>
          </table:table-cell>
          <table:table-cell table:formula="of:=[.G62]+[.C63]" office:value-type="float" office:value="0" calcext:value-type="float">
            <text:p>0</text:p>
          </table:table-cell>
          <table:table-cell table:formula="of:=[.H62]+[.D63]" office:value-type="float" office:value="15219" calcext:value-type="float">
            <text:p>15219</text:p>
          </table:table-cell>
          <table:table-cell table:formula="of:=[.I62]+[.E63]" office:value-type="float" office:value="203" calcext:value-type="float">
            <text:p>203</text:p>
          </table:table-cell>
          <table:table-cell table:formula="of:=ROUND(SUM([.F50:.F63])/14;0)" office:value-type="float" office:value="71" calcext:value-type="float">
            <text:p>71</text:p>
          </table:table-cell>
          <table:table-cell table:formula="of:=ROUND(SUM([.G50:.G63])/14;0)" office:value-type="float" office:value="0" calcext:value-type="float">
            <text:p>0</text:p>
          </table:table-cell>
          <table:table-cell table:formula="of:=ROUND(SUM([.H50:.H63])/14;0)" office:value-type="float" office:value="3476" calcext:value-type="float">
            <text:p>3476</text:p>
          </table:table-cell>
          <table:table-cell table:formula="of:=ROUND(SUM([.I50:.I63])/14;0)" office:value-type="float" office:value="61" calcext:value-type="float">
            <text:p>6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22" calcext:value-type="date">
            <text:p>мар 22 </text:p>
          </table:table-cell>
          <table:table-cell table:style-name="ce5" office:value-type="float" office:value="53" calcext:value-type="float">
            <text:p>53 </text:p>
          </table:table-cell>
          <table:table-cell table:style-name="ce5" table:number-columns-repeated="3"/>
          <table:table-cell table:formula="of:=[.F63]+[.B64]" office:value-type="float" office:value="306" calcext:value-type="float">
            <text:p>306</text:p>
          </table:table-cell>
          <table:table-cell table:formula="of:=[.G63]+[.C64]" office:value-type="float" office:value="0" calcext:value-type="float">
            <text:p>0</text:p>
          </table:table-cell>
          <table:table-cell table:formula="of:=[.H63]+[.D64]" office:value-type="float" office:value="15219" calcext:value-type="float">
            <text:p>15219</text:p>
          </table:table-cell>
          <table:table-cell table:formula="of:=[.I63]+[.E64]" office:value-type="float" office:value="203" calcext:value-type="float">
            <text:p>203</text:p>
          </table:table-cell>
          <table:table-cell table:formula="of:=ROUND(SUM([.F51:.F64])/14;0)" office:value-type="float" office:value="93" calcext:value-type="float">
            <text:p>93</text:p>
          </table:table-cell>
          <table:table-cell table:formula="of:=ROUND(SUM([.G51:.G64])/14;0)" office:value-type="float" office:value="0" calcext:value-type="float">
            <text:p>0</text:p>
          </table:table-cell>
          <table:table-cell table:formula="of:=ROUND(SUM([.H51:.H64])/14;0)" office:value-type="float" office:value="4548" calcext:value-type="float">
            <text:p>4548</text:p>
          </table:table-cell>
          <table:table-cell table:formula="of:=ROUND(SUM([.I51:.I64])/14;0)" office:value-type="float" office:value="74" calcext:value-type="float">
            <text:p>74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23" calcext:value-type="date">
            <text:p>мар 23 </text:p>
          </table:table-cell>
          <table:table-cell table:style-name="ce5" office:value-type="float" office:value="132" calcext:value-type="float">
            <text:p>132 </text:p>
          </table:table-cell>
          <table:table-cell table:style-name="ce5"/>
          <table:table-cell table:style-name="ce5" office:value-type="float" office:value="16354" calcext:value-type="float">
            <text:p>16 354 </text:p>
          </table:table-cell>
          <table:table-cell table:style-name="ce5" office:value-type="float" office:value="201" calcext:value-type="float">
            <text:p>201 </text:p>
          </table:table-cell>
          <table:table-cell table:formula="of:=[.F64]+[.B65]" office:value-type="float" office:value="438" calcext:value-type="float">
            <text:p>438</text:p>
          </table:table-cell>
          <table:table-cell table:formula="of:=[.G64]+[.C65]" office:value-type="float" office:value="0" calcext:value-type="float">
            <text:p>0</text:p>
          </table:table-cell>
          <table:table-cell table:formula="of:=[.H64]+[.D65]" office:value-type="float" office:value="31573" calcext:value-type="float">
            <text:p>31573</text:p>
          </table:table-cell>
          <table:table-cell table:formula="of:=[.I64]+[.E65]" office:value-type="float" office:value="404" calcext:value-type="float">
            <text:p>404</text:p>
          </table:table-cell>
          <table:table-cell table:formula="of:=ROUND(SUM([.F52:.F65])/14;0)" office:value-type="float" office:value="123" calcext:value-type="float">
            <text:p>123</text:p>
          </table:table-cell>
          <table:table-cell table:formula="of:=ROUND(SUM([.G52:.G65])/14;0)" office:value-type="float" office:value="0" calcext:value-type="float">
            <text:p>0</text:p>
          </table:table-cell>
          <table:table-cell table:formula="of:=ROUND(SUM([.H52:.H65])/14;0)" office:value-type="float" office:value="6788" calcext:value-type="float">
            <text:p>6788</text:p>
          </table:table-cell>
          <table:table-cell table:formula="of:=ROUND(SUM([.I52:.I65])/14;0)" office:value-type="float" office:value="102" calcext:value-type="float">
            <text:p>10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24" calcext:value-type="date">
            <text:p>мар 24 </text:p>
          </table:table-cell>
          <table:table-cell table:style-name="ce5" table:number-columns-repeated="2"/>
          <table:table-cell table:style-name="ce5" office:value-type="float" office:value="10591" calcext:value-type="float">
            <text:p>10 591 </text:p>
          </table:table-cell>
          <table:table-cell table:style-name="ce5" office:value-type="float" office:value="69" calcext:value-type="float">
            <text:p>69 </text:p>
          </table:table-cell>
          <table:table-cell table:formula="of:=[.F65]+[.B66]" office:value-type="float" office:value="438" calcext:value-type="float">
            <text:p>438</text:p>
          </table:table-cell>
          <table:table-cell table:formula="of:=[.G65]+[.C66]" office:value-type="float" office:value="0" calcext:value-type="float">
            <text:p>0</text:p>
          </table:table-cell>
          <table:table-cell table:formula="of:=[.H65]+[.D66]" office:value-type="float" office:value="42164" calcext:value-type="float">
            <text:p>42164</text:p>
          </table:table-cell>
          <table:table-cell table:formula="of:=[.I65]+[.E66]" office:value-type="float" office:value="473" calcext:value-type="float">
            <text:p>473</text:p>
          </table:table-cell>
          <table:table-cell table:formula="of:=ROUND(SUM([.F53:.F66])/14;0)" office:value-type="float" office:value="154" calcext:value-type="float">
            <text:p>154</text:p>
          </table:table-cell>
          <table:table-cell table:formula="of:=ROUND(SUM([.G53:.G66])/14;0)" office:value-type="float" office:value="0" calcext:value-type="float">
            <text:p>0</text:p>
          </table:table-cell>
          <table:table-cell table:formula="of:=ROUND(SUM([.H53:.H66])/14;0)" office:value-type="float" office:value="9766" calcext:value-type="float">
            <text:p>9766</text:p>
          </table:table-cell>
          <table:table-cell table:formula="of:=ROUND(SUM([.I53:.I66])/14;0)" office:value-type="float" office:value="134" calcext:value-type="float">
            <text:p>134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25" calcext:value-type="date">
            <text:p>мар 25 </text:p>
          </table:table-cell>
          <table:table-cell table:style-name="ce5" office:value-type="float" office:value="220" calcext:value-type="float">
            <text:p>220 </text:p>
          </table:table-cell>
          <table:table-cell table:style-name="ce5"/>
          <table:table-cell table:style-name="ce5" office:value-type="float" office:value="9750" calcext:value-type="float">
            <text:p>9 750 </text:p>
          </table:table-cell>
          <table:table-cell table:style-name="ce5" office:value-type="float" office:value="202" calcext:value-type="float">
            <text:p>202 </text:p>
          </table:table-cell>
          <table:table-cell table:formula="of:=[.F66]+[.B67]" office:value-type="float" office:value="658" calcext:value-type="float">
            <text:p>658</text:p>
          </table:table-cell>
          <table:table-cell table:formula="of:=[.G66]+[.C67]" office:value-type="float" office:value="0" calcext:value-type="float">
            <text:p>0</text:p>
          </table:table-cell>
          <table:table-cell table:formula="of:=[.H66]+[.D67]" office:value-type="float" office:value="51914" calcext:value-type="float">
            <text:p>51914</text:p>
          </table:table-cell>
          <table:table-cell table:formula="of:=[.I66]+[.E67]" office:value-type="float" office:value="675" calcext:value-type="float">
            <text:p>675</text:p>
          </table:table-cell>
          <table:table-cell table:formula="of:=ROUND(SUM([.F54:.F67])/14;0)" office:value-type="float" office:value="201" calcext:value-type="float">
            <text:p>201</text:p>
          </table:table-cell>
          <table:table-cell table:formula="of:=ROUND(SUM([.G54:.G67])/14;0)" office:value-type="float" office:value="0" calcext:value-type="float">
            <text:p>0</text:p>
          </table:table-cell>
          <table:table-cell table:formula="of:=ROUND(SUM([.H54:.H67])/14;0)" office:value-type="float" office:value="13424" calcext:value-type="float">
            <text:p>13424</text:p>
          </table:table-cell>
          <table:table-cell table:formula="of:=ROUND(SUM([.I54:.I67])/14;0)" office:value-type="float" office:value="181" calcext:value-type="float">
            <text:p>18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26" calcext:value-type="date">
            <text:p>мар 26 </text:p>
          </table:table-cell>
          <table:table-cell table:style-name="ce5" office:value-type="float" office:value="182" calcext:value-type="float">
            <text:p>182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11656" calcext:value-type="float">
            <text:p>11 656 </text:p>
          </table:table-cell>
          <table:table-cell table:style-name="ce5" office:value-type="float" office:value="211" calcext:value-type="float">
            <text:p>211 </text:p>
          </table:table-cell>
          <table:table-cell table:formula="of:=[.F67]+[.B68]" office:value-type="float" office:value="840" calcext:value-type="float">
            <text:p>840</text:p>
          </table:table-cell>
          <table:table-cell table:formula="of:=[.G67]+[.C68]" office:value-type="float" office:value="2" calcext:value-type="float">
            <text:p>2</text:p>
          </table:table-cell>
          <table:table-cell table:formula="of:=[.H67]+[.D68]" office:value-type="float" office:value="63570" calcext:value-type="float">
            <text:p>63570</text:p>
          </table:table-cell>
          <table:table-cell table:formula="of:=[.I67]+[.E68]" office:value-type="float" office:value="886" calcext:value-type="float">
            <text:p>886</text:p>
          </table:table-cell>
          <table:table-cell table:formula="of:=ROUND(SUM([.F55:.F68])/14;0)" office:value-type="float" office:value="259" calcext:value-type="float">
            <text:p>259</text:p>
          </table:table-cell>
          <table:table-cell table:formula="of:=ROUND(SUM([.G55:.G68])/14;0)" office:value-type="float" office:value="0" calcext:value-type="float">
            <text:p>0</text:p>
          </table:table-cell>
          <table:table-cell table:formula="of:=ROUND(SUM([.H55:.H68])/14;0)" office:value-type="float" office:value="17895" calcext:value-type="float">
            <text:p>17895</text:p>
          </table:table-cell>
          <table:table-cell table:formula="of:=ROUND(SUM([.I55:.I68])/14;0)" office:value-type="float" office:value="242" calcext:value-type="float">
            <text:p>24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27" calcext:value-type="date">
            <text:p>мар 27 </text:p>
          </table:table-cell>
          <table:table-cell table:style-name="ce5" office:value-type="float" office:value="196" calcext:value-type="float">
            <text:p>196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4764" calcext:value-type="float">
            <text:p>4 764 </text:p>
          </table:table-cell>
          <table:table-cell table:style-name="ce5" office:value-type="float" office:value="107" calcext:value-type="float">
            <text:p>107 </text:p>
          </table:table-cell>
          <table:table-cell table:formula="of:=[.F68]+[.B69]" office:value-type="float" office:value="1036" calcext:value-type="float">
            <text:p>1 036</text:p>
          </table:table-cell>
          <table:table-cell table:formula="of:=[.G68]+[.C69]" office:value-type="float" office:value="3" calcext:value-type="float">
            <text:p>3</text:p>
          </table:table-cell>
          <table:table-cell table:formula="of:=[.H68]+[.D69]" office:value-type="float" office:value="68334" calcext:value-type="float">
            <text:p>68334</text:p>
          </table:table-cell>
          <table:table-cell table:formula="of:=[.I68]+[.E69]" office:value-type="float" office:value="993" calcext:value-type="float">
            <text:p>993</text:p>
          </table:table-cell>
          <table:table-cell table:formula="of:=ROUND(SUM([.F56:.F69])/14;0)" office:value-type="float" office:value="331" calcext:value-type="float">
            <text:p>331</text:p>
          </table:table-cell>
          <table:table-cell table:formula="of:=ROUND(SUM([.G56:.G69])/14;0)" office:value-type="float" office:value="0" calcext:value-type="float">
            <text:p>0</text:p>
          </table:table-cell>
          <table:table-cell table:formula="of:=ROUND(SUM([.H56:.H69])/14;0)" office:value-type="float" office:value="22685" calcext:value-type="float">
            <text:p>22685</text:p>
          </table:table-cell>
          <table:table-cell table:formula="of:=ROUND(SUM([.I56:.I69])/14;0)" office:value-type="float" office:value="310" calcext:value-type="float">
            <text:p>310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28" calcext:value-type="date">
            <text:p>мар 28 </text:p>
          </table:table-cell>
          <table:table-cell table:style-name="ce5" office:value-type="float" office:value="228" calcext:value-type="float">
            <text:p>228 </text:p>
          </table:table-cell>
          <table:table-cell table:style-name="ce5" office:value-type="float" office:value="1" calcext:value-type="float">
            <text:p>1 </text:p>
          </table:table-cell>
          <table:table-cell table:style-name="ce5" office:value-type="float" office:value="16894" calcext:value-type="float">
            <text:p>16 894 </text:p>
          </table:table-cell>
          <table:table-cell table:style-name="ce5" office:value-type="float" office:value="252" calcext:value-type="float">
            <text:p>252 </text:p>
          </table:table-cell>
          <table:table-cell table:formula="of:=[.F69]+[.B70]" office:value-type="float" office:value="1264" calcext:value-type="float">
            <text:p>1 264</text:p>
          </table:table-cell>
          <table:table-cell table:formula="of:=[.G69]+[.C70]" office:value-type="float" office:value="4" calcext:value-type="float">
            <text:p>4</text:p>
          </table:table-cell>
          <table:table-cell table:formula="of:=[.H69]+[.D70]" office:value-type="float" office:value="85228" calcext:value-type="float">
            <text:p>85228</text:p>
          </table:table-cell>
          <table:table-cell table:formula="of:=[.I69]+[.E70]" office:value-type="float" office:value="1245" calcext:value-type="float">
            <text:p>1245</text:p>
          </table:table-cell>
          <table:table-cell table:formula="of:=ROUND(SUM([.F57:.F70])/14;0)" office:value-type="float" office:value="419" calcext:value-type="float">
            <text:p>419</text:p>
          </table:table-cell>
          <table:table-cell table:formula="of:=ROUND(SUM([.G57:.G70])/14;0)" office:value-type="float" office:value="1" calcext:value-type="float">
            <text:p>1</text:p>
          </table:table-cell>
          <table:table-cell table:formula="of:=ROUND(SUM([.H57:.H70])/14;0)" office:value-type="float" office:value="28653" calcext:value-type="float">
            <text:p>28653</text:p>
          </table:table-cell>
          <table:table-cell table:formula="of:=ROUND(SUM([.I57:.I70])/14;0)" office:value-type="float" office:value="396" calcext:value-type="float">
            <text:p>396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29" calcext:value-type="date">
            <text:p>мар 29 </text:p>
          </table:table-cell>
          <table:table-cell table:style-name="ce5" office:value-type="float" office:value="270" calcext:value-type="float">
            <text:p>270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18093" calcext:value-type="float">
            <text:p>18 093 </text:p>
          </table:table-cell>
          <table:table-cell table:style-name="ce5" office:value-type="float" office:value="425" calcext:value-type="float">
            <text:p>425 </text:p>
          </table:table-cell>
          <table:table-cell table:formula="of:=[.F70]+[.B71]" office:value-type="float" office:value="1534" calcext:value-type="float">
            <text:p>1 534</text:p>
          </table:table-cell>
          <table:table-cell table:formula="of:=[.G70]+[.C71]" office:value-type="float" office:value="8" calcext:value-type="float">
            <text:p>8</text:p>
          </table:table-cell>
          <table:table-cell table:formula="of:=[.H70]+[.D71]" office:value-type="float" office:value="103321" calcext:value-type="float">
            <text:p>103321</text:p>
          </table:table-cell>
          <table:table-cell table:formula="of:=[.I70]+[.E71]" office:value-type="float" office:value="1670" calcext:value-type="float">
            <text:p>1670</text:p>
          </table:table-cell>
          <table:table-cell table:formula="of:=ROUND(SUM([.F58:.F71])/14;0)" office:value-type="float" office:value="526" calcext:value-type="float">
            <text:p>526</text:p>
          </table:table-cell>
          <table:table-cell table:formula="of:=ROUND(SUM([.G58:.G71])/14;0)" office:value-type="float" office:value="1" calcext:value-type="float">
            <text:p>1</text:p>
          </table:table-cell>
          <table:table-cell table:formula="of:=ROUND(SUM([.H58:.H71])/14;0)" office:value-type="float" office:value="35913" calcext:value-type="float">
            <text:p>35913</text:p>
          </table:table-cell>
          <table:table-cell table:formula="of:=ROUND(SUM([.I58:.I71])/14;0)" office:value-type="float" office:value="512" calcext:value-type="float">
            <text:p>51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30" calcext:value-type="date">
            <text:p>мар 30 </text:p>
          </table:table-cell>
          <table:table-cell table:style-name="ce5" table:number-columns-repeated="2"/>
          <table:table-cell table:style-name="ce5" office:value-type="float" office:value="19332" calcext:value-type="float">
            <text:p>19 332 </text:p>
          </table:table-cell>
          <table:table-cell table:style-name="ce5" office:value-type="float" office:value="444" calcext:value-type="float">
            <text:p>444 </text:p>
          </table:table-cell>
          <table:table-cell table:formula="of:=[.F71]+[.B72]" office:value-type="float" office:value="1534" calcext:value-type="float">
            <text:p>1 534</text:p>
          </table:table-cell>
          <table:table-cell table:formula="of:=[.G71]+[.C72]" office:value-type="float" office:value="8" calcext:value-type="float">
            <text:p>8</text:p>
          </table:table-cell>
          <table:table-cell table:formula="of:=[.H71]+[.D72]" office:value-type="float" office:value="122653" calcext:value-type="float">
            <text:p>122653</text:p>
          </table:table-cell>
          <table:table-cell table:formula="of:=[.I71]+[.E72]" office:value-type="float" office:value="2114" calcext:value-type="float">
            <text:p>2114</text:p>
          </table:table-cell>
          <table:table-cell table:formula="of:=ROUND(SUM([.F59:.F72])/14;0)" office:value-type="float" office:value="631" calcext:value-type="float">
            <text:p>631</text:p>
          </table:table-cell>
          <table:table-cell table:formula="of:=ROUND(SUM([.G59:.G72])/14;0)" office:value-type="float" office:value="2" calcext:value-type="float">
            <text:p>2</text:p>
          </table:table-cell>
          <table:table-cell table:formula="of:=ROUND(SUM([.H59:.H72])/14;0)" office:value-type="float" office:value="44555" calcext:value-type="float">
            <text:p>44555</text:p>
          </table:table-cell>
          <table:table-cell table:formula="of:=ROUND(SUM([.I59:.I72])/14;0)" office:value-type="float" office:value="660" calcext:value-type="float">
            <text:p>660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3-31" calcext:value-type="date">
            <text:p>мар 31 </text:p>
          </table:table-cell>
          <table:table-cell table:style-name="ce5" office:value-type="float" office:value="303" calcext:value-type="float">
            <text:p>303 </text:p>
          </table:table-cell>
          <table:table-cell table:style-name="ce5"/>
          <table:table-cell table:style-name="ce5" office:value-type="float" office:value="17987" calcext:value-type="float">
            <text:p>17 987 </text:p>
          </table:table-cell>
          <table:table-cell table:style-name="ce5" office:value-type="float" office:value="286" calcext:value-type="float">
            <text:p>286 </text:p>
          </table:table-cell>
          <table:table-cell table:formula="of:=[.F72]+[.B73]" office:value-type="float" office:value="1837" calcext:value-type="float">
            <text:p>1 837</text:p>
          </table:table-cell>
          <table:table-cell table:formula="of:=[.G72]+[.C73]" office:value-type="float" office:value="8" calcext:value-type="float">
            <text:p>8</text:p>
          </table:table-cell>
          <table:table-cell table:formula="of:=[.H72]+[.D73]" office:value-type="float" office:value="140640" calcext:value-type="float">
            <text:p>140640</text:p>
          </table:table-cell>
          <table:table-cell table:formula="of:=[.I72]+[.E73]" office:value-type="float" office:value="2400" calcext:value-type="float">
            <text:p>2400</text:p>
          </table:table-cell>
          <table:table-cell table:formula="of:=ROUND(SUM([.F60:.F73])/14;0)" office:value-type="float" office:value="756" calcext:value-type="float">
            <text:p>756</text:p>
          </table:table-cell>
          <table:table-cell table:formula="of:=ROUND(SUM([.G60:.G73])/14;0)" office:value-type="float" office:value="2" calcext:value-type="float">
            <text:p>2</text:p>
          </table:table-cell>
          <table:table-cell table:formula="of:=ROUND(SUM([.H60:.H73])/14;0)" office:value-type="float" office:value="54350" calcext:value-type="float">
            <text:p>54350</text:p>
          </table:table-cell>
          <table:table-cell table:formula="of:=ROUND(SUM([.I60:.I73])/14;0)" office:value-type="float" office:value="827" calcext:value-type="float">
            <text:p>827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01" calcext:value-type="date">
            <text:p>апр 1 </text:p>
          </table:table-cell>
          <table:table-cell table:style-name="ce5" office:value-type="float" office:value="500" calcext:value-type="float">
            <text:p>500 </text:p>
          </table:table-cell>
          <table:table-cell table:style-name="ce5" office:value-type="float" office:value="8" calcext:value-type="float">
            <text:p>8 </text:p>
          </table:table-cell>
          <table:table-cell table:style-name="ce5" office:value-type="float" office:value="22559" calcext:value-type="float">
            <text:p>22 559 </text:p>
          </table:table-cell>
          <table:table-cell table:style-name="ce5" office:value-type="float" office:value="452" calcext:value-type="float">
            <text:p>452 </text:p>
          </table:table-cell>
          <table:table-cell table:formula="of:=[.F73]+[.B74]" office:value-type="float" office:value="2337" calcext:value-type="float">
            <text:p>2 337</text:p>
          </table:table-cell>
          <table:table-cell table:formula="of:=[.G73]+[.C74]" office:value-type="float" office:value="16" calcext:value-type="float">
            <text:p>16</text:p>
          </table:table-cell>
          <table:table-cell table:formula="of:=[.H73]+[.D74]" office:value-type="float" office:value="163199" calcext:value-type="float">
            <text:p>163199</text:p>
          </table:table-cell>
          <table:table-cell table:formula="of:=[.I73]+[.E74]" office:value-type="float" office:value="2852" calcext:value-type="float">
            <text:p>2852</text:p>
          </table:table-cell>
          <table:table-cell table:formula="of:=ROUND(SUM([.F61:.F74])/14;0)" office:value-type="float" office:value="916" calcext:value-type="float">
            <text:p>916</text:p>
          </table:table-cell>
          <table:table-cell table:formula="of:=ROUND(SUM([.G61:.G74])/14;0)" office:value-type="float" office:value="4" calcext:value-type="float">
            <text:p>4</text:p>
          </table:table-cell>
          <table:table-cell table:formula="of:=ROUND(SUM([.H61:.H74])/14;0)" office:value-type="float" office:value="65755" calcext:value-type="float">
            <text:p>65755</text:p>
          </table:table-cell>
          <table:table-cell table:formula="of:=ROUND(SUM([.I61:.I74])/14;0)" office:value-type="float" office:value="1027" calcext:value-type="float">
            <text:p>1027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02" calcext:value-type="date">
            <text:p>апр 2 </text:p>
          </table:table-cell>
          <table:table-cell table:style-name="ce5" office:value-type="float" office:value="440" calcext:value-type="float">
            <text:p>440 </text:p>
          </table:table-cell>
          <table:table-cell table:style-name="ce5" office:value-type="float" office:value="7" calcext:value-type="float">
            <text:p>7 </text:p>
          </table:table-cell>
          <table:table-cell table:style-name="ce5" office:value-type="float" office:value="24103" calcext:value-type="float">
            <text:p>24 103 </text:p>
          </table:table-cell>
          <table:table-cell table:style-name="ce5" office:value-type="float" office:value="996" calcext:value-type="float">
            <text:p>996 </text:p>
          </table:table-cell>
          <table:table-cell table:formula="of:=[.F74]+[.B75]" office:value-type="float" office:value="2777" calcext:value-type="float">
            <text:p>2 777</text:p>
          </table:table-cell>
          <table:table-cell table:formula="of:=[.G74]+[.C75]" office:value-type="float" office:value="23" calcext:value-type="float">
            <text:p>23</text:p>
          </table:table-cell>
          <table:table-cell table:formula="of:=[.H74]+[.D75]" office:value-type="float" office:value="187302" calcext:value-type="float">
            <text:p>187302</text:p>
          </table:table-cell>
          <table:table-cell table:formula="of:=[.I74]+[.E75]" office:value-type="float" office:value="3848" calcext:value-type="float">
            <text:p>3848</text:p>
          </table:table-cell>
          <table:table-cell table:formula="of:=ROUND(SUM([.F62:.F75])/14;0)" office:value-type="float" office:value="1104" calcext:value-type="float">
            <text:p>1104</text:p>
          </table:table-cell>
          <table:table-cell table:formula="of:=ROUND(SUM([.G62:.G75])/14;0)" office:value-type="float" office:value="5" calcext:value-type="float">
            <text:p>5</text:p>
          </table:table-cell>
          <table:table-cell table:formula="of:=ROUND(SUM([.H62:.H75])/14;0)" office:value-type="float" office:value="78627" calcext:value-type="float">
            <text:p>78627</text:p>
          </table:table-cell>
          <table:table-cell table:formula="of:=ROUND(SUM([.I62:.I75])/14;0)" office:value-type="float" office:value="1294" calcext:value-type="float">
            <text:p>1294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03" calcext:value-type="date">
            <text:p>апр 3 </text:p>
          </table:table-cell>
          <table:table-cell table:style-name="ce5" office:value-type="float" office:value="771" calcext:value-type="float">
            <text:p>771 </text:p>
          </table:table-cell>
          <table:table-cell table:style-name="ce5" office:value-type="float" office:value="6" calcext:value-type="float">
            <text:p>6 </text:p>
          </table:table-cell>
          <table:table-cell table:style-name="ce5" office:value-type="float" office:value="26298" calcext:value-type="float">
            <text:p>26 298 </text:p>
          </table:table-cell>
          <table:table-cell table:style-name="ce5" office:value-type="float" office:value="947" calcext:value-type="float">
            <text:p>947 </text:p>
          </table:table-cell>
          <table:table-cell table:formula="of:=[.F75]+[.B76]" office:value-type="float" office:value="3548" calcext:value-type="float">
            <text:p>3 548</text:p>
          </table:table-cell>
          <table:table-cell table:formula="of:=[.G75]+[.C76]" office:value-type="float" office:value="29" calcext:value-type="float">
            <text:p>29</text:p>
          </table:table-cell>
          <table:table-cell table:formula="of:=[.H75]+[.D76]" office:value-type="float" office:value="213600" calcext:value-type="float">
            <text:p>213600</text:p>
          </table:table-cell>
          <table:table-cell table:formula="of:=[.I75]+[.E76]" office:value-type="float" office:value="4795" calcext:value-type="float">
            <text:p>4795</text:p>
          </table:table-cell>
          <table:table-cell table:formula="of:=ROUND(SUM([.F63:.F76])/14;0)" office:value-type="float" office:value="1343" calcext:value-type="float">
            <text:p>1343</text:p>
          </table:table-cell>
          <table:table-cell table:formula="of:=ROUND(SUM([.G63:.G76])/14;0)" office:value-type="float" office:value="7" calcext:value-type="float">
            <text:p>7</text:p>
          </table:table-cell>
          <table:table-cell table:formula="of:=ROUND(SUM([.H63:.H76])/14;0)" office:value-type="float" office:value="93138" calcext:value-type="float">
            <text:p>93138</text:p>
          </table:table-cell>
          <table:table-cell table:formula="of:=ROUND(SUM([.I63:.I76])/14;0)" office:value-type="float" office:value="1626" calcext:value-type="float">
            <text:p>1626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04" calcext:value-type="date">
            <text:p>апр 4 </text:p>
          </table:table-cell>
          <table:table-cell table:style-name="ce5" office:value-type="float" office:value="601" calcext:value-type="float">
            <text:p>601 </text:p>
          </table:table-cell>
          <table:table-cell table:style-name="ce5" office:value-type="float" office:value="4" calcext:value-type="float">
            <text:p>4 </text:p>
          </table:table-cell>
          <table:table-cell table:style-name="ce5" office:value-type="float" office:value="28103" calcext:value-type="float">
            <text:p>28 103 </text:p>
          </table:table-cell>
          <table:table-cell table:style-name="ce5" office:value-type="float" office:value="1061" calcext:value-type="float">
            <text:p>1 061 </text:p>
          </table:table-cell>
          <table:table-cell table:formula="of:=[.F76]+[.B77]" office:value-type="float" office:value="4149" calcext:value-type="float">
            <text:p>4 149</text:p>
          </table:table-cell>
          <table:table-cell table:formula="of:=[.G76]+[.C77]" office:value-type="float" office:value="33" calcext:value-type="float">
            <text:p>33</text:p>
          </table:table-cell>
          <table:table-cell table:formula="of:=[.H76]+[.D77]" office:value-type="float" office:value="241703" calcext:value-type="float">
            <text:p>241703</text:p>
          </table:table-cell>
          <table:table-cell table:formula="of:=[.I76]+[.E77]" office:value-type="float" office:value="5856" calcext:value-type="float">
            <text:p>5856</text:p>
          </table:table-cell>
          <table:table-cell table:formula="of:=ROUND(SUM([.F64:.F77])/14;0)" office:value-type="float" office:value="1621" calcext:value-type="float">
            <text:p>1621</text:p>
          </table:table-cell>
          <table:table-cell table:formula="of:=ROUND(SUM([.G64:.G77])/14;0)" office:value-type="float" office:value="10" calcext:value-type="float">
            <text:p>10</text:p>
          </table:table-cell>
          <table:table-cell table:formula="of:=ROUND(SUM([.H64:.H77])/14;0)" office:value-type="float" office:value="109316" calcext:value-type="float">
            <text:p>109316</text:p>
          </table:table-cell>
          <table:table-cell table:formula="of:=ROUND(SUM([.I64:.I77])/14;0)" office:value-type="float" office:value="2030" calcext:value-type="float">
            <text:p>2030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05" calcext:value-type="date">
            <text:p>апр 5 </text:p>
          </table:table-cell>
          <table:table-cell table:style-name="ce5" office:value-type="float" office:value="582" calcext:value-type="float">
            <text:p>582 </text:p>
          </table:table-cell>
          <table:table-cell table:style-name="ce5" office:value-type="float" office:value="9" calcext:value-type="float">
            <text:p>9 </text:p>
          </table:table-cell>
          <table:table-cell table:style-name="ce5" office:value-type="float" office:value="32105" calcext:value-type="float">
            <text:p>32 105 </text:p>
          </table:table-cell>
          <table:table-cell table:style-name="ce5" office:value-type="float" office:value="1166" calcext:value-type="float">
            <text:p>1 166 </text:p>
          </table:table-cell>
          <table:table-cell table:formula="of:=[.F77]+[.B78]" office:value-type="float" office:value="4731" calcext:value-type="float">
            <text:p>4 731</text:p>
          </table:table-cell>
          <table:table-cell table:formula="of:=[.G77]+[.C78]" office:value-type="float" office:value="42" calcext:value-type="float">
            <text:p>42</text:p>
          </table:table-cell>
          <table:table-cell table:formula="of:=[.H77]+[.D78]" office:value-type="float" office:value="273808" calcext:value-type="float">
            <text:p>273808</text:p>
          </table:table-cell>
          <table:table-cell table:formula="of:=[.I77]+[.E78]" office:value-type="float" office:value="7022" calcext:value-type="float">
            <text:p>7022</text:p>
          </table:table-cell>
          <table:table-cell table:formula="of:=ROUND(SUM([.F65:.F78])/14;0)" office:value-type="float" office:value="1937" calcext:value-type="float">
            <text:p>1937</text:p>
          </table:table-cell>
          <table:table-cell table:formula="of:=ROUND(SUM([.G65:.G78])/14;0)" office:value-type="float" office:value="13" calcext:value-type="float">
            <text:p>13</text:p>
          </table:table-cell>
          <table:table-cell table:formula="of:=ROUND(SUM([.H65:.H78])/14;0)" office:value-type="float" office:value="127786" calcext:value-type="float">
            <text:p>127786</text:p>
          </table:table-cell>
          <table:table-cell table:formula="of:=ROUND(SUM([.I65:.I78])/14;0)" office:value-type="float" office:value="2517" calcext:value-type="float">
            <text:p>2517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06" calcext:value-type="date">
            <text:p>апр 6 </text:p>
          </table:table-cell>
          <table:table-cell table:style-name="ce5" office:value-type="float" office:value="658" calcext:value-type="float">
            <text:p>658 </text:p>
          </table:table-cell>
          <table:table-cell table:style-name="ce5" office:value-type="float" office:value="3" calcext:value-type="float">
            <text:p>3 </text:p>
          </table:table-cell>
          <table:table-cell table:style-name="ce5" office:value-type="float" office:value="33510" calcext:value-type="float">
            <text:p>33 510 </text:p>
          </table:table-cell>
          <table:table-cell table:style-name="ce5" office:value-type="float" office:value="1338" calcext:value-type="float">
            <text:p>1 338 </text:p>
          </table:table-cell>
          <table:table-cell table:formula="of:=[.F78]+[.B79]" office:value-type="float" office:value="5389" calcext:value-type="float">
            <text:p>5 389</text:p>
          </table:table-cell>
          <table:table-cell table:formula="of:=[.G78]+[.C79]" office:value-type="float" office:value="45" calcext:value-type="float">
            <text:p>45</text:p>
          </table:table-cell>
          <table:table-cell table:formula="of:=[.H78]+[.D79]" office:value-type="float" office:value="307318" calcext:value-type="float">
            <text:p>307318</text:p>
          </table:table-cell>
          <table:table-cell table:formula="of:=[.I78]+[.E79]" office:value-type="float" office:value="8360" calcext:value-type="float">
            <text:p>8360</text:p>
          </table:table-cell>
          <table:table-cell table:formula="of:=ROUND(SUM([.F66:.F79])/14;0)" office:value-type="float" office:value="2291" calcext:value-type="float">
            <text:p>2291</text:p>
          </table:table-cell>
          <table:table-cell table:formula="of:=ROUND(SUM([.G66:.G79])/14;0)" office:value-type="float" office:value="16" calcext:value-type="float">
            <text:p>16</text:p>
          </table:table-cell>
          <table:table-cell table:formula="of:=ROUND(SUM([.H66:.H79])/14;0)" office:value-type="float" office:value="147482" calcext:value-type="float">
            <text:p>147482</text:p>
          </table:table-cell>
          <table:table-cell table:formula="of:=ROUND(SUM([.I66:.I79])/14;0)" office:value-type="float" office:value="3085" calcext:value-type="float">
            <text:p>3085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07" calcext:value-type="date">
            <text:p>апр 7 </text:p>
          </table:table-cell>
          <table:table-cell table:style-name="ce5" office:value-type="float" office:value="954" calcext:value-type="float">
            <text:p>954 </text:p>
          </table:table-cell>
          <table:table-cell table:style-name="ce5" office:value-type="float" office:value="2" calcext:value-type="float">
            <text:p>2 </text:p>
          </table:table-cell>
          <table:table-cell table:style-name="ce5" office:value-type="float" office:value="26493" calcext:value-type="float">
            <text:p>26 493 </text:p>
          </table:table-cell>
          <table:table-cell table:style-name="ce5" office:value-type="float" office:value="1201" calcext:value-type="float">
            <text:p>1 201 </text:p>
          </table:table-cell>
          <table:table-cell table:formula="of:=[.F79]+[.B80]" office:value-type="float" office:value="6343" calcext:value-type="float">
            <text:p>6 343</text:p>
          </table:table-cell>
          <table:table-cell table:formula="of:=[.G79]+[.C80]" office:value-type="float" office:value="47" calcext:value-type="float">
            <text:p>47</text:p>
          </table:table-cell>
          <table:table-cell table:formula="of:=[.H79]+[.D80]" office:value-type="float" office:value="333811" calcext:value-type="float">
            <text:p>333811</text:p>
          </table:table-cell>
          <table:table-cell table:formula="of:=[.I79]+[.E80]" office:value-type="float" office:value="9561" calcext:value-type="float">
            <text:p>9561</text:p>
          </table:table-cell>
          <table:table-cell table:formula="of:=ROUND(SUM([.F67:.F80])/14;0)" office:value-type="float" office:value="2713" calcext:value-type="float">
            <text:p>2713</text:p>
          </table:table-cell>
          <table:table-cell table:formula="of:=ROUND(SUM([.G67:.G80])/14;0)" office:value-type="float" office:value="19" calcext:value-type="float">
            <text:p>19</text:p>
          </table:table-cell>
          <table:table-cell table:formula="of:=ROUND(SUM([.H67:.H80])/14;0)" office:value-type="float" office:value="168314" calcext:value-type="float">
            <text:p>168314</text:p>
          </table:table-cell>
          <table:table-cell table:formula="of:=ROUND(SUM([.I67:.I80])/14;0)" office:value-type="float" office:value="3734" calcext:value-type="float">
            <text:p>3734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08" calcext:value-type="date">
            <text:p>апр 8 </text:p>
          </table:table-cell>
          <table:table-cell table:style-name="ce5" office:value-type="float" office:value="1154" calcext:value-type="float">
            <text:p>1 154 </text:p>
          </table:table-cell>
          <table:table-cell table:style-name="ce5" office:value-type="float" office:value="11" calcext:value-type="float">
            <text:p>11 </text:p>
          </table:table-cell>
          <table:table-cell table:style-name="ce5" office:value-type="float" office:value="29510" calcext:value-type="float">
            <text:p>29 510 </text:p>
          </table:table-cell>
          <table:table-cell table:style-name="ce5" office:value-type="float" office:value="1286" calcext:value-type="float">
            <text:p>1 286 </text:p>
          </table:table-cell>
          <table:table-cell table:formula="of:=[.F80]+[.B81]" office:value-type="float" office:value="7497" calcext:value-type="float">
            <text:p>7 497</text:p>
          </table:table-cell>
          <table:table-cell table:formula="of:=[.G80]+[.C81]" office:value-type="float" office:value="58" calcext:value-type="float">
            <text:p>58</text:p>
          </table:table-cell>
          <table:table-cell table:formula="of:=[.H80]+[.D81]" office:value-type="float" office:value="363321" calcext:value-type="float">
            <text:p>363321</text:p>
          </table:table-cell>
          <table:table-cell table:formula="of:=[.I80]+[.E81]" office:value-type="float" office:value="10847" calcext:value-type="float">
            <text:p>10847</text:p>
          </table:table-cell>
          <table:table-cell table:formula="of:=ROUND(SUM([.F68:.F81])/14;0)" office:value-type="float" office:value="3201" calcext:value-type="float">
            <text:p>3201</text:p>
          </table:table-cell>
          <table:table-cell table:formula="of:=ROUND(SUM([.G68:.G81])/14;0)" office:value-type="float" office:value="23" calcext:value-type="float">
            <text:p>23</text:p>
          </table:table-cell>
          <table:table-cell table:formula="of:=ROUND(SUM([.H68:.H81])/14;0)" office:value-type="float" office:value="190558" calcext:value-type="float">
            <text:p>190558</text:p>
          </table:table-cell>
          <table:table-cell table:formula="of:=ROUND(SUM([.I68:.I81])/14;0)" office:value-type="float" office:value="4461" calcext:value-type="float">
            <text:p>446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09" calcext:value-type="date">
            <text:p>апр 9 </text:p>
          </table:table-cell>
          <table:table-cell table:style-name="ce5" office:value-type="float" office:value="2634" calcext:value-type="float">
            <text:p>2 634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1709" calcext:value-type="float">
            <text:p>31 709 </text:p>
          </table:table-cell>
          <table:table-cell table:style-name="ce5" office:value-type="float" office:value="1895" calcext:value-type="float">
            <text:p>1 895 </text:p>
          </table:table-cell>
          <table:table-cell table:formula="of:=[.F81]+[.B82]" office:value-type="float" office:value="10131" calcext:value-type="float">
            <text:p>10 131</text:p>
          </table:table-cell>
          <table:table-cell table:formula="of:=[.G81]+[.C82]" office:value-type="float" office:value="76" calcext:value-type="float">
            <text:p>76</text:p>
          </table:table-cell>
          <table:table-cell table:formula="of:=[.H81]+[.D82]" office:value-type="float" office:value="395030" calcext:value-type="float">
            <text:p>395030</text:p>
          </table:table-cell>
          <table:table-cell table:formula="of:=[.I81]+[.E82]" office:value-type="float" office:value="12742" calcext:value-type="float">
            <text:p>12742</text:p>
          </table:table-cell>
          <table:table-cell table:formula="of:=ROUND(SUM([.F69:.F82])/14;0)" office:value-type="float" office:value="3865" calcext:value-type="float">
            <text:p>3865</text:p>
          </table:table-cell>
          <table:table-cell table:formula="of:=ROUND(SUM([.G69:.G82])/14;0)" office:value-type="float" office:value="29" calcext:value-type="float">
            <text:p>29</text:p>
          </table:table-cell>
          <table:table-cell table:formula="of:=ROUND(SUM([.H69:.H82])/14;0)" office:value-type="float" office:value="214233" calcext:value-type="float">
            <text:p>214233</text:p>
          </table:table-cell>
          <table:table-cell table:formula="of:=ROUND(SUM([.I69:.I82])/14;0)" office:value-type="float" office:value="5308" calcext:value-type="float">
            <text:p>5308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10" calcext:value-type="date">
            <text:p>апр 10 </text:p>
          </table:table-cell>
          <table:table-cell table:style-name="ce5" office:value-type="float" office:value="1786" calcext:value-type="float">
            <text:p>1 786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0859" calcext:value-type="float">
            <text:p>30 859 </text:p>
          </table:table-cell>
          <table:table-cell table:style-name="ce5" office:value-type="float" office:value="1925" calcext:value-type="float">
            <text:p>1 925 </text:p>
          </table:table-cell>
          <table:table-cell table:formula="of:=[.F82]+[.B83]" office:value-type="float" office:value="11917" calcext:value-type="float">
            <text:p>11 917</text:p>
          </table:table-cell>
          <table:table-cell table:formula="of:=[.G82]+[.C83]" office:value-type="float" office:value="94" calcext:value-type="float">
            <text:p>94</text:p>
          </table:table-cell>
          <table:table-cell table:formula="of:=[.H82]+[.D83]" office:value-type="float" office:value="425889" calcext:value-type="float">
            <text:p>425889</text:p>
          </table:table-cell>
          <table:table-cell table:formula="of:=[.I82]+[.E83]" office:value-type="float" office:value="14667" calcext:value-type="float">
            <text:p>14667</text:p>
          </table:table-cell>
          <table:table-cell table:formula="of:=ROUND(SUM([.F70:.F83])/14;0)" office:value-type="float" office:value="4642" calcext:value-type="float">
            <text:p>4642</text:p>
          </table:table-cell>
          <table:table-cell table:formula="of:=ROUND(SUM([.G70:.G83])/14;0)" office:value-type="float" office:value="35" calcext:value-type="float">
            <text:p>35</text:p>
          </table:table-cell>
          <table:table-cell table:formula="of:=ROUND(SUM([.H70:.H83])/14;0)" office:value-type="float" office:value="239773" calcext:value-type="float">
            <text:p>239773</text:p>
          </table:table-cell>
          <table:table-cell table:formula="of:=ROUND(SUM([.I70:.I83])/14;0)" office:value-type="float" office:value="6284" calcext:value-type="float">
            <text:p>6284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11" calcext:value-type="date">
            <text:p>апр 11 </text:p>
          </table:table-cell>
          <table:table-cell table:style-name="ce5" office:value-type="float" office:value="1667" calcext:value-type="float">
            <text:p>1 667 </text:p>
          </table:table-cell>
          <table:table-cell table:style-name="ce5" office:value-type="float" office:value="12" calcext:value-type="float">
            <text:p>12 </text:p>
          </table:table-cell>
          <table:table-cell table:style-name="ce5" office:value-type="float" office:value="35386" calcext:value-type="float">
            <text:p>35 386 </text:p>
          </table:table-cell>
          <table:table-cell table:style-name="ce5" office:value-type="float" office:value="1931" calcext:value-type="float">
            <text:p>1 931 </text:p>
          </table:table-cell>
          <table:table-cell table:formula="of:=[.F83]+[.B84]" office:value-type="float" office:value="13584" calcext:value-type="float">
            <text:p>13 584</text:p>
          </table:table-cell>
          <table:table-cell table:formula="of:=[.G83]+[.C84]" office:value-type="float" office:value="106" calcext:value-type="float">
            <text:p>106</text:p>
          </table:table-cell>
          <table:table-cell table:formula="of:=[.H83]+[.D84]" office:value-type="float" office:value="461275" calcext:value-type="float">
            <text:p>461275</text:p>
          </table:table-cell>
          <table:table-cell table:formula="of:=[.I83]+[.E84]" office:value-type="float" office:value="16598" calcext:value-type="float">
            <text:p>16598</text:p>
          </table:table-cell>
          <table:table-cell table:formula="of:=ROUND(SUM([.F71:.F84])/14;0)" office:value-type="float" office:value="5522" calcext:value-type="float">
            <text:p>5522</text:p>
          </table:table-cell>
          <table:table-cell table:formula="of:=ROUND(SUM([.G71:.G84])/14;0)" office:value-type="float" office:value="42" calcext:value-type="float">
            <text:p>42</text:p>
          </table:table-cell>
          <table:table-cell table:formula="of:=ROUND(SUM([.H71:.H84])/14;0)" office:value-type="float" office:value="266634" calcext:value-type="float">
            <text:p>266634</text:p>
          </table:table-cell>
          <table:table-cell table:formula="of:=ROUND(SUM([.I71:.I84])/14;0)" office:value-type="float" office:value="7381" calcext:value-type="float">
            <text:p>738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12" calcext:value-type="date">
            <text:p>апр 12 </text:p>
          </table:table-cell>
          <table:table-cell table:style-name="ce5" office:value-type="float" office:value="2186" calcext:value-type="float">
            <text:p>2 186 </text:p>
          </table:table-cell>
          <table:table-cell table:style-name="ce5" office:value-type="float" office:value="24" calcext:value-type="float">
            <text:p>24 </text:p>
          </table:table-cell>
          <table:table-cell table:style-name="ce5" office:value-type="float" office:value="31606" calcext:value-type="float">
            <text:p>31 606 </text:p>
          </table:table-cell>
          <table:table-cell table:style-name="ce5" office:value-type="float" office:value="1920" calcext:value-type="float">
            <text:p>1 920 </text:p>
          </table:table-cell>
          <table:table-cell table:formula="of:=[.F84]+[.B85]" office:value-type="float" office:value="15770" calcext:value-type="float">
            <text:p>15 770</text:p>
          </table:table-cell>
          <table:table-cell table:formula="of:=[.G84]+[.C85]" office:value-type="float" office:value="130" calcext:value-type="float">
            <text:p>130</text:p>
          </table:table-cell>
          <table:table-cell table:formula="of:=[.H84]+[.D85]" office:value-type="float" office:value="492881" calcext:value-type="float">
            <text:p>492881</text:p>
          </table:table-cell>
          <table:table-cell table:formula="of:=[.I84]+[.E85]" office:value-type="float" office:value="18518" calcext:value-type="float">
            <text:p>18518</text:p>
          </table:table-cell>
          <table:table-cell table:formula="of:=ROUND(SUM([.F72:.F85])/14;0)" office:value-type="float" office:value="6539" calcext:value-type="float">
            <text:p>6539</text:p>
          </table:table-cell>
          <table:table-cell table:formula="of:=ROUND(SUM([.G72:.G85])/14;0)" office:value-type="float" office:value="51" calcext:value-type="float">
            <text:p>51</text:p>
          </table:table-cell>
          <table:table-cell table:formula="of:=ROUND(SUM([.H72:.H85])/14;0)" office:value-type="float" office:value="294459" calcext:value-type="float">
            <text:p>294459</text:p>
          </table:table-cell>
          <table:table-cell table:formula="of:=ROUND(SUM([.I72:.I85])/14;0)" office:value-type="float" office:value="8584" calcext:value-type="float">
            <text:p>8584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13" calcext:value-type="date">
            <text:p>апр 13 </text:p>
          </table:table-cell>
          <table:table-cell table:style-name="ce5" office:value-type="float" office:value="2558" calcext:value-type="float">
            <text:p>2 558 </text:p>
          </table:table-cell>
          <table:table-cell table:style-name="ce5" office:value-type="float" office:value="18" calcext:value-type="float">
            <text:p>18 </text:p>
          </table:table-cell>
          <table:table-cell table:style-name="ce5" office:value-type="float" office:value="31633" calcext:value-type="float">
            <text:p>31 633 </text:p>
          </table:table-cell>
          <table:table-cell table:style-name="ce5" office:value-type="float" office:value="1928" calcext:value-type="float">
            <text:p>1 928 </text:p>
          </table:table-cell>
          <table:table-cell table:formula="of:=[.F85]+[.B86]" office:value-type="float" office:value="18328" calcext:value-type="float">
            <text:p>18 328</text:p>
          </table:table-cell>
          <table:table-cell table:formula="of:=[.G85]+[.C86]" office:value-type="float" office:value="148" calcext:value-type="float">
            <text:p>148</text:p>
          </table:table-cell>
          <table:table-cell table:formula="of:=[.H85]+[.D86]" office:value-type="float" office:value="524514" calcext:value-type="float">
            <text:p>524514</text:p>
          </table:table-cell>
          <table:table-cell table:formula="of:=[.I85]+[.E86]" office:value-type="float" office:value="20446" calcext:value-type="float">
            <text:p>20446</text:p>
          </table:table-cell>
          <table:table-cell table:formula="of:=ROUND(SUM([.F73:.F86])/14;0)" office:value-type="float" office:value="7738" calcext:value-type="float">
            <text:p>7738</text:p>
          </table:table-cell>
          <table:table-cell table:formula="of:=ROUND(SUM([.G73:.G86])/14;0)" office:value-type="float" office:value="61" calcext:value-type="float">
            <text:p>61</text:p>
          </table:table-cell>
          <table:table-cell table:formula="of:=ROUND(SUM([.H73:.H86])/14;0)" office:value-type="float" office:value="323164" calcext:value-type="float">
            <text:p>323164</text:p>
          </table:table-cell>
          <table:table-cell table:formula="of:=ROUND(SUM([.I73:.I86])/14;0)" office:value-type="float" office:value="9894" calcext:value-type="float">
            <text:p>9894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14" calcext:value-type="date">
            <text:p>апр 14 </text:p>
          </table:table-cell>
          <table:table-cell table:style-name="ce5" office:value-type="float" office:value="2774" calcext:value-type="float">
            <text:p>2 774 </text:p>
          </table:table-cell>
          <table:table-cell table:style-name="ce5" office:value-type="float" office:value="22" calcext:value-type="float">
            <text:p>22 </text:p>
          </table:table-cell>
          <table:table-cell table:style-name="ce5" office:value-type="float" office:value="29308" calcext:value-type="float">
            <text:p>29 308 </text:p>
          </table:table-cell>
          <table:table-cell table:style-name="ce5" office:value-type="float" office:value="1528" calcext:value-type="float">
            <text:p>1 528 </text:p>
          </table:table-cell>
          <table:table-cell table:formula="of:=[.F86]+[.B87]" office:value-type="float" office:value="21102" calcext:value-type="float">
            <text:p>21 102</text:p>
          </table:table-cell>
          <table:table-cell table:formula="of:=[.G86]+[.C87]" office:value-type="float" office:value="170" calcext:value-type="float">
            <text:p>170</text:p>
          </table:table-cell>
          <table:table-cell table:formula="of:=[.H86]+[.D87]" office:value-type="float" office:value="553822" calcext:value-type="float">
            <text:p>553822</text:p>
          </table:table-cell>
          <table:table-cell table:formula="of:=[.I86]+[.E87]" office:value-type="float" office:value="21974" calcext:value-type="float">
            <text:p>21974</text:p>
          </table:table-cell>
          <table:table-cell table:formula="of:=ROUND(SUM([.F74:.F87])/14;0)" office:value-type="float" office:value="9115" calcext:value-type="float">
            <text:p>9115</text:p>
          </table:table-cell>
          <table:table-cell table:formula="of:=ROUND(SUM([.G74:.G87])/14;0)" office:value-type="float" office:value="73" calcext:value-type="float">
            <text:p>73</text:p>
          </table:table-cell>
          <table:table-cell table:formula="of:=ROUND(SUM([.H74:.H87])/14;0)" office:value-type="float" office:value="352677" calcext:value-type="float">
            <text:p>352677</text:p>
          </table:table-cell>
          <table:table-cell table:formula="of:=ROUND(SUM([.I74:.I87])/14;0)" office:value-type="float" office:value="11292" calcext:value-type="float">
            <text:p>1129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15" calcext:value-type="date">
            <text:p>апр 15 </text:p>
          </table:table-cell>
          <table:table-cell table:style-name="ce5" office:value-type="float" office:value="3388" calcext:value-type="float">
            <text:p>3 388 </text:p>
          </table:table-cell>
          <table:table-cell table:style-name="ce5" office:value-type="float" office:value="28" calcext:value-type="float">
            <text:p>28 </text:p>
          </table:table-cell>
          <table:table-cell table:style-name="ce5" office:value-type="float" office:value="24446" calcext:value-type="float">
            <text:p>24 446 </text:p>
          </table:table-cell>
          <table:table-cell table:style-name="ce5" office:value-type="float" office:value="1504" calcext:value-type="float">
            <text:p>1 504 </text:p>
          </table:table-cell>
          <table:table-cell table:formula="of:=[.F87]+[.B88]" office:value-type="float" office:value="24490" calcext:value-type="float">
            <text:p>24 490</text:p>
          </table:table-cell>
          <table:table-cell table:formula="of:=[.G87]+[.C88]" office:value-type="float" office:value="198" calcext:value-type="float">
            <text:p>198</text:p>
          </table:table-cell>
          <table:table-cell table:formula="of:=[.H87]+[.D88]" office:value-type="float" office:value="578268" calcext:value-type="float">
            <text:p>578268</text:p>
          </table:table-cell>
          <table:table-cell table:formula="of:=[.I87]+[.E88]" office:value-type="float" office:value="23478" calcext:value-type="float">
            <text:p>23478</text:p>
          </table:table-cell>
          <table:table-cell table:formula="of:=ROUND(SUM([.F75:.F88])/14;0)" office:value-type="float" office:value="10697" calcext:value-type="float">
            <text:p>10697</text:p>
          </table:table-cell>
          <table:table-cell table:formula="of:=ROUND(SUM([.G75:.G88])/14;0)" office:value-type="float" office:value="86" calcext:value-type="float">
            <text:p>86</text:p>
          </table:table-cell>
          <table:table-cell table:formula="of:=ROUND(SUM([.H75:.H88])/14;0)" office:value-type="float" office:value="382324" calcext:value-type="float">
            <text:p>382324</text:p>
          </table:table-cell>
          <table:table-cell table:formula="of:=ROUND(SUM([.I75:.I88])/14;0)" office:value-type="float" office:value="12765" calcext:value-type="float">
            <text:p>12765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16" calcext:value-type="date">
            <text:p>апр 16 </text:p>
          </table:table-cell>
          <table:table-cell table:style-name="ce5" office:value-type="float" office:value="3448" calcext:value-type="float">
            <text:p>3 448 </text:p>
          </table:table-cell>
          <table:table-cell table:style-name="ce5" office:value-type="float" office:value="34" calcext:value-type="float">
            <text:p>34 </text:p>
          </table:table-cell>
          <table:table-cell table:style-name="ce5" office:value-type="float" office:value="25802" calcext:value-type="float">
            <text:p>25 802 </text:p>
          </table:table-cell>
          <table:table-cell table:style-name="ce5" office:value-type="float" office:value="2395" calcext:value-type="float">
            <text:p>2 395 </text:p>
          </table:table-cell>
          <table:table-cell table:formula="of:=[.F88]+[.B89]" office:value-type="float" office:value="27938" calcext:value-type="float">
            <text:p>27 938</text:p>
          </table:table-cell>
          <table:table-cell table:formula="of:=[.G88]+[.C89]" office:value-type="float" office:value="232" calcext:value-type="float">
            <text:p>232</text:p>
          </table:table-cell>
          <table:table-cell table:formula="of:=[.H88]+[.D89]" office:value-type="float" office:value="604070" calcext:value-type="float">
            <text:p>604070</text:p>
          </table:table-cell>
          <table:table-cell table:formula="of:=[.I88]+[.E89]" office:value-type="float" office:value="25873" calcext:value-type="float">
            <text:p>25873</text:p>
          </table:table-cell>
          <table:table-cell table:formula="of:=ROUND(SUM([.F76:.F89])/14;0)" office:value-type="float" office:value="12494" calcext:value-type="float">
            <text:p>12494</text:p>
          </table:table-cell>
          <table:table-cell table:formula="of:=ROUND(SUM([.G76:.G89])/14;0)" office:value-type="float" office:value="101" calcext:value-type="float">
            <text:p>101</text:p>
          </table:table-cell>
          <table:table-cell table:formula="of:=ROUND(SUM([.H76:.H89])/14;0)" office:value-type="float" office:value="412094" calcext:value-type="float">
            <text:p>412094</text:p>
          </table:table-cell>
          <table:table-cell table:formula="of:=ROUND(SUM([.I76:.I89])/14;0)" office:value-type="float" office:value="14338" calcext:value-type="float">
            <text:p>14338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17" calcext:value-type="date">
            <text:p>апр 17 </text:p>
          </table:table-cell>
          <table:table-cell table:style-name="ce5" office:value-type="float" office:value="4070" calcext:value-type="float">
            <text:p>4 070 </text:p>
          </table:table-cell>
          <table:table-cell table:style-name="ce5" office:value-type="float" office:value="41" calcext:value-type="float">
            <text:p>41 </text:p>
          </table:table-cell>
          <table:table-cell table:style-name="ce5" office:value-type="float" office:value="28711" calcext:value-type="float">
            <text:p>28 711 </text:p>
          </table:table-cell>
          <table:table-cell table:style-name="ce5" office:value-type="float" office:value="2350" calcext:value-type="float">
            <text:p>2 350 </text:p>
          </table:table-cell>
          <table:table-cell table:formula="of:=[.F89]+[.B90]" office:value-type="float" office:value="32008" calcext:value-type="float">
            <text:p>32 008</text:p>
          </table:table-cell>
          <table:table-cell table:formula="of:=[.G89]+[.C90]" office:value-type="float" office:value="273" calcext:value-type="float">
            <text:p>273</text:p>
          </table:table-cell>
          <table:table-cell table:formula="of:=[.H89]+[.D90]" office:value-type="float" office:value="632781" calcext:value-type="float">
            <text:p>632781</text:p>
          </table:table-cell>
          <table:table-cell table:formula="of:=[.I89]+[.E90]" office:value-type="float" office:value="28223" calcext:value-type="float">
            <text:p>28223</text:p>
          </table:table-cell>
          <table:table-cell table:formula="of:=ROUND(SUM([.F77:.F90])/14;0)" office:value-type="float" office:value="14527" calcext:value-type="float">
            <text:p>14527</text:p>
          </table:table-cell>
          <table:table-cell table:formula="of:=ROUND(SUM([.G77:.G90])/14;0)" office:value-type="float" office:value="118" calcext:value-type="float">
            <text:p>118</text:p>
          </table:table-cell>
          <table:table-cell table:formula="of:=ROUND(SUM([.H77:.H90])/14;0)" office:value-type="float" office:value="442035" calcext:value-type="float">
            <text:p>442035</text:p>
          </table:table-cell>
          <table:table-cell table:formula="of:=ROUND(SUM([.I77:.I90])/14;0)" office:value-type="float" office:value="16012" calcext:value-type="float">
            <text:p>1601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18" calcext:value-type="date">
            <text:p>апр 18 </text:p>
          </table:table-cell>
          <table:table-cell table:style-name="ce5" office:value-type="float" office:value="4785" calcext:value-type="float">
            <text:p>4 785 </text:p>
          </table:table-cell>
          <table:table-cell table:style-name="ce5" office:value-type="float" office:value="40" calcext:value-type="float">
            <text:p>40 </text:p>
          </table:table-cell>
          <table:table-cell table:style-name="ce5" office:value-type="float" office:value="32549" calcext:value-type="float">
            <text:p>32 549 </text:p>
          </table:table-cell>
          <table:table-cell table:style-name="ce5" office:value-type="float" office:value="2163" calcext:value-type="float">
            <text:p>2 163 </text:p>
          </table:table-cell>
          <table:table-cell table:formula="of:=[.F90]+[.B91]" office:value-type="float" office:value="36793" calcext:value-type="float">
            <text:p>36 793</text:p>
          </table:table-cell>
          <table:table-cell table:formula="of:=[.G90]+[.C91]" office:value-type="float" office:value="313" calcext:value-type="float">
            <text:p>313</text:p>
          </table:table-cell>
          <table:table-cell table:formula="of:=[.H90]+[.D91]" office:value-type="float" office:value="665330" calcext:value-type="float">
            <text:p>665330</text:p>
          </table:table-cell>
          <table:table-cell table:formula="of:=[.I90]+[.E91]" office:value-type="float" office:value="30386" calcext:value-type="float">
            <text:p>30386</text:p>
          </table:table-cell>
          <table:table-cell table:formula="of:=ROUND(SUM([.F78:.F91])/14;0)" office:value-type="float" office:value="16859" calcext:value-type="float">
            <text:p>16859</text:p>
          </table:table-cell>
          <table:table-cell table:formula="of:=ROUND(SUM([.G78:.G91])/14;0)" office:value-type="float" office:value="138" calcext:value-type="float">
            <text:p>138</text:p>
          </table:table-cell>
          <table:table-cell table:formula="of:=ROUND(SUM([.H78:.H91])/14;0)" office:value-type="float" office:value="472294" calcext:value-type="float">
            <text:p>472294</text:p>
          </table:table-cell>
          <table:table-cell table:formula="of:=ROUND(SUM([.I78:.I91])/14;0)" office:value-type="float" office:value="17764" calcext:value-type="float">
            <text:p>17764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19" calcext:value-type="date">
            <text:p>апр 19 </text:p>
          </table:table-cell>
          <table:table-cell table:style-name="ce5" office:value-type="float" office:value="6060" calcext:value-type="float">
            <text:p>6 060 </text:p>
          </table:table-cell>
          <table:table-cell table:style-name="ce5" office:value-type="float" office:value="48" calcext:value-type="float">
            <text:p>48 </text:p>
          </table:table-cell>
          <table:table-cell table:style-name="ce5" office:value-type="float" office:value="30023" calcext:value-type="float">
            <text:p>30 023 </text:p>
          </table:table-cell>
          <table:table-cell table:style-name="ce5" office:value-type="float" office:value="2043" calcext:value-type="float">
            <text:p>2 043 </text:p>
          </table:table-cell>
          <table:table-cell table:formula="of:=[.F91]+[.B92]" office:value-type="float" office:value="42853" calcext:value-type="float">
            <text:p>42 853</text:p>
          </table:table-cell>
          <table:table-cell table:formula="of:=[.G91]+[.C92]" office:value-type="float" office:value="361" calcext:value-type="float">
            <text:p>361</text:p>
          </table:table-cell>
          <table:table-cell table:formula="of:=[.H91]+[.D92]" office:value-type="float" office:value="695353" calcext:value-type="float">
            <text:p>695353</text:p>
          </table:table-cell>
          <table:table-cell table:formula="of:=[.I91]+[.E92]" office:value-type="float" office:value="32429" calcext:value-type="float">
            <text:p>32429</text:p>
          </table:table-cell>
          <table:table-cell table:formula="of:=ROUND(SUM([.F79:.F92])/14;0)" office:value-type="float" office:value="19582" calcext:value-type="float">
            <text:p>19582</text:p>
          </table:table-cell>
          <table:table-cell table:formula="of:=ROUND(SUM([.G79:.G92])/14;0)" office:value-type="float" office:value="161" calcext:value-type="float">
            <text:p>161</text:p>
          </table:table-cell>
          <table:table-cell table:formula="of:=ROUND(SUM([.H79:.H92])/14;0)" office:value-type="float" office:value="502405" calcext:value-type="float">
            <text:p>502405</text:p>
          </table:table-cell>
          <table:table-cell table:formula="of:=ROUND(SUM([.I79:.I92])/14;0)" office:value-type="float" office:value="19579" calcext:value-type="float">
            <text:p>19579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20" calcext:value-type="date">
            <text:p>апр 20 </text:p>
          </table:table-cell>
          <table:table-cell table:style-name="ce5" table:number-columns-repeated="2"/>
          <table:table-cell table:style-name="ce5" office:value-type="float" office:value="28252" calcext:value-type="float">
            <text:p>28 252 </text:p>
          </table:table-cell>
          <table:table-cell table:style-name="ce5" office:value-type="float" office:value="1776" calcext:value-type="float">
            <text:p>1 776 </text:p>
          </table:table-cell>
          <table:table-cell table:formula="of:=[.F92]+[.B93]" office:value-type="float" office:value="42853" calcext:value-type="float">
            <text:p>42 853</text:p>
          </table:table-cell>
          <table:table-cell table:formula="of:=[.G92]+[.C93]" office:value-type="float" office:value="361" calcext:value-type="float">
            <text:p>361</text:p>
          </table:table-cell>
          <table:table-cell table:formula="of:=[.H92]+[.D93]" office:value-type="float" office:value="723605" calcext:value-type="float">
            <text:p>723605</text:p>
          </table:table-cell>
          <table:table-cell table:formula="of:=[.I92]+[.E93]" office:value-type="float" office:value="34205" calcext:value-type="float">
            <text:p>34205</text:p>
          </table:table-cell>
          <table:table-cell table:formula="of:=ROUND(SUM([.F80:.F93])/14;0)" office:value-type="float" office:value="22258" calcext:value-type="float">
            <text:p>22258</text:p>
          </table:table-cell>
          <table:table-cell table:formula="of:=ROUND(SUM([.G80:.G93])/14;0)" office:value-type="float" office:value="183" calcext:value-type="float">
            <text:p>183</text:p>
          </table:table-cell>
          <table:table-cell table:formula="of:=ROUND(SUM([.H80:.H93])/14;0)" office:value-type="float" office:value="532139" calcext:value-type="float">
            <text:p>532139</text:p>
          </table:table-cell>
          <table:table-cell table:formula="of:=ROUND(SUM([.I80:.I93])/14;0)" office:value-type="float" office:value="21425" calcext:value-type="float">
            <text:p>21425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21" calcext:value-type="date">
            <text:p>апр 21 </text:p>
          </table:table-cell>
          <table:table-cell table:style-name="ce5" office:value-type="float" office:value="9910" calcext:value-type="float">
            <text:p>9 910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27668" calcext:value-type="float">
            <text:p>27 668 </text:p>
          </table:table-cell>
          <table:table-cell table:style-name="ce5" office:value-type="float" office:value="1681" calcext:value-type="float">
            <text:p>1 681 </text:p>
          </table:table-cell>
          <table:table-cell table:formula="of:=[.F93]+[.B94]" office:value-type="float" office:value="52763" calcext:value-type="float">
            <text:p>52 763</text:p>
          </table:table-cell>
          <table:table-cell table:formula="of:=[.G93]+[.C94]" office:value-type="float" office:value="456" calcext:value-type="float">
            <text:p>456</text:p>
          </table:table-cell>
          <table:table-cell table:formula="of:=[.H93]+[.D94]" office:value-type="float" office:value="751273" calcext:value-type="float">
            <text:p>751273</text:p>
          </table:table-cell>
          <table:table-cell table:formula="of:=[.I93]+[.E94]" office:value-type="float" office:value="35886" calcext:value-type="float">
            <text:p>35886</text:p>
          </table:table-cell>
          <table:table-cell table:formula="of:=ROUND(SUM([.F81:.F94])/14;0)" office:value-type="float" office:value="25573" calcext:value-type="float">
            <text:p>25573</text:p>
          </table:table-cell>
          <table:table-cell table:formula="of:=ROUND(SUM([.G81:.G94])/14;0)" office:value-type="float" office:value="213" calcext:value-type="float">
            <text:p>213</text:p>
          </table:table-cell>
          <table:table-cell table:formula="of:=ROUND(SUM([.H81:.H94])/14;0)" office:value-type="float" office:value="561958" calcext:value-type="float">
            <text:p>561958</text:p>
          </table:table-cell>
          <table:table-cell table:formula="of:=ROUND(SUM([.I81:.I94])/14;0)" office:value-type="float" office:value="23305" calcext:value-type="float">
            <text:p>23305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22" calcext:value-type="date">
            <text:p>апр 22 </text:p>
          </table:table-cell>
          <table:table-cell table:style-name="ce5" office:value-type="float" office:value="5236" calcext:value-type="float">
            <text:p>5 236 </text:p>
          </table:table-cell>
          <table:table-cell table:style-name="ce5" office:value-type="float" office:value="57" calcext:value-type="float">
            <text:p>57 </text:p>
          </table:table-cell>
          <table:table-cell table:style-name="ce5" office:value-type="float" office:value="25634" calcext:value-type="float">
            <text:p>25 634 </text:p>
          </table:table-cell>
          <table:table-cell table:style-name="ce5" office:value-type="float" office:value="1718" calcext:value-type="float">
            <text:p>1 718 </text:p>
          </table:table-cell>
          <table:table-cell table:formula="of:=[.F94]+[.B95]" office:value-type="float" office:value="57999" calcext:value-type="float">
            <text:p>57 999</text:p>
          </table:table-cell>
          <table:table-cell table:formula="of:=[.G94]+[.C95]" office:value-type="float" office:value="513" calcext:value-type="float">
            <text:p>513</text:p>
          </table:table-cell>
          <table:table-cell table:formula="of:=[.H94]+[.D95]" office:value-type="float" office:value="776907" calcext:value-type="float">
            <text:p>776907</text:p>
          </table:table-cell>
          <table:table-cell table:formula="of:=[.I94]+[.E95]" office:value-type="float" office:value="37604" calcext:value-type="float">
            <text:p>37604</text:p>
          </table:table-cell>
          <table:table-cell table:formula="of:=ROUND(SUM([.F82:.F95])/14;0)" office:value-type="float" office:value="29181" calcext:value-type="float">
            <text:p>29181</text:p>
          </table:table-cell>
          <table:table-cell table:formula="of:=ROUND(SUM([.G82:.G95])/14;0)" office:value-type="float" office:value="245" calcext:value-type="float">
            <text:p>245</text:p>
          </table:table-cell>
          <table:table-cell table:formula="of:=ROUND(SUM([.H82:.H95])/14;0)" office:value-type="float" office:value="591500" calcext:value-type="float">
            <text:p>591500</text:p>
          </table:table-cell>
          <table:table-cell table:formula="of:=ROUND(SUM([.I82:.I95])/14;0)" office:value-type="float" office:value="25216" calcext:value-type="float">
            <text:p>25216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23" calcext:value-type="date">
            <text:p>апр 23 </text:p>
          </table:table-cell>
          <table:table-cell table:style-name="ce5" office:value-type="float" office:value="4774" calcext:value-type="float">
            <text:p>4 774 </text:p>
          </table:table-cell>
          <table:table-cell table:style-name="ce5" office:value-type="float" office:value="42" calcext:value-type="float">
            <text:p>42 </text:p>
          </table:table-cell>
          <table:table-cell table:style-name="ce5" office:value-type="float" office:value="24019" calcext:value-type="float">
            <text:p>24 019 </text:p>
          </table:table-cell>
          <table:table-cell table:style-name="ce5" office:value-type="float" office:value="2471" calcext:value-type="float">
            <text:p>2 471 </text:p>
          </table:table-cell>
          <table:table-cell table:formula="of:=[.F95]+[.B96]" office:value-type="float" office:value="62773" calcext:value-type="float">
            <text:p>62 773</text:p>
          </table:table-cell>
          <table:table-cell table:formula="of:=[.G95]+[.C96]" office:value-type="float" office:value="555" calcext:value-type="float">
            <text:p>555</text:p>
          </table:table-cell>
          <table:table-cell table:formula="of:=[.H95]+[.D96]" office:value-type="float" office:value="800926" calcext:value-type="float">
            <text:p>800926</text:p>
          </table:table-cell>
          <table:table-cell table:formula="of:=[.I95]+[.E96]" office:value-type="float" office:value="40075" calcext:value-type="float">
            <text:p>40075</text:p>
          </table:table-cell>
          <table:table-cell table:formula="of:=ROUND(SUM([.F83:.F96])/14;0)" office:value-type="float" office:value="32941" calcext:value-type="float">
            <text:p>32941</text:p>
          </table:table-cell>
          <table:table-cell table:formula="of:=ROUND(SUM([.G83:.G96])/14;0)" office:value-type="float" office:value="279" calcext:value-type="float">
            <text:p>279</text:p>
          </table:table-cell>
          <table:table-cell table:formula="of:=ROUND(SUM([.H83:.H96])/14;0)" office:value-type="float" office:value="620492" calcext:value-type="float">
            <text:p>620492</text:p>
          </table:table-cell>
          <table:table-cell table:formula="of:=ROUND(SUM([.I83:.I96])/14;0)" office:value-type="float" office:value="27169" calcext:value-type="float">
            <text:p>27169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24" calcext:value-type="date">
            <text:p>апр 24 </text:p>
          </table:table-cell>
          <table:table-cell table:style-name="ce5" office:value-type="float" office:value="5849" calcext:value-type="float">
            <text:p>5 849 </text:p>
          </table:table-cell>
          <table:table-cell table:style-name="ce5" office:value-type="float" office:value="60" calcext:value-type="float">
            <text:p>60 </text:p>
          </table:table-cell>
          <table:table-cell table:style-name="ce5" office:value-type="float" office:value="29127" calcext:value-type="float">
            <text:p>29 127 </text:p>
          </table:table-cell>
          <table:table-cell table:style-name="ce5" office:value-type="float" office:value="2238" calcext:value-type="float">
            <text:p>2 238 </text:p>
          </table:table-cell>
          <table:table-cell table:formula="of:=[.F96]+[.B97]" office:value-type="float" office:value="68622" calcext:value-type="float">
            <text:p>68 622</text:p>
          </table:table-cell>
          <table:table-cell table:formula="of:=[.G96]+[.C97]" office:value-type="float" office:value="615" calcext:value-type="float">
            <text:p>615</text:p>
          </table:table-cell>
          <table:table-cell table:formula="of:=[.H96]+[.D97]" office:value-type="float" office:value="830053" calcext:value-type="float">
            <text:p>830053</text:p>
          </table:table-cell>
          <table:table-cell table:formula="of:=[.I96]+[.E97]" office:value-type="float" office:value="42313" calcext:value-type="float">
            <text:p>42313</text:p>
          </table:table-cell>
          <table:table-cell table:formula="of:=ROUND(SUM([.F84:.F97])/14;0)" office:value-type="float" office:value="36991" calcext:value-type="float">
            <text:p>36991</text:p>
          </table:table-cell>
          <table:table-cell table:formula="of:=ROUND(SUM([.G84:.G97])/14;0)" office:value-type="float" office:value="317" calcext:value-type="float">
            <text:p>317</text:p>
          </table:table-cell>
          <table:table-cell table:formula="of:=ROUND(SUM([.H84:.H97])/14;0)" office:value-type="float" office:value="649361" calcext:value-type="float">
            <text:p>649361</text:p>
          </table:table-cell>
          <table:table-cell table:formula="of:=ROUND(SUM([.I84:.I97])/14;0)" office:value-type="float" office:value="29143" calcext:value-type="float">
            <text:p>29143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25" calcext:value-type="date">
            <text:p>апр 25 </text:p>
          </table:table-cell>
          <table:table-cell table:style-name="ce5" table:number-columns-repeated="2"/>
          <table:table-cell table:style-name="ce5" office:value-type="float" office:value="30719" calcext:value-type="float">
            <text:p>30 719 </text:p>
          </table:table-cell>
          <table:table-cell table:style-name="ce5" office:value-type="float" office:value="1742" calcext:value-type="float">
            <text:p>1 742 </text:p>
          </table:table-cell>
          <table:table-cell table:formula="of:=[.F97]+[.B98]" office:value-type="float" office:value="68622" calcext:value-type="float">
            <text:p>68 622</text:p>
          </table:table-cell>
          <table:table-cell table:formula="of:=[.G97]+[.C98]" office:value-type="float" office:value="615" calcext:value-type="float">
            <text:p>615</text:p>
          </table:table-cell>
          <table:table-cell table:formula="of:=[.H97]+[.D98]" office:value-type="float" office:value="860772" calcext:value-type="float">
            <text:p>860772</text:p>
          </table:table-cell>
          <table:table-cell table:formula="of:=[.I97]+[.E98]" office:value-type="float" office:value="44055" calcext:value-type="float">
            <text:p>44055</text:p>
          </table:table-cell>
          <table:table-cell table:formula="of:=ROUND(SUM([.F85:.F98])/14;0)" office:value-type="float" office:value="40922" calcext:value-type="float">
            <text:p>40922</text:p>
          </table:table-cell>
          <table:table-cell table:formula="of:=ROUND(SUM([.G85:.G98])/14;0)" office:value-type="float" office:value="353" calcext:value-type="float">
            <text:p>353</text:p>
          </table:table-cell>
          <table:table-cell table:formula="of:=ROUND(SUM([.H85:.H98])/14;0)" office:value-type="float" office:value="677897" calcext:value-type="float">
            <text:p>677897</text:p>
          </table:table-cell>
          <table:table-cell table:formula="of:=ROUND(SUM([.I85:.I98])/14;0)" office:value-type="float" office:value="31105" calcext:value-type="float">
            <text:p>31105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26" calcext:value-type="date">
            <text:p>апр 26 </text:p>
          </table:table-cell>
          <table:table-cell table:style-name="ce5" office:value-type="float" office:value="5966" calcext:value-type="float">
            <text:p>5 966 </text:p>
          </table:table-cell>
          <table:table-cell table:style-name="ce5" office:value-type="float" office:value="66" calcext:value-type="float">
            <text:p>66 </text:p>
          </table:table-cell>
          <table:table-cell table:style-name="ce5" office:value-type="float" office:value="38509" calcext:value-type="float">
            <text:p>38 509 </text:p>
          </table:table-cell>
          <table:table-cell table:style-name="ce5" office:value-type="float" office:value="2151" calcext:value-type="float">
            <text:p>2 151 </text:p>
          </table:table-cell>
          <table:table-cell table:formula="of:=[.F98]+[.B99]" office:value-type="float" office:value="74588" calcext:value-type="float">
            <text:p>74 588</text:p>
          </table:table-cell>
          <table:table-cell table:formula="of:=[.G98]+[.C99]" office:value-type="float" office:value="681" calcext:value-type="float">
            <text:p>681</text:p>
          </table:table-cell>
          <table:table-cell table:formula="of:=[.H98]+[.D99]" office:value-type="float" office:value="899281" calcext:value-type="float">
            <text:p>899281</text:p>
          </table:table-cell>
          <table:table-cell table:formula="of:=[.I98]+[.E99]" office:value-type="float" office:value="46206" calcext:value-type="float">
            <text:p>46206</text:p>
          </table:table-cell>
          <table:table-cell table:formula="of:=ROUND(SUM([.F86:.F99])/14;0)" office:value-type="float" office:value="45124" calcext:value-type="float">
            <text:p>45124</text:p>
          </table:table-cell>
          <table:table-cell table:formula="of:=ROUND(SUM([.G86:.G99])/14;0)" office:value-type="float" office:value="392" calcext:value-type="float">
            <text:p>392</text:p>
          </table:table-cell>
          <table:table-cell table:formula="of:=ROUND(SUM([.H86:.H99])/14;0)" office:value-type="float" office:value="706925" calcext:value-type="float">
            <text:p>706925</text:p>
          </table:table-cell>
          <table:table-cell table:formula="of:=ROUND(SUM([.I86:.I99])/14;0)" office:value-type="float" office:value="33082" calcext:value-type="float">
            <text:p>3308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27" calcext:value-type="date">
            <text:p>апр 27 </text:p>
          </table:table-cell>
          <table:table-cell table:style-name="ce5" office:value-type="float" office:value="12559" calcext:value-type="float">
            <text:p>12 559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32417" calcext:value-type="float">
            <text:p>32 417 </text:p>
          </table:table-cell>
          <table:table-cell table:style-name="ce5" office:value-type="float" office:value="1776" calcext:value-type="float">
            <text:p>1 776 </text:p>
          </table:table-cell>
          <table:table-cell table:formula="of:=[.F99]+[.B100]" office:value-type="float" office:value="87147" calcext:value-type="float">
            <text:p>87 147</text:p>
          </table:table-cell>
          <table:table-cell table:formula="of:=[.G99]+[.C100]" office:value-type="float" office:value="794" calcext:value-type="float">
            <text:p>794</text:p>
          </table:table-cell>
          <table:table-cell table:formula="of:=[.H99]+[.D100]" office:value-type="float" office:value="931698" calcext:value-type="float">
            <text:p>931698</text:p>
          </table:table-cell>
          <table:table-cell table:formula="of:=[.I99]+[.E100]" office:value-type="float" office:value="47982" calcext:value-type="float">
            <text:p>47982</text:p>
          </table:table-cell>
          <table:table-cell table:formula="of:=ROUND(SUM([.F87:.F100])/14;0)" office:value-type="float" office:value="50039" calcext:value-type="float">
            <text:p>50039</text:p>
          </table:table-cell>
          <table:table-cell table:formula="of:=ROUND(SUM([.G87:.G100])/14;0)" office:value-type="float" office:value="438" calcext:value-type="float">
            <text:p>438</text:p>
          </table:table-cell>
          <table:table-cell table:formula="of:=ROUND(SUM([.H87:.H100])/14;0)" office:value-type="float" office:value="736010" calcext:value-type="float">
            <text:p>736010</text:p>
          </table:table-cell>
          <table:table-cell table:formula="of:=ROUND(SUM([.I87:.I100])/14;0)" office:value-type="float" office:value="35049" calcext:value-type="float">
            <text:p>35049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28" calcext:value-type="date">
            <text:p>апр 28 </text:p>
          </table:table-cell>
          <table:table-cell table:style-name="ce5" office:value-type="float" office:value="6411" calcext:value-type="float">
            <text:p>6 411 </text:p>
          </table:table-cell>
          <table:table-cell table:style-name="ce5" office:value-type="float" office:value="73" calcext:value-type="float">
            <text:p>73 </text:p>
          </table:table-cell>
          <table:table-cell table:style-name="ce5" office:value-type="float" office:value="29218" calcext:value-type="float">
            <text:p>29 218 </text:p>
          </table:table-cell>
          <table:table-cell table:style-name="ce5" office:value-type="float" office:value="1190" calcext:value-type="float">
            <text:p>1 190 </text:p>
          </table:table-cell>
          <table:table-cell table:formula="of:=[.F100]+[.B101]" office:value-type="float" office:value="93558" calcext:value-type="float">
            <text:p>93 558</text:p>
          </table:table-cell>
          <table:table-cell table:formula="of:=[.G100]+[.C101]" office:value-type="float" office:value="867" calcext:value-type="float">
            <text:p>867</text:p>
          </table:table-cell>
          <table:table-cell table:formula="of:=[.H100]+[.D101]" office:value-type="float" office:value="960916" calcext:value-type="float">
            <text:p>960916</text:p>
          </table:table-cell>
          <table:table-cell table:formula="of:=[.I100]+[.E101]" office:value-type="float" office:value="49172" calcext:value-type="float">
            <text:p>49172</text:p>
          </table:table-cell>
          <table:table-cell table:formula="of:=ROUND(SUM([.F88:.F101])/14;0)" office:value-type="float" office:value="55215" calcext:value-type="float">
            <text:p>55215</text:p>
          </table:table-cell>
          <table:table-cell table:formula="of:=ROUND(SUM([.G88:.G101])/14;0)" office:value-type="float" office:value="488" calcext:value-type="float">
            <text:p>488</text:p>
          </table:table-cell>
          <table:table-cell table:formula="of:=ROUND(SUM([.H88:.H101])/14;0)" office:value-type="float" office:value="765088" calcext:value-type="float">
            <text:p>765088</text:p>
          </table:table-cell>
          <table:table-cell table:formula="of:=ROUND(SUM([.I88:.I101])/14;0)" office:value-type="float" office:value="36992" calcext:value-type="float">
            <text:p>3699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29" calcext:value-type="date">
            <text:p>апр 29 </text:p>
          </table:table-cell>
          <table:table-cell table:style-name="ce5" office:value-type="float" office:value="5841" calcext:value-type="float">
            <text:p>5 841 </text:p>
          </table:table-cell>
          <table:table-cell table:style-name="ce5" office:value-type="float" office:value="105" calcext:value-type="float">
            <text:p>105 </text:p>
          </table:table-cell>
          <table:table-cell table:style-name="ce5" office:value-type="float" office:value="22541" calcext:value-type="float">
            <text:p>22 541 </text:p>
          </table:table-cell>
          <table:table-cell table:style-name="ce5" office:value-type="float" office:value="1322" calcext:value-type="float">
            <text:p>1 322 </text:p>
          </table:table-cell>
          <table:table-cell table:formula="of:=[.F101]+[.B102]" office:value-type="float" office:value="99399" calcext:value-type="float">
            <text:p>99 399</text:p>
          </table:table-cell>
          <table:table-cell table:formula="of:=[.G101]+[.C102]" office:value-type="float" office:value="972" calcext:value-type="float">
            <text:p>972</text:p>
          </table:table-cell>
          <table:table-cell table:formula="of:=[.H101]+[.D102]" office:value-type="float" office:value="983457" calcext:value-type="float">
            <text:p>983457</text:p>
          </table:table-cell>
          <table:table-cell table:formula="of:=[.I101]+[.E102]" office:value-type="float" office:value="50494" calcext:value-type="float">
            <text:p>50494</text:p>
          </table:table-cell>
          <table:table-cell table:formula="of:=ROUND(SUM([.F89:.F102])/14;0)" office:value-type="float" office:value="60565" calcext:value-type="float">
            <text:p>60565</text:p>
          </table:table-cell>
          <table:table-cell table:formula="of:=ROUND(SUM([.G89:.G102])/14;0)" office:value-type="float" office:value="543" calcext:value-type="float">
            <text:p>543</text:p>
          </table:table-cell>
          <table:table-cell table:formula="of:=ROUND(SUM([.H89:.H102])/14;0)" office:value-type="float" office:value="794030" calcext:value-type="float">
            <text:p>794030</text:p>
          </table:table-cell>
          <table:table-cell table:formula="of:=ROUND(SUM([.I89:.I102])/14;0)" office:value-type="float" office:value="38922" calcext:value-type="float">
            <text:p>3892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4-30" calcext:value-type="date">
            <text:p>апр 30 </text:p>
          </table:table-cell>
          <table:table-cell table:style-name="ce5" office:value-type="float" office:value="7099" calcext:value-type="float">
            <text:p>7 099 </text:p>
          </table:table-cell>
          <table:table-cell table:style-name="ce5" office:value-type="float" office:value="101" calcext:value-type="float">
            <text:p>101 </text:p>
          </table:table-cell>
          <table:table-cell table:style-name="ce5" office:value-type="float" office:value="20517" calcext:value-type="float">
            <text:p>20 517 </text:p>
          </table:table-cell>
          <table:table-cell table:style-name="ce5" office:value-type="float" office:value="1936" calcext:value-type="float">
            <text:p>1 936 </text:p>
          </table:table-cell>
          <table:table-cell table:formula="of:=[.F102]+[.B103]" office:value-type="float" office:value="106498" calcext:value-type="float">
            <text:p>106 498</text:p>
          </table:table-cell>
          <table:table-cell table:formula="of:=[.G102]+[.C103]" office:value-type="float" office:value="1073" calcext:value-type="float">
            <text:p>1073</text:p>
          </table:table-cell>
          <table:table-cell table:formula="of:=[.H102]+[.D103]" office:value-type="float" office:value="1003974" calcext:value-type="float">
            <text:p>1003974</text:p>
          </table:table-cell>
          <table:table-cell table:formula="of:=[.I102]+[.E103]" office:value-type="float" office:value="52430" calcext:value-type="float">
            <text:p>52430</text:p>
          </table:table-cell>
          <table:table-cell table:formula="of:=ROUND(SUM([.F90:.F103])/14;0)" office:value-type="float" office:value="66177" calcext:value-type="float">
            <text:p>66177</text:p>
          </table:table-cell>
          <table:table-cell table:formula="of:=ROUND(SUM([.G90:.G103])/14;0)" office:value-type="float" office:value="604" calcext:value-type="float">
            <text:p>604</text:p>
          </table:table-cell>
          <table:table-cell table:formula="of:=ROUND(SUM([.H90:.H103])/14;0)" office:value-type="float" office:value="822595" calcext:value-type="float">
            <text:p>822595</text:p>
          </table:table-cell>
          <table:table-cell table:formula="of:=ROUND(SUM([.I90:.I103])/14;0)" office:value-type="float" office:value="40819" calcext:value-type="float">
            <text:p>40819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01" calcext:value-type="date">
            <text:p>май 1 </text:p>
          </table:table-cell>
          <table:table-cell table:style-name="ce5" office:value-type="float" office:value="7933" calcext:value-type="float">
            <text:p>7 933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31379" calcext:value-type="float">
            <text:p>31 379 </text:p>
          </table:table-cell>
          <table:table-cell table:style-name="ce5" office:value-type="float" office:value="2909" calcext:value-type="float">
            <text:p>2 909 </text:p>
          </table:table-cell>
          <table:table-cell table:formula="of:=[.F103]+[.B104]" office:value-type="float" office:value="114431" calcext:value-type="float">
            <text:p>114 431</text:p>
          </table:table-cell>
          <table:table-cell table:formula="of:=[.G103]+[.C104]" office:value-type="float" office:value="1169" calcext:value-type="float">
            <text:p>1169</text:p>
          </table:table-cell>
          <table:table-cell table:formula="of:=[.H103]+[.D104]" office:value-type="float" office:value="1035353" calcext:value-type="float">
            <text:p>1035353</text:p>
          </table:table-cell>
          <table:table-cell table:formula="of:=[.I103]+[.E104]" office:value-type="float" office:value="55339" calcext:value-type="float">
            <text:p>55339</text:p>
          </table:table-cell>
          <table:table-cell table:formula="of:=ROUND(SUM([.F91:.F104])/14;0)" office:value-type="float" office:value="72064" calcext:value-type="float">
            <text:p>72064</text:p>
          </table:table-cell>
          <table:table-cell table:formula="of:=ROUND(SUM([.G91:.G104])/14;0)" office:value-type="float" office:value="668" calcext:value-type="float">
            <text:p>668</text:p>
          </table:table-cell>
          <table:table-cell table:formula="of:=ROUND(SUM([.H91:.H104])/14;0)" office:value-type="float" office:value="851350" calcext:value-type="float">
            <text:p>851350</text:p>
          </table:table-cell>
          <table:table-cell table:formula="of:=ROUND(SUM([.I91:.I104])/14;0)" office:value-type="float" office:value="42755" calcext:value-type="float">
            <text:p>42755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02" calcext:value-type="date">
            <text:p>май 2 </text:p>
          </table:table-cell>
          <table:table-cell table:style-name="ce5" office:value-type="float" office:value="9623" calcext:value-type="float">
            <text:p>9 623 </text:p>
          </table:table-cell>
          <table:table-cell table:style-name="ce5" office:value-type="float" office:value="53" calcext:value-type="float">
            <text:p>53 </text:p>
          </table:table-cell>
          <table:table-cell table:style-name="ce5" office:value-type="float" office:value="31774" calcext:value-type="float">
            <text:p>31 774 </text:p>
          </table:table-cell>
          <table:table-cell table:style-name="ce5" office:value-type="float" office:value="2069" calcext:value-type="float">
            <text:p>2 069 </text:p>
          </table:table-cell>
          <table:table-cell table:formula="of:=[.F104]+[.B105]" office:value-type="float" office:value="124054" calcext:value-type="float">
            <text:p>124 054</text:p>
          </table:table-cell>
          <table:table-cell table:formula="of:=[.G104]+[.C105]" office:value-type="float" office:value="1222" calcext:value-type="float">
            <text:p>1222</text:p>
          </table:table-cell>
          <table:table-cell table:formula="of:=[.H104]+[.D105]" office:value-type="float" office:value="1067127" calcext:value-type="float">
            <text:p>1067127</text:p>
          </table:table-cell>
          <table:table-cell table:formula="of:=[.I104]+[.E105]" office:value-type="float" office:value="57408" calcext:value-type="float">
            <text:p>57408</text:p>
          </table:table-cell>
          <table:table-cell table:formula="of:=ROUND(SUM([.F92:.F105])/14;0)" office:value-type="float" office:value="78297" calcext:value-type="float">
            <text:p>78297</text:p>
          </table:table-cell>
          <table:table-cell table:formula="of:=ROUND(SUM([.G92:.G105])/14;0)" office:value-type="float" office:value="732" calcext:value-type="float">
            <text:p>732</text:p>
          </table:table-cell>
          <table:table-cell table:formula="of:=ROUND(SUM([.H92:.H105])/14;0)" office:value-type="float" office:value="880050" calcext:value-type="float">
            <text:p>880050</text:p>
          </table:table-cell>
          <table:table-cell table:formula="of:=ROUND(SUM([.I92:.I105])/14;0)" office:value-type="float" office:value="44686" calcext:value-type="float">
            <text:p>44686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03" calcext:value-type="date">
            <text:p>май 3 </text:p>
          </table:table-cell>
          <table:table-cell table:style-name="ce5" office:value-type="float" office:value="10633" calcext:value-type="float">
            <text:p>10 633 </text:p>
          </table:table-cell>
          <table:table-cell table:style-name="ce5" office:value-type="float" office:value="58" calcext:value-type="float">
            <text:p>58 </text:p>
          </table:table-cell>
          <table:table-cell table:style-name="ce5" office:value-type="float" office:value="26753" calcext:value-type="float">
            <text:p>26 753 </text:p>
          </table:table-cell>
          <table:table-cell table:style-name="ce5" office:value-type="float" office:value="5000" calcext:value-type="float">
            <text:p>5 000 </text:p>
          </table:table-cell>
          <table:table-cell table:formula="of:=[.F105]+[.B106]" office:value-type="float" office:value="134687" calcext:value-type="float">
            <text:p>134 687</text:p>
          </table:table-cell>
          <table:table-cell table:formula="of:=[.G105]+[.C106]" office:value-type="float" office:value="1280" calcext:value-type="float">
            <text:p>1280</text:p>
          </table:table-cell>
          <table:table-cell table:formula="of:=[.H105]+[.D106]" office:value-type="float" office:value="1093880" calcext:value-type="float">
            <text:p>1093880</text:p>
          </table:table-cell>
          <table:table-cell table:formula="of:=[.I105]+[.E106]" office:value-type="float" office:value="62408" calcext:value-type="float">
            <text:p>62408</text:p>
          </table:table-cell>
          <table:table-cell table:formula="of:=ROUND(SUM([.F93:.F106])/14;0)" office:value-type="float" office:value="84857" calcext:value-type="float">
            <text:p>84857</text:p>
          </table:table-cell>
          <table:table-cell table:formula="of:=ROUND(SUM([.G93:.G106])/14;0)" office:value-type="float" office:value="798" calcext:value-type="float">
            <text:p>798</text:p>
          </table:table-cell>
          <table:table-cell table:formula="of:=ROUND(SUM([.H93:.H106])/14;0)" office:value-type="float" office:value="908516" calcext:value-type="float">
            <text:p>908516</text:p>
          </table:table-cell>
          <table:table-cell table:formula="of:=ROUND(SUM([.I93:.I106])/14;0)" office:value-type="float" office:value="46827" calcext:value-type="float">
            <text:p>46827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04" calcext:value-type="date">
            <text:p>май 4 </text:p>
          </table:table-cell>
          <table:table-cell table:style-name="ce5" office:value-type="float" office:value="10581" calcext:value-type="float">
            <text:p>10 581 </text:p>
          </table:table-cell>
          <table:table-cell table:style-name="ce5" office:value-type="float" office:value="76" calcext:value-type="float">
            <text:p>76 </text:p>
          </table:table-cell>
          <table:table-cell table:style-name="ce5" office:value-type="float" office:value="31839" calcext:value-type="float">
            <text:p>31 839 </text:p>
          </table:table-cell>
          <table:table-cell table:style-name="ce5" office:value-type="float" office:value="-1696" calcext:value-type="float">
            <text:p>-1 696 </text:p>
          </table:table-cell>
          <table:table-cell table:formula="of:=[.F106]+[.B107]" office:value-type="float" office:value="145268" calcext:value-type="float">
            <text:p>145 268</text:p>
          </table:table-cell>
          <table:table-cell table:formula="of:=[.G106]+[.C107]" office:value-type="float" office:value="1356" calcext:value-type="float">
            <text:p>1356</text:p>
          </table:table-cell>
          <table:table-cell table:formula="of:=[.H106]+[.D107]" office:value-type="float" office:value="1125719" calcext:value-type="float">
            <text:p>1125719</text:p>
          </table:table-cell>
          <table:table-cell table:formula="of:=[.I106]+[.E107]" office:value-type="float" office:value="60712" calcext:value-type="float">
            <text:p>60712</text:p>
          </table:table-cell>
          <table:table-cell table:formula="of:=ROUND(SUM([.F94:.F107])/14;0)" office:value-type="float" office:value="92172" calcext:value-type="float">
            <text:p>92172</text:p>
          </table:table-cell>
          <table:table-cell table:formula="of:=ROUND(SUM([.G94:.G107])/14;0)" office:value-type="float" office:value="869" calcext:value-type="float">
            <text:p>869</text:p>
          </table:table-cell>
          <table:table-cell table:formula="of:=ROUND(SUM([.H94:.H107])/14;0)" office:value-type="float" office:value="937238" calcext:value-type="float">
            <text:p>937238</text:p>
          </table:table-cell>
          <table:table-cell table:formula="of:=ROUND(SUM([.I94:.I107])/14;0)" office:value-type="float" office:value="48720" calcext:value-type="float">
            <text:p>48720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05" calcext:value-type="date">
            <text:p>май 5 </text:p>
          </table:table-cell>
          <table:table-cell table:style-name="ce5" office:value-type="float" office:value="10102" calcext:value-type="float">
            <text:p>10 102 </text:p>
          </table:table-cell>
          <table:table-cell table:style-name="ce5" office:value-type="float" office:value="95" calcext:value-type="float">
            <text:p>95 </text:p>
          </table:table-cell>
          <table:table-cell table:style-name="ce5" office:value-type="float" office:value="29266" calcext:value-type="float">
            <text:p>29 266 </text:p>
          </table:table-cell>
          <table:table-cell table:style-name="ce5" office:value-type="float" office:value="1196" calcext:value-type="float">
            <text:p>1 196 </text:p>
          </table:table-cell>
          <table:table-cell table:formula="of:=[.F107]+[.B108]" office:value-type="float" office:value="155370" calcext:value-type="float">
            <text:p>155 370</text:p>
          </table:table-cell>
          <table:table-cell table:formula="of:=[.G107]+[.C108]" office:value-type="float" office:value="1451" calcext:value-type="float">
            <text:p>1451</text:p>
          </table:table-cell>
          <table:table-cell table:formula="of:=[.H107]+[.D108]" office:value-type="float" office:value="1154985" calcext:value-type="float">
            <text:p>1154985</text:p>
          </table:table-cell>
          <table:table-cell table:formula="of:=[.I107]+[.E108]" office:value-type="float" office:value="61908" calcext:value-type="float">
            <text:p>61908</text:p>
          </table:table-cell>
          <table:table-cell table:formula="of:=ROUND(SUM([.F95:.F108])/14;0)" office:value-type="float" office:value="99501" calcext:value-type="float">
            <text:p>99501</text:p>
          </table:table-cell>
          <table:table-cell table:formula="of:=ROUND(SUM([.G95:.G108])/14;0)" office:value-type="float" office:value="940" calcext:value-type="float">
            <text:p>940</text:p>
          </table:table-cell>
          <table:table-cell table:formula="of:=ROUND(SUM([.H95:.H108])/14;0)" office:value-type="float" office:value="966075" calcext:value-type="float">
            <text:p>966075</text:p>
          </table:table-cell>
          <table:table-cell table:formula="of:=ROUND(SUM([.I95:.I108])/14;0)" office:value-type="float" office:value="50579" calcext:value-type="float">
            <text:p>50579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06" calcext:value-type="date">
            <text:p>май 6 </text:p>
          </table:table-cell>
          <table:table-cell table:style-name="ce5" office:value-type="float" office:value="10559" calcext:value-type="float">
            <text:p>10 559 </text:p>
          </table:table-cell>
          <table:table-cell table:style-name="ce5" office:value-type="float" office:value="86" calcext:value-type="float">
            <text:p>86 </text:p>
          </table:table-cell>
          <table:table-cell table:style-name="ce5" office:value-type="float" office:value="16200" calcext:value-type="float">
            <text:p>16 200 </text:p>
          </table:table-cell>
          <table:table-cell table:style-name="ce5" office:value-type="float" office:value="792" calcext:value-type="float">
            <text:p>792 </text:p>
          </table:table-cell>
          <table:table-cell table:formula="of:=[.F108]+[.B109]" office:value-type="float" office:value="165929" calcext:value-type="float">
            <text:p>165 929</text:p>
          </table:table-cell>
          <table:table-cell table:formula="of:=[.G108]+[.C109]" office:value-type="float" office:value="1537" calcext:value-type="float">
            <text:p>1537</text:p>
          </table:table-cell>
          <table:table-cell table:formula="of:=[.H108]+[.D109]" office:value-type="float" office:value="1171185" calcext:value-type="float">
            <text:p>1171185</text:p>
          </table:table-cell>
          <table:table-cell table:formula="of:=[.I108]+[.E109]" office:value-type="float" office:value="62700" calcext:value-type="float">
            <text:p>62700</text:p>
          </table:table-cell>
          <table:table-cell table:formula="of:=ROUND(SUM([.F96:.F109])/14;0)" office:value-type="float" office:value="107210" calcext:value-type="float">
            <text:p>107210</text:p>
          </table:table-cell>
          <table:table-cell table:formula="of:=ROUND(SUM([.G96:.G109])/14;0)" office:value-type="float" office:value="1013" calcext:value-type="float">
            <text:p>1013</text:p>
          </table:table-cell>
          <table:table-cell table:formula="of:=ROUND(SUM([.H96:.H109])/14;0)" office:value-type="float" office:value="994238" calcext:value-type="float">
            <text:p>994238</text:p>
          </table:table-cell>
          <table:table-cell table:formula="of:=ROUND(SUM([.I96:.I109])/14;0)" office:value-type="float" office:value="52372" calcext:value-type="float">
            <text:p>5237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07" calcext:value-type="date">
            <text:p>май 7 </text:p>
          </table:table-cell>
          <table:table-cell table:style-name="ce5" office:value-type="float" office:value="11231" calcext:value-type="float">
            <text:p>11 231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22267" calcext:value-type="float">
            <text:p>22 267 </text:p>
          </table:table-cell>
          <table:table-cell table:style-name="ce5" office:value-type="float" office:value="2499" calcext:value-type="float">
            <text:p>2 499 </text:p>
          </table:table-cell>
          <table:table-cell table:formula="of:=[.F109]+[.B110]" office:value-type="float" office:value="177160" calcext:value-type="float">
            <text:p>177 160</text:p>
          </table:table-cell>
          <table:table-cell table:formula="of:=[.G109]+[.C110]" office:value-type="float" office:value="1625" calcext:value-type="float">
            <text:p>1625</text:p>
          </table:table-cell>
          <table:table-cell table:formula="of:=[.H109]+[.D110]" office:value-type="float" office:value="1193452" calcext:value-type="float">
            <text:p>1193452</text:p>
          </table:table-cell>
          <table:table-cell table:formula="of:=[.I109]+[.E110]" office:value-type="float" office:value="65199" calcext:value-type="float">
            <text:p>65199</text:p>
          </table:table-cell>
          <table:table-cell table:formula="of:=ROUND(SUM([.F97:.F110])/14;0)" office:value-type="float" office:value="115381" calcext:value-type="float">
            <text:p>115381</text:p>
          </table:table-cell>
          <table:table-cell table:formula="of:=ROUND(SUM([.G97:.G110])/14;0)" office:value-type="float" office:value="1090" calcext:value-type="float">
            <text:p>1090</text:p>
          </table:table-cell>
          <table:table-cell table:formula="of:=ROUND(SUM([.H97:.H110])/14;0)" office:value-type="float" office:value="1022275" calcext:value-type="float">
            <text:p>1022275</text:p>
          </table:table-cell>
          <table:table-cell table:formula="of:=ROUND(SUM([.I97:.I110])/14;0)" office:value-type="float" office:value="54166" calcext:value-type="float">
            <text:p>54166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08" calcext:value-type="date">
            <text:p>май 8 </text:p>
          </table:table-cell>
          <table:table-cell table:style-name="ce5" office:value-type="float" office:value="10669" calcext:value-type="float">
            <text:p>10 669 </text:p>
          </table:table-cell>
          <table:table-cell table:style-name="ce5" office:value-type="float" office:value="98" calcext:value-type="float">
            <text:p>98 </text:p>
          </table:table-cell>
          <table:table-cell table:style-name="ce5" office:value-type="float" office:value="22119" calcext:value-type="float">
            <text:p>22 119 </text:p>
          </table:table-cell>
          <table:table-cell table:style-name="ce5" office:value-type="float" office:value="1949" calcext:value-type="float">
            <text:p>1 949 </text:p>
          </table:table-cell>
          <table:table-cell table:formula="of:=[.F110]+[.B111]" office:value-type="float" office:value="187829" calcext:value-type="float">
            <text:p>187 829</text:p>
          </table:table-cell>
          <table:table-cell table:formula="of:=[.G110]+[.C111]" office:value-type="float" office:value="1723" calcext:value-type="float">
            <text:p>1723</text:p>
          </table:table-cell>
          <table:table-cell table:formula="of:=[.H110]+[.D111]" office:value-type="float" office:value="1215571" calcext:value-type="float">
            <text:p>1215571</text:p>
          </table:table-cell>
          <table:table-cell table:formula="of:=[.I110]+[.E111]" office:value-type="float" office:value="67148" calcext:value-type="float">
            <text:p>67148</text:p>
          </table:table-cell>
          <table:table-cell table:formula="of:=ROUND(SUM([.F98:.F111])/14;0)" office:value-type="float" office:value="123896" calcext:value-type="float">
            <text:p>123896</text:p>
          </table:table-cell>
          <table:table-cell table:formula="of:=ROUND(SUM([.G98:.G111])/14;0)" office:value-type="float" office:value="1169" calcext:value-type="float">
            <text:p>1169</text:p>
          </table:table-cell>
          <table:table-cell table:formula="of:=ROUND(SUM([.H98:.H111])/14;0)" office:value-type="float" office:value="1049812" calcext:value-type="float">
            <text:p>1049812</text:p>
          </table:table-cell>
          <table:table-cell table:formula="of:=ROUND(SUM([.I98:.I111])/14;0)" office:value-type="float" office:value="55940" calcext:value-type="float">
            <text:p>55940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09" calcext:value-type="date">
            <text:p>май 9 </text:p>
          </table:table-cell>
          <table:table-cell table:style-name="ce5" office:value-type="float" office:value="10817" calcext:value-type="float">
            <text:p>10 817 </text:p>
          </table:table-cell>
          <table:table-cell table:style-name="ce5" office:value-type="float" office:value="104" calcext:value-type="float">
            <text:p>104 </text:p>
          </table:table-cell>
          <table:table-cell table:style-name="ce5" office:value-type="float" office:value="30303" calcext:value-type="float">
            <text:p>30 303 </text:p>
          </table:table-cell>
          <table:table-cell table:style-name="ce5" office:value-type="float" office:value="2743" calcext:value-type="float">
            <text:p>2 743 </text:p>
          </table:table-cell>
          <table:table-cell table:formula="of:=[.F111]+[.B112]" office:value-type="float" office:value="198646" calcext:value-type="float">
            <text:p>198 646</text:p>
          </table:table-cell>
          <table:table-cell table:formula="of:=[.G111]+[.C112]" office:value-type="float" office:value="1827" calcext:value-type="float">
            <text:p>1827</text:p>
          </table:table-cell>
          <table:table-cell table:formula="of:=[.H111]+[.D112]" office:value-type="float" office:value="1245874" calcext:value-type="float">
            <text:p>1245874</text:p>
          </table:table-cell>
          <table:table-cell table:formula="of:=[.I111]+[.E112]" office:value-type="float" office:value="69891" calcext:value-type="float">
            <text:p>69891</text:p>
          </table:table-cell>
          <table:table-cell table:formula="of:=ROUND(SUM([.F99:.F112])/14;0)" office:value-type="float" office:value="133183" calcext:value-type="float">
            <text:p>133183</text:p>
          </table:table-cell>
          <table:table-cell table:formula="of:=ROUND(SUM([.G99:.G112])/14;0)" office:value-type="float" office:value="1256" calcext:value-type="float">
            <text:p>1256</text:p>
          </table:table-cell>
          <table:table-cell table:formula="of:=ROUND(SUM([.H99:.H112])/14;0)" office:value-type="float" office:value="1077319" calcext:value-type="float">
            <text:p>1077319</text:p>
          </table:table-cell>
          <table:table-cell table:formula="of:=ROUND(SUM([.I99:.I112])/14;0)" office:value-type="float" office:value="57786" calcext:value-type="float">
            <text:p>57786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10" calcext:value-type="date">
            <text:p>май 10 </text:p>
          </table:table-cell>
          <table:table-cell table:style-name="ce5" office:value-type="float" office:value="11012" calcext:value-type="float">
            <text:p>11 012 </text:p>
          </table:table-cell>
          <table:table-cell table:style-name="ce5" office:value-type="float" office:value="88" calcext:value-type="float">
            <text:p>88 </text:p>
          </table:table-cell>
          <table:table-cell table:style-name="ce5" office:value-type="float" office:value="-99" calcext:value-type="float">
            <text:p>-99 </text:p>
          </table:table-cell>
          <table:table-cell table:style-name="ce5" office:value-type="float" office:value="5475" calcext:value-type="float">
            <text:p>5 475 </text:p>
          </table:table-cell>
          <table:table-cell table:formula="of:=[.F112]+[.B113]" office:value-type="float" office:value="209658" calcext:value-type="float">
            <text:p>209 658</text:p>
          </table:table-cell>
          <table:table-cell table:formula="of:=[.G112]+[.C113]" office:value-type="float" office:value="1915" calcext:value-type="float">
            <text:p>1915</text:p>
          </table:table-cell>
          <table:table-cell table:formula="of:=[.H112]+[.D113]" office:value-type="float" office:value="1245775" calcext:value-type="float">
            <text:p>1245775</text:p>
          </table:table-cell>
          <table:table-cell table:formula="of:=[.I112]+[.E113]" office:value-type="float" office:value="75366" calcext:value-type="float">
            <text:p>75366</text:p>
          </table:table-cell>
          <table:table-cell table:formula="of:=ROUND(SUM([.F100:.F113])/14;0)" office:value-type="float" office:value="142831" calcext:value-type="float">
            <text:p>142831</text:p>
          </table:table-cell>
          <table:table-cell table:formula="of:=ROUND(SUM([.G100:.G113])/14;0)" office:value-type="float" office:value="1344" calcext:value-type="float">
            <text:p>1344</text:p>
          </table:table-cell>
          <table:table-cell table:formula="of:=ROUND(SUM([.H100:.H113])/14;0)" office:value-type="float" office:value="1102069" calcext:value-type="float">
            <text:p>1102069</text:p>
          </table:table-cell>
          <table:table-cell table:formula="of:=ROUND(SUM([.I100:.I113])/14;0)" office:value-type="float" office:value="59868" calcext:value-type="float">
            <text:p>59868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11" calcext:value-type="date">
            <text:p>май 11 </text:p>
          </table:table-cell>
          <table:table-cell table:style-name="ce5" office:value-type="float" office:value="11656" calcext:value-type="float">
            <text:p>11 656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25870" calcext:value-type="float">
            <text:p>25 870 </text:p>
          </table:table-cell>
          <table:table-cell table:style-name="ce5" office:value-type="float" office:value="1552" calcext:value-type="float">
            <text:p>1 552 </text:p>
          </table:table-cell>
          <table:table-cell table:formula="of:=[.F113]+[.B114]" office:value-type="float" office:value="221314" calcext:value-type="float">
            <text:p>221 314</text:p>
          </table:table-cell>
          <table:table-cell table:formula="of:=[.G113]+[.C114]" office:value-type="float" office:value="2009" calcext:value-type="float">
            <text:p>2009</text:p>
          </table:table-cell>
          <table:table-cell table:formula="of:=[.H113]+[.D114]" office:value-type="float" office:value="1271645" calcext:value-type="float">
            <text:p>1271645</text:p>
          </table:table-cell>
          <table:table-cell table:formula="of:=[.I113]+[.E114]" office:value-type="float" office:value="76918" calcext:value-type="float">
            <text:p>76918</text:p>
          </table:table-cell>
          <table:table-cell table:formula="of:=ROUND(SUM([.F101:.F114])/14;0)" office:value-type="float" office:value="152414" calcext:value-type="float">
            <text:p>152414</text:p>
          </table:table-cell>
          <table:table-cell table:formula="of:=ROUND(SUM([.G101:.G114])/14;0)" office:value-type="float" office:value="1430" calcext:value-type="float">
            <text:p>1430</text:p>
          </table:table-cell>
          <table:table-cell table:formula="of:=ROUND(SUM([.H101:.H114])/14;0)" office:value-type="float" office:value="1126351" calcext:value-type="float">
            <text:p>1126351</text:p>
          </table:table-cell>
          <table:table-cell table:formula="of:=ROUND(SUM([.I101:.I114])/14;0)" office:value-type="float" office:value="61935" calcext:value-type="float">
            <text:p>61935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12" calcext:value-type="date">
            <text:p>май 12 </text:p>
          </table:table-cell>
          <table:table-cell table:style-name="ce5" office:value-type="float" office:value="10889" calcext:value-type="float">
            <text:p>10 889 </text:p>
          </table:table-cell>
          <table:table-cell table:style-name="ce5" office:value-type="float" office:value="107" calcext:value-type="float">
            <text:p>107 </text:p>
          </table:table-cell>
          <table:table-cell table:style-name="ce5" office:value-type="float" office:value="26642" calcext:value-type="float">
            <text:p>26 642 </text:p>
          </table:table-cell>
          <table:table-cell table:style-name="ce5" office:value-type="float" office:value="1736" calcext:value-type="float">
            <text:p>1 736 </text:p>
          </table:table-cell>
          <table:table-cell table:formula="of:=[.F114]+[.B115]" office:value-type="float" office:value="232203" calcext:value-type="float">
            <text:p>232 203</text:p>
          </table:table-cell>
          <table:table-cell table:formula="of:=[.G114]+[.C115]" office:value-type="float" office:value="2116" calcext:value-type="float">
            <text:p>2116</text:p>
          </table:table-cell>
          <table:table-cell table:formula="of:=[.H114]+[.D115]" office:value-type="float" office:value="1298287" calcext:value-type="float">
            <text:p>1298287</text:p>
          </table:table-cell>
          <table:table-cell table:formula="of:=[.I114]+[.E115]" office:value-type="float" office:value="78654" calcext:value-type="float">
            <text:p>78654</text:p>
          </table:table-cell>
          <table:table-cell table:formula="of:=ROUND(SUM([.F102:.F115])/14;0)" office:value-type="float" office:value="162318" calcext:value-type="float">
            <text:p>162318</text:p>
          </table:table-cell>
          <table:table-cell table:formula="of:=ROUND(SUM([.G102:.G115])/14;0)" office:value-type="float" office:value="1520" calcext:value-type="float">
            <text:p>1520</text:p>
          </table:table-cell>
          <table:table-cell table:formula="of:=ROUND(SUM([.H102:.H115])/14;0)" office:value-type="float" office:value="1150449" calcext:value-type="float">
            <text:p>1150449</text:p>
          </table:table-cell>
          <table:table-cell table:formula="of:=ROUND(SUM([.I102:.I115])/14;0)" office:value-type="float" office:value="64041" calcext:value-type="float">
            <text:p>6404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13" calcext:value-type="date">
            <text:p>май 13 </text:p>
          </table:table-cell>
          <table:table-cell table:style-name="ce5" office:value-type="float" office:value="10028" calcext:value-type="float">
            <text:p>10 028 </text:p>
          </table:table-cell>
          <table:table-cell table:style-name="ce5" office:value-type="float" office:value="96" calcext:value-type="float">
            <text:p>96 </text:p>
          </table:table-cell>
          <table:table-cell table:style-name="ce5" office:value-type="float" office:value="23767" calcext:value-type="float">
            <text:p>23 767 </text:p>
          </table:table-cell>
          <table:table-cell table:style-name="ce5" office:value-type="float" office:value="982" calcext:value-type="float">
            <text:p>982 </text:p>
          </table:table-cell>
          <table:table-cell table:formula="of:=[.F115]+[.B116]" office:value-type="float" office:value="242231" calcext:value-type="float">
            <text:p>242 231</text:p>
          </table:table-cell>
          <table:table-cell table:formula="of:=[.G115]+[.C116]" office:value-type="float" office:value="2212" calcext:value-type="float">
            <text:p>2212</text:p>
          </table:table-cell>
          <table:table-cell table:formula="of:=[.H115]+[.D116]" office:value-type="float" office:value="1322054" calcext:value-type="float">
            <text:p>1322054</text:p>
          </table:table-cell>
          <table:table-cell table:formula="of:=[.I115]+[.E116]" office:value-type="float" office:value="79636" calcext:value-type="float">
            <text:p>79636</text:p>
          </table:table-cell>
          <table:table-cell table:formula="of:=ROUND(SUM([.F103:.F116])/14;0)" office:value-type="float" office:value="172520" calcext:value-type="float">
            <text:p>172520</text:p>
          </table:table-cell>
          <table:table-cell table:formula="of:=ROUND(SUM([.G103:.G116])/14;0)" office:value-type="float" office:value="1608" calcext:value-type="float">
            <text:p>1608</text:p>
          </table:table-cell>
          <table:table-cell table:formula="of:=ROUND(SUM([.H103:.H116])/14;0)" office:value-type="float" office:value="1174634" calcext:value-type="float">
            <text:p>1174634</text:p>
          </table:table-cell>
          <table:table-cell table:formula="of:=ROUND(SUM([.I103:.I116])/14;0)" office:value-type="float" office:value="66123" calcext:value-type="float">
            <text:p>66123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14" calcext:value-type="date">
            <text:p>май 14 </text:p>
          </table:table-cell>
          <table:table-cell table:style-name="ce5" office:value-type="float" office:value="9974" calcext:value-type="float">
            <text:p>9 974 </text:p>
          </table:table-cell>
          <table:table-cell table:style-name="ce5" office:value-type="float" office:value="93" calcext:value-type="float">
            <text:p>93 </text:p>
          </table:table-cell>
          <table:table-cell table:style-name="ce5" office:value-type="float" office:value="18044" calcext:value-type="float">
            <text:p>18 044 </text:p>
          </table:table-cell>
          <table:table-cell table:style-name="ce5" office:value-type="float" office:value="1061" calcext:value-type="float">
            <text:p>1 061 </text:p>
          </table:table-cell>
          <table:table-cell table:formula="of:=[.F116]+[.B117]" office:value-type="float" office:value="252205" calcext:value-type="float">
            <text:p>252 205</text:p>
          </table:table-cell>
          <table:table-cell table:formula="of:=[.G116]+[.C117]" office:value-type="float" office:value="2305" calcext:value-type="float">
            <text:p>2305</text:p>
          </table:table-cell>
          <table:table-cell table:formula="of:=[.H116]+[.D117]" office:value-type="float" office:value="1340098" calcext:value-type="float">
            <text:p>1340098</text:p>
          </table:table-cell>
          <table:table-cell table:formula="of:=[.I116]+[.E117]" office:value-type="float" office:value="80697" calcext:value-type="float">
            <text:p>80697</text:p>
          </table:table-cell>
          <table:table-cell table:formula="of:=ROUND(SUM([.F104:.F117])/14;0)" office:value-type="float" office:value="182928" calcext:value-type="float">
            <text:p>182928</text:p>
          </table:table-cell>
          <table:table-cell table:formula="of:=ROUND(SUM([.G104:.G117])/14;0)" office:value-type="float" office:value="1696" calcext:value-type="float">
            <text:p>1696</text:p>
          </table:table-cell>
          <table:table-cell table:formula="of:=ROUND(SUM([.H104:.H117])/14;0)" office:value-type="float" office:value="1198643" calcext:value-type="float">
            <text:p>1198643</text:p>
          </table:table-cell>
          <table:table-cell table:formula="of:=ROUND(SUM([.I104:.I117])/14;0)" office:value-type="float" office:value="68142" calcext:value-type="float">
            <text:p>68142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15" calcext:value-type="date">
            <text:p>май 15 </text:p>
          </table:table-cell>
          <table:table-cell table:style-name="ce5" office:value-type="float" office:value="10598" calcext:value-type="float">
            <text:p>10 598 </text:p>
          </table:table-cell>
          <table:table-cell table:style-name="ce5" office:value-type="float" office:value="113" calcext:value-type="float">
            <text:p>113 </text:p>
          </table:table-cell>
          <table:table-cell table:style-name="ce5" office:value-type="float" office:value="21424" calcext:value-type="float">
            <text:p>21 424 </text:p>
          </table:table-cell>
          <table:table-cell table:style-name="ce5" office:value-type="float" office:value="1424" calcext:value-type="float">
            <text:p>1 424 </text:p>
          </table:table-cell>
          <table:table-cell table:formula="of:=[.F117]+[.B118]" office:value-type="float" office:value="262803" calcext:value-type="float">
            <text:p>262 803</text:p>
          </table:table-cell>
          <table:table-cell table:formula="of:=[.G117]+[.C118]" office:value-type="float" office:value="2418" calcext:value-type="float">
            <text:p>2418</text:p>
          </table:table-cell>
          <table:table-cell table:formula="of:=[.H117]+[.D118]" office:value-type="float" office:value="1361522" calcext:value-type="float">
            <text:p>1361522</text:p>
          </table:table-cell>
          <table:table-cell table:formula="of:=[.I117]+[.E118]" office:value-type="float" office:value="82121" calcext:value-type="float">
            <text:p>82121</text:p>
          </table:table-cell>
          <table:table-cell table:formula="of:=ROUND(SUM([.F105:.F118])/14;0)" office:value-type="float" office:value="193526" calcext:value-type="float">
            <text:p>193526</text:p>
          </table:table-cell>
          <table:table-cell table:formula="of:=ROUND(SUM([.G105:.G118])/14;0)" office:value-type="float" office:value="1785" calcext:value-type="float">
            <text:p>1785</text:p>
          </table:table-cell>
          <table:table-cell table:formula="of:=ROUND(SUM([.H105:.H118])/14;0)" office:value-type="float" office:value="1221941" calcext:value-type="float">
            <text:p>1221941</text:p>
          </table:table-cell>
          <table:table-cell table:formula="of:=ROUND(SUM([.I105:.I118])/14;0)" office:value-type="float" office:value="70055" calcext:value-type="float">
            <text:p>70055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16" calcext:value-type="date">
            <text:p>май 16 </text:p>
          </table:table-cell>
          <table:table-cell table:style-name="ce5" office:value-type="float" office:value="9200" calcext:value-type="float">
            <text:p>9 200 </text:p>
          </table:table-cell>
          <table:table-cell table:style-name="ce5" office:value-type="float" office:value="119" calcext:value-type="float">
            <text:p>119 </text:p>
          </table:table-cell>
          <table:table-cell table:style-name="ce5" office:value-type="float" office:value="20840" calcext:value-type="float">
            <text:p>20 840 </text:p>
          </table:table-cell>
          <table:table-cell table:style-name="ce5" office:value-type="float" office:value="1700" calcext:value-type="float">
            <text:p>1 700 </text:p>
          </table:table-cell>
          <table:table-cell table:formula="of:=[.F118]+[.B119]" office:value-type="float" office:value="272003" calcext:value-type="float">
            <text:p>272 003</text:p>
          </table:table-cell>
          <table:table-cell table:formula="of:=[.G118]+[.C119]" office:value-type="float" office:value="2537" calcext:value-type="float">
            <text:p>2537</text:p>
          </table:table-cell>
          <table:table-cell table:formula="of:=[.H118]+[.D119]" office:value-type="float" office:value="1382362" calcext:value-type="float">
            <text:p>1382362</text:p>
          </table:table-cell>
          <table:table-cell table:formula="of:=[.I118]+[.E119]" office:value-type="float" office:value="83821" calcext:value-type="float">
            <text:p>83821</text:p>
          </table:table-cell>
          <table:table-cell table:formula="of:=ROUND(SUM([.F106:.F119])/14;0)" office:value-type="float" office:value="204093" calcext:value-type="float">
            <text:p>204093</text:p>
          </table:table-cell>
          <table:table-cell table:formula="of:=ROUND(SUM([.G106:.G119])/14;0)" office:value-type="float" office:value="1879" calcext:value-type="float">
            <text:p>1879</text:p>
          </table:table-cell>
          <table:table-cell table:formula="of:=ROUND(SUM([.H106:.H119])/14;0)" office:value-type="float" office:value="1244458" calcext:value-type="float">
            <text:p>1244458</text:p>
          </table:table-cell>
          <table:table-cell table:formula="of:=ROUND(SUM([.I106:.I119])/14;0)" office:value-type="float" office:value="71941" calcext:value-type="float">
            <text:p>71941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17" calcext:value-type="date">
            <text:p>май 17 </text:p>
          </table:table-cell>
          <table:table-cell table:style-name="ce5" office:value-type="float" office:value="9709" calcext:value-type="float">
            <text:p>9 709 </text:p>
          </table:table-cell>
          <table:table-cell table:style-name="ce5" office:value-type="float" office:value="94" calcext:value-type="float">
            <text:p>94 </text:p>
          </table:table-cell>
          <table:table-cell table:style-name="ce5" office:value-type="float" office:value="27090" calcext:value-type="float">
            <text:p>27 090 </text:p>
          </table:table-cell>
          <table:table-cell table:style-name="ce5" office:value-type="float" office:value="2041" calcext:value-type="float">
            <text:p>2 041 </text:p>
          </table:table-cell>
          <table:table-cell table:formula="of:=[.F119]+[.B120]" office:value-type="float" office:value="281712" calcext:value-type="float">
            <text:p>281 712</text:p>
          </table:table-cell>
          <table:table-cell table:formula="of:=[.G119]+[.C120]" office:value-type="float" office:value="2631" calcext:value-type="float">
            <text:p>2631</text:p>
          </table:table-cell>
          <table:table-cell table:formula="of:=[.H119]+[.D120]" office:value-type="float" office:value="1409452" calcext:value-type="float">
            <text:p>1409452</text:p>
          </table:table-cell>
          <table:table-cell table:formula="of:=[.I119]+[.E120]" office:value-type="float" office:value="85862" calcext:value-type="float">
            <text:p>85862</text:p>
          </table:table-cell>
          <table:table-cell table:formula="of:=ROUND(SUM([.F107:.F120])/14;0)" office:value-type="float" office:value="214595" calcext:value-type="float">
            <text:p>214595</text:p>
          </table:table-cell>
          <table:table-cell table:formula="of:=ROUND(SUM([.G107:.G120])/14;0)" office:value-type="float" office:value="1976" calcext:value-type="float">
            <text:p>1976</text:p>
          </table:table-cell>
          <table:table-cell table:formula="of:=ROUND(SUM([.H107:.H120])/14;0)" office:value-type="float" office:value="1266999" calcext:value-type="float">
            <text:p>1266999</text:p>
          </table:table-cell>
          <table:table-cell table:formula="of:=ROUND(SUM([.I107:.I120])/14;0)" office:value-type="float" office:value="73617" calcext:value-type="float">
            <text:p>73617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18" calcext:value-type="date">
            <text:p>май 18 </text:p>
          </table:table-cell>
          <table:table-cell table:style-name="ce5" office:value-type="float" office:value="8926" calcext:value-type="float">
            <text:p>8 926 </text:p>
          </table:table-cell>
          <table:table-cell table:style-name="ce5" office:value-type="float" office:value="91" calcext:value-type="float">
            <text:p>91 </text:p>
          </table:table-cell>
          <table:table-cell table:style-name="ce5" office:value-type="float" office:value="22813" calcext:value-type="float">
            <text:p>22 813 </text:p>
          </table:table-cell>
          <table:table-cell table:style-name="ce5" office:value-type="float" office:value="1320" calcext:value-type="float">
            <text:p>1 320 </text:p>
          </table:table-cell>
          <table:table-cell table:formula="of:=[.F120]+[.B121]" office:value-type="float" office:value="290638" calcext:value-type="float">
            <text:p>290 638</text:p>
          </table:table-cell>
          <table:table-cell table:formula="of:=[.G120]+[.C121]" office:value-type="float" office:value="2722" calcext:value-type="float">
            <text:p>2722</text:p>
          </table:table-cell>
          <table:table-cell table:formula="of:=[.H120]+[.D121]" office:value-type="float" office:value="1432265" calcext:value-type="float">
            <text:p>1432265</text:p>
          </table:table-cell>
          <table:table-cell table:formula="of:=[.I120]+[.E121]" office:value-type="float" office:value="87182" calcext:value-type="float">
            <text:p>87182</text:p>
          </table:table-cell>
          <table:table-cell table:formula="of:=ROUND(SUM([.F108:.F121])/14;0)" office:value-type="float" office:value="224979" calcext:value-type="float">
            <text:p>224979</text:p>
          </table:table-cell>
          <table:table-cell table:formula="of:=ROUND(SUM([.G108:.G121])/14;0)" office:value-type="float" office:value="2073" calcext:value-type="float">
            <text:p>2073</text:p>
          </table:table-cell>
          <table:table-cell table:formula="of:=ROUND(SUM([.H108:.H121])/14;0)" office:value-type="float" office:value="1288895" calcext:value-type="float">
            <text:p>1288895</text:p>
          </table:table-cell>
          <table:table-cell table:formula="of:=ROUND(SUM([.I108:.I121])/14;0)" office:value-type="float" office:value="75507" calcext:value-type="float">
            <text:p>75507</text:p>
          </table:table-cell>
          <table:table-cell table:style-name="Default" table:number-columns-repeated="51"/>
        </table:table-row>
        <table:table-row table:style-name="ro1">
          <table:table-cell table:style-name="ce3" office:value-type="date" office:date-value="2020-05-19" calcext:value-type="date">
            <text:p>май 19 </text:p>
          </table:table-cell>
          <table:table-cell table:style-name="ce5" office:value-type="float" office:value="9303" calcext:value-type="float">
            <text:p>9 303 </text:p>
          </table:table-cell>
          <table:table-cell table:style-name="ce5" office:value-type="float" office:value="115" calcext:value-type="float">
            <text:p>115 </text:p>
          </table:table-cell>
          <table:table-cell table:style-name="ce5" office:value-type="float" office:value="45251" calcext:value-type="float">
            <text:p>45 251 </text:p>
          </table:table-cell>
          <table:table-cell table:style-name="ce5" office:value-type="float" office:value="2092" calcext:value-type="float">
            <text:p>2 092 </text:p>
          </table:table-cell>
          <table:table-cell table:formula="of:=[.F121]+[.B122]" office:value-type="float" office:value="299941" calcext:value-type="float">
            <text:p>299 941</text:p>
          </table:table-cell>
          <table:table-cell table:formula="of:=[.G121]+[.C122]" office:value-type="float" office:value="2837" calcext:value-type="float">
            <text:p>2837</text:p>
          </table:table-cell>
          <table:table-cell table:formula="of:=[.H121]+[.D122]" office:value-type="float" office:value="1477516" calcext:value-type="float">
            <text:p>1477516</text:p>
          </table:table-cell>
          <table:table-cell table:formula="of:=[.I121]+[.E122]" office:value-type="float" office:value="89274" calcext:value-type="float">
            <text:p>89274</text:p>
          </table:table-cell>
          <table:table-cell table:formula="of:=ROUND(SUM([.F109:.F122])/14;0)" office:value-type="float" office:value="235305" calcext:value-type="float">
            <text:p>235305</text:p>
          </table:table-cell>
          <table:table-cell table:formula="of:=ROUND(SUM([.G109:.G122])/14;0)" office:value-type="float" office:value="2172" calcext:value-type="float">
            <text:p>2172</text:p>
          </table:table-cell>
          <table:table-cell table:formula="of:=ROUND(SUM([.H109:.H122])/14;0)" office:value-type="float" office:value="1311933" calcext:value-type="float">
            <text:p>1311933</text:p>
          </table:table-cell>
          <table:table-cell table:formula="of:=ROUND(SUM([.I109:.I122])/14;0)" office:value-type="float" office:value="77462" calcext:value-type="float">
            <text:p>77462</text:p>
          </table:table-cell>
          <table:table-cell table:style-name="Default" table:number-columns-repeated="51"/>
        </table:table-row>
        <table:table-row table:style-name="ro1" table:number-rows-repeated="23">
          <table:table-cell table:style-name="ce3"/>
          <table:table-cell table:style-name="ce5" table:number-columns-repeated="4"/>
          <table:table-cell table:number-columns-repeated="6"/>
          <table:table-cell table:style-name="Default" table:number-columns-repeated="53"/>
        </table:table-row>
        <table:table-row table:style-name="ro1" table:number-rows-repeated="312">
          <table:table-cell table:number-columns-repeated="11"/>
          <table:table-cell table:style-name="Default" table:number-columns-repeated="53"/>
        </table:table-row>
        <table:table-row table:style-name="ro1" table:number-rows-repeated="1048118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 </number:text>
      <number:day/>
      <number:text> </number:text>
    </number:date-style>
    <number:number-style style:name="N108" number:title="User-defined">
      <number:number number:decimal-places="0" loext:min-decimal-places="0" number:min-integer-digits="1" number:grouping="true"/>
      <number:text> </number:text>
    </number:number-style>
    <number:number-style style:name="N109" number:title="User-defined">
      <number:number number:decimal-places="1" loext:min-decimal-places="1" number:min-integer-digits="1" number:grouping="true"/>
    </number:number-style>
    <number:number-style style:name="N110" number:title="User-defined">
      <number:number number:decimal-places="1" loext:min-decimal-places="1" number:min-integer-digits="1" number:grouping="true"/>
      <number:text> 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9">00.00.0000</text:date>, <text:time style:data-style-name="N2" text:time-value="14:33:44.59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4-09T19:34:47.567000000</meta:creation-date>
    <dc:title>Arkusz</dc:title>
    <meta:editing-duration>PT7H16M47S</meta:editing-duration>
    <meta:editing-cycles>70</meta:editing-cycles>
    <meta:generator>LibreOffice/6.4.4.2$Windows_X86_64 LibreOffice_project/3d775be2011f3886db32dfd395a6a6d1ca2630ff</meta:generator>
    <dc:date>2020-05-29T15:25:43.122000000</dc:date>
    <meta:document-statistic meta:table-count="1" meta:cell-count="1321" meta:object-count="4"/>
    <meta:template xlink:type="simple" xlink:actuate="onRequest" xlink:title="Arkusz" xlink:href="file:///C:/Users/witek/AppData/Roaming/LibreOffice/4/user/template/Arkusz.ots" meta:date="2020-04-09T19:34:47.348000000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49cm" svg:height="18.275cm" xlink:href=".." xlink:type="simple" chart:class="chart:line" chart:style-name="ch1">
        <chart:legend chart:legend-position="end" svg:x="26.172cm" svg:y="8.838cm" style:legend-expansion="high" chart:style-name="ch2"/>
        <chart:plot-area chart:style-name="ch3" table:cell-range-address="Europa.J1:Europa.J122" chart:data-source-has-labels="row" svg:x="0.649cm" svg:y="0.365cm" svg:width="24.874cm" svg:height="17.545cm">
          <chartooo:coordinate-region svg:x="2.011cm" svg:y="0.486cm" svg:width="23.512cm" svg:height="16.42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uropa.J4:Europa.J122" chart:label-cell-address="Europa.J1:Europa.J3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z 2. tygodni RUS Cases</text:p>
                <text:list>
                  <text:list-item>
                    <text:p>Średnia z 2. tygodni</text:p>
                  </text:list-item>
                  <text:list-item>
                    <text:p>RUS</text:p>
                  </text:list-item>
                  <text:list-item>
                    <text:p>Cases</text:p>
                  </text:list-item>
                </text:list>
                <draw:g>
                  <svg:desc>Europa.J1:Europa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uropa.J4:Europa.J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54">
                <text:p>15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19">
                <text:p>41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26">
                <text:p>526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31">
                <text:p>63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16">
                <text:p>91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04">
                <text:p>110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343">
                <text:p>134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621">
                <text:p>162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937">
                <text:p>193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291">
                <text:p>229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713">
                <text:p>27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201">
                <text:p>320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865">
                <text:p>386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642">
                <text:p>464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522">
                <text:p>552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539">
                <text:p>653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7738">
                <text:p>7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115">
                <text:p>91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0697">
                <text:p>1069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494">
                <text:p>12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4527">
                <text:p>1452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6859">
                <text:p>1685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82">
                <text:p>1958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2258">
                <text:p>222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5573">
                <text:p>2557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181">
                <text:p>2918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2941">
                <text:p>329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6991">
                <text:p>3699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0922">
                <text:p>4092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124">
                <text:p>4512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50039">
                <text:p>5003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5215">
                <text:p>5521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0565">
                <text:p>605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6177">
                <text:p>661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72064">
                <text:p>7206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8297">
                <text:p>782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4857">
                <text:p>8485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2172">
                <text:p>92172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9501">
                <text:p>995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7210">
                <text:p>10721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5381">
                <text:p>11538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3896">
                <text:p>1238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33183">
                <text:p>1331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42831">
                <text:p>14283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52414">
                <text:p>15241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62318">
                <text:p>16231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72520">
                <text:p>17252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82928">
                <text:p>18292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93526">
                <text:p>19352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04093">
                <text:p>20409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4595">
                <text:p>21459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4979">
                <text:p>22497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5305">
                <text:p>2353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703cm" svg:height="18.395cm" xlink:href=".." xlink:type="simple" chart:class="chart:line" chart:style-name="ch1">
        <chart:legend chart:legend-position="end" svg:x="29.454cm" svg:y="8.898cm" style:legend-expansion="high" chart:style-name="ch2"/>
        <chart:plot-area chart:style-name="ch3" table:cell-range-address="Europa.K2:Europa.K122" chart:data-source-has-labels="row" svg:x="0.654cm" svg:y="0.367cm" svg:width="28.146cm" svg:height="17.661cm">
          <chartooo:coordinate-region svg:x="1.646cm" svg:y="0.488cm" svg:width="27.154cm" svg:height="16.53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uropa.K4:Europa.K122" chart:label-cell-address="Europa.K2:Europa.K3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US Deaths</text:p>
                <text:list>
                  <text:list-item>
                    <text:p>RUS</text:p>
                  </text:list-item>
                  <text:list-item>
                    <text:p>Deaths</text:p>
                  </text:list-item>
                </text:list>
                <draw:g>
                  <svg:desc>Europa.K2:Europa.K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uropa.K4:Europa.K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9">
                <text:p>27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53">
                <text:p>35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92">
                <text:p>39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38">
                <text:p>43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88">
                <text:p>4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43">
                <text:p>54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604">
                <text:p>60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32">
                <text:p>732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98">
                <text:p>79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69">
                <text:p>86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40">
                <text:p>94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13">
                <text:p>10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90">
                <text:p>109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69">
                <text:p>1169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56">
                <text:p>125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344">
                <text:p>134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430">
                <text:p>143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520">
                <text:p>152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696">
                <text:p>1696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785">
                <text:p>178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879">
                <text:p>1879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76">
                <text:p>197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73">
                <text:p>207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172">
                <text:p>217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14cm" svg:height="18.514cm" xlink:href=".." xlink:type="simple" chart:class="chart:line" chart:style-name="ch1">
        <chart:legend chart:legend-position="end" svg:x="29.771cm" svg:y="8.958cm" style:legend-expansion="high" chart:style-name="ch2"/>
        <chart:plot-area chart:style-name="ch3" table:cell-range-address="Europa.L2:Europa.L122" chart:data-source-has-labels="row" svg:x="0.658cm" svg:y="0.37cm" svg:width="28.455cm" svg:height="17.774cm">
          <chartooo:coordinate-region svg:x="2.205cm" svg:y="0.491cm" svg:width="26.908cm" svg:height="16.65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uropa.L4:Europa.L122" chart:label-cell-address="Europa.L2:Europa.L3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 Cases</text:p>
                <text:list>
                  <text:list-item>
                    <text:p>USA</text:p>
                  </text:list-item>
                  <text:list-item>
                    <text:p>Cases</text:p>
                  </text:list-item>
                </text:list>
                <draw:g>
                  <svg:desc>Europa.L2:Europa.L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uropa.L4:Europa.L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37">
                <text:p>13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1">
                <text:p>4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66">
                <text:p>56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82">
                <text:p>68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172">
                <text:p>11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669">
                <text:p>16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404">
                <text:p>24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476">
                <text:p>34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48">
                <text:p>454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788">
                <text:p>678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766">
                <text:p>9766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3424">
                <text:p>134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7895">
                <text:p>178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2685">
                <text:p>2268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8653">
                <text:p>2865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5913">
                <text:p>3591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4555">
                <text:p>445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54350">
                <text:p>5435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65755">
                <text:p>657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8627">
                <text:p>78627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3138">
                <text:p>931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09316">
                <text:p>10931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7786">
                <text:p>12778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47482">
                <text:p>14748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68314">
                <text:p>16831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90558">
                <text:p>190558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14233">
                <text:p>2142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39773">
                <text:p>23977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6634">
                <text:p>26663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94459">
                <text:p>29445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23164">
                <text:p>32316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52677">
                <text:p>35267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82324">
                <text:p>3823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12094">
                <text:p>4120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42035">
                <text:p>44203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72294">
                <text:p>47229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02405">
                <text:p>5024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32139">
                <text:p>53213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561958">
                <text:p>5619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591500">
                <text:p>59150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20492">
                <text:p>62049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49361">
                <text:p>64936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77897">
                <text:p>67789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06925">
                <text:p>7069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36010">
                <text:p>73601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765088">
                <text:p>76508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794030">
                <text:p>79403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22595">
                <text:p>82259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51350">
                <text:p>85135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80050">
                <text:p>88005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908516">
                <text:p>90851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37238">
                <text:p>937238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66075">
                <text:p>96607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4238">
                <text:p>9942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22275">
                <text:p>102227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49812">
                <text:p>104981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77319">
                <text:p>107731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2069">
                <text:p>110206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26351">
                <text:p>112635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50449">
                <text:p>115044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74634">
                <text:p>117463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98643">
                <text:p>119864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21941">
                <text:p>122194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44458">
                <text:p>124445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6999">
                <text:p>126699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88895">
                <text:p>12888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11933">
                <text:p>131193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4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105cm" svg:height="18.621cm" xlink:href=".." xlink:type="simple" chart:class="chart:line" chart:style-name="ch1">
        <chart:legend chart:legend-position="end" svg:x="29.856cm" svg:y="9.011cm" style:legend-expansion="high" chart:style-name="ch2"/>
        <chart:plot-area chart:style-name="ch3" table:cell-range-address="Europa.M2:Europa.M122" chart:data-source-has-labels="row" svg:x="0.662cm" svg:y="0.372cm" svg:width="28.532cm" svg:height="17.877cm">
          <chartooo:coordinate-region svg:x="1.839cm" svg:y="0.493cm" svg:width="27.355cm" svg:height="16.75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uropa.M4:Europa.M122" chart:label-cell-address="Europa.M2:Europa.M3" chart:class="chart:line">
            <chart:data-point chart:repeated="11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SA Deaths</text:p>
                <text:list>
                  <text:list-item>
                    <text:p>USA</text:p>
                  </text:list-item>
                  <text:list-item>
                    <text:p>Deaths</text:p>
                  </text:list-item>
                </text:list>
                <draw:g>
                  <svg:desc>Europa.M2:Europa.M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Europa.M4:Europa.M1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81">
                <text:p>18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96">
                <text:p>39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12">
                <text:p>51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60">
                <text:p>66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27">
                <text:p>827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027">
                <text:p>10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94">
                <text:p>129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626">
                <text:p>162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030">
                <text:p>203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517">
                <text:p>251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085">
                <text:p>308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734">
                <text:p>3734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461">
                <text:p>446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5308">
                <text:p>530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7381">
                <text:p>738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584">
                <text:p>858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894">
                <text:p>989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292">
                <text:p>1129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765">
                <text:p>1276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4338">
                <text:p>1433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6012">
                <text:p>160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7764">
                <text:p>1776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579">
                <text:p>1957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1425">
                <text:p>214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3305">
                <text:p>2330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5216">
                <text:p>2521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7169">
                <text:p>27169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9143">
                <text:p>291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1105">
                <text:p>3110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3082">
                <text:p>3308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5049">
                <text:p>350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6992">
                <text:p>36992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8922">
                <text:p>3892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0819">
                <text:p>4081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2755">
                <text:p>4275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4686">
                <text:p>446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6827">
                <text:p>4682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8720">
                <text:p>4872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50579">
                <text:p>5057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52372">
                <text:p>5237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4166">
                <text:p>5416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55940">
                <text:p>5594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57786">
                <text:p>5778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59868">
                <text:p>5986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1935">
                <text:p>619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4041">
                <text:p>6404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6123">
                <text:p>6612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68142">
                <text:p>6814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70055">
                <text:p>7005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71941">
                <text:p>7194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73617">
                <text:p>736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75507">
                <text:p>75507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7462">
                <text:p>77462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4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